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t_lstm_player_ranking_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playerId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e value</text:p>
          </table:table-cell>
          <table:table-cell office:value-type="string" calcext:value-type="string">
            <text:p>impact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rik Karlsson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769.32" calcext:value-type="float">
            <text:p>1769.32</text:p>
          </table:table-cell>
          <table:table-cell office:value-type="float" office:value="587.491" calcext:value-type="float">
            <text:p>587.491</text:p>
          </table:table-cell>
          <table:table-cell table:formula="of:=[.F2]-[.G2]" office:value-type="float" office:value="1181.829" calcext:value-type="float">
            <text:p>1181.829</text:p>
          </table:table-cell>
          <table:table-cell table:formula="of:=CORREL([.F2:.F891];[.E2:.E891])" office:value-type="float" office:value="0.907860638859926" calcext:value-type="float">
            <text:p>0.9078606389</text:p>
          </table:table-cell>
          <table:table-cell table:formula="of:=CORREL([.G2:.G891];[.E2:.E891])" office:value-type="float" office:value="0.94745530791778" calcext:value-type="float">
            <text:p>0.9474553079</text:p>
          </table:table-cell>
          <table:table-cell table:formula="of:=CORREL([.H2:.H891];[.E2:.E891])" office:value-type="float" office:value="0.869463650711817" calcext:value-type="float">
            <text:p>0.8694636507</text:p>
          </table:table-cell>
          <table:table-cell table:formula="of:=CORREL([.H2:.H891];[.D2:.D891])" office:value-type="float" office:value="0.751567534623691" calcext:value-type="float">
            <text:p>0.7515675346</text:p>
          </table:table-cell>
          <table:table-cell table:formula="of:=CORREL([.H2:.H891];[.C2:.C891])" office:value-type="float" office:value="0.864902473988633" calcext:value-type="float">
            <text:p>0.8649024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Oliver Ekman-Larsson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204.94" calcext:value-type="float">
            <text:p>1204.94</text:p>
          </table:table-cell>
          <table:table-cell office:value-type="float" office:value="326.192" calcext:value-type="float">
            <text:p>326.192</text:p>
          </table:table-cell>
          <table:table-cell table:formula="of:=[.F3]-[.G3]" office:value-type="float" office:value="878.748" calcext:value-type="float">
            <text:p>878.748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yson Barri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34.02" calcext:value-type="float">
            <text:p>1234.02</text:p>
          </table:table-cell>
          <table:table-cell office:value-type="float" office:value="356.421" calcext:value-type="float">
            <text:p>356.421</text:p>
          </table:table-cell>
          <table:table-cell table:formula="of:=[.F4]-[.G4]" office:value-type="float" office:value="877.599" calcext:value-type="float">
            <text:p>877.599</text:p>
          </table:table-cell>
          <table:table-cell table:number-columns-repeated="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laude Giroux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297.26" calcext:value-type="float">
            <text:p>1297.26</text:p>
          </table:table-cell>
          <table:table-cell office:value-type="float" office:value="450.453" calcext:value-type="float">
            <text:p>450.453</text:p>
          </table:table-cell>
          <table:table-cell table:formula="of:=[.F5]-[.G5]" office:value-type="float" office:value="846.807" calcext:value-type="float">
            <text:p>846.807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ohnny Gaudreau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305.04" calcext:value-type="float">
            <text:p>1305.04</text:p>
          </table:table-cell>
          <table:table-cell office:value-type="float" office:value="461.516" calcext:value-type="float">
            <text:p>461.516</text:p>
          </table:table-cell>
          <table:table-cell table:formula="of:=[.F6]-[.G6]" office:value-type="float" office:value="843.524" calcext:value-type="float">
            <text:p>843.524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idney Crosby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306.09" calcext:value-type="float">
            <text:p>1306.09</text:p>
          </table:table-cell>
          <table:table-cell office:value-type="float" office:value="469.78" calcext:value-type="float">
            <text:p>469.78</text:p>
          </table:table-cell>
          <table:table-cell table:formula="of:=[.F7]-[.G7]" office:value-type="float" office:value="836.31" calcext:value-type="float">
            <text:p>836.31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yan Suter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56.02" calcext:value-type="float">
            <text:p>1256.02</text:p>
          </table:table-cell>
          <table:table-cell office:value-type="float" office:value="420.515" calcext:value-type="float">
            <text:p>420.515</text:p>
          </table:table-cell>
          <table:table-cell table:formula="of:=[.F8]-[.G8]" office:value-type="float" office:value="835.505" calcext:value-type="float">
            <text:p>835.505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ikkel Boedker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176.74" calcext:value-type="float">
            <text:p>1176.74</text:p>
          </table:table-cell>
          <table:table-cell office:value-type="float" office:value="348.824" calcext:value-type="float">
            <text:p>348.824</text:p>
          </table:table-cell>
          <table:table-cell table:formula="of:=[.F9]-[.G9]" office:value-type="float" office:value="827.916" calcext:value-type="float">
            <text:p>827.916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atrick Kane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1278.38" calcext:value-type="float">
            <text:p>1278.38</text:p>
          </table:table-cell>
          <table:table-cell office:value-type="float" office:value="462.316" calcext:value-type="float">
            <text:p>462.316</text:p>
          </table:table-cell>
          <table:table-cell table:formula="of:=[.F10]-[.G10]" office:value-type="float" office:value="816.064" calcext:value-type="float">
            <text:p>816.064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Shayne Gostisbehere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108.85" calcext:value-type="float">
            <text:p>1108.85</text:p>
          </table:table-cell>
          <table:table-cell office:value-type="float" office:value="319.662" calcext:value-type="float">
            <text:p>319.662</text:p>
          </table:table-cell>
          <table:table-cell table:formula="of:=[.F11]-[.G11]" office:value-type="float" office:value="789.188" calcext:value-type="float">
            <text:p>789.188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enrik Sedin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210.25" calcext:value-type="float">
            <text:p>1210.25</text:p>
          </table:table-cell>
          <table:table-cell office:value-type="float" office:value="436.293" calcext:value-type="float">
            <text:p>436.293</text:p>
          </table:table-cell>
          <table:table-cell table:formula="of:=[.F12]-[.G12]" office:value-type="float" office:value="773.957" calcext:value-type="float">
            <text:p>773.957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aniel Sedin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209.93" calcext:value-type="float">
            <text:p>1209.93</text:p>
          </table:table-cell>
          <table:table-cell office:value-type="float" office:value="443.115" calcext:value-type="float">
            <text:p>443.115</text:p>
          </table:table-cell>
          <table:table-cell table:formula="of:=[.F13]-[.G13]" office:value-type="float" office:value="766.815" calcext:value-type="float">
            <text:p>766.815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hil Kessel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153.46" calcext:value-type="float">
            <text:p>1153.46</text:p>
          </table:table-cell>
          <table:table-cell office:value-type="float" office:value="394.628" calcext:value-type="float">
            <text:p>394.628</text:p>
          </table:table-cell>
          <table:table-cell table:formula="of:=[.F14]-[.G14]" office:value-type="float" office:value="758.832" calcext:value-type="float">
            <text:p>758.832</text:p>
          </table:table-cell>
          <table:table-cell table:number-columns-repeated="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Jakub Voracek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19.48" calcext:value-type="float">
            <text:p>1119.48</text:p>
          </table:table-cell>
          <table:table-cell office:value-type="float" office:value="377.943" calcext:value-type="float">
            <text:p>377.943</text:p>
          </table:table-cell>
          <table:table-cell table:formula="of:=[.F15]-[.G15]" office:value-type="float" office:value="741.537" calcext:value-type="float">
            <text:p>741.537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Nikita Kucherov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113.14" calcext:value-type="float">
            <text:p>1113.14</text:p>
          </table:table-cell>
          <table:table-cell office:value-type="float" office:value="389.975" calcext:value-type="float">
            <text:p>389.975</text:p>
          </table:table-cell>
          <table:table-cell table:formula="of:=[.F16]-[.G16]" office:value-type="float" office:value="723.165" calcext:value-type="float">
            <text:p>723.165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oe Thornton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136.5" calcext:value-type="float">
            <text:p>1136.5</text:p>
          </table:table-cell>
          <table:table-cell office:value-type="float" office:value="420.498" calcext:value-type="float">
            <text:p>420.498</text:p>
          </table:table-cell>
          <table:table-cell table:formula="of:=[.F17]-[.G17]" office:value-type="float" office:value="716.002" calcext:value-type="float">
            <text:p>716.002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Henrik Zetterberg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79.79" calcext:value-type="float">
            <text:p>1079.79</text:p>
          </table:table-cell>
          <table:table-cell office:value-type="float" office:value="368.111" calcext:value-type="float">
            <text:p>368.111</text:p>
          </table:table-cell>
          <table:table-cell table:formula="of:=[.F18]-[.G18]" office:value-type="float" office:value="711.679" calcext:value-type="float">
            <text:p>711.679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.K. Subban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079.92" calcext:value-type="float">
            <text:p>1079.92</text:p>
          </table:table-cell>
          <table:table-cell office:value-type="float" office:value="372.872" calcext:value-type="float">
            <text:p>372.872</text:p>
          </table:table-cell>
          <table:table-cell table:formula="of:=[.F19]-[.G19]" office:value-type="float" office:value="707.048" calcext:value-type="float">
            <text:p>707.048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Mikael Granlund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064.48" calcext:value-type="float">
            <text:p>1064.48</text:p>
          </table:table-cell>
          <table:table-cell office:value-type="float" office:value="361.757" calcext:value-type="float">
            <text:p>361.757</text:p>
          </table:table-cell>
          <table:table-cell table:formula="of:=[.F20]-[.G20]" office:value-type="float" office:value="702.723" calcext:value-type="float">
            <text:p>702.723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rent Burns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052.26" calcext:value-type="float">
            <text:p>1052.26</text:p>
          </table:table-cell>
          <table:table-cell office:value-type="float" office:value="363.162" calcext:value-type="float">
            <text:p>363.162</text:p>
          </table:table-cell>
          <table:table-cell table:formula="of:=[.F21]-[.G21]" office:value-type="float" office:value="689.098" calcext:value-type="float">
            <text:p>689.098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ndrei Markov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02.03" calcext:value-type="float">
            <text:p>1002.03</text:p>
          </table:table-cell>
          <table:table-cell office:value-type="float" office:value="322.938" calcext:value-type="float">
            <text:p>322.938</text:p>
          </table:table-cell>
          <table:table-cell table:formula="of:=[.F22]-[.G22]" office:value-type="float" office:value="679.092" calcext:value-type="float">
            <text:p>679.092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Vladimir Tarasenko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108.36" calcext:value-type="float">
            <text:p>1108.36</text:p>
          </table:table-cell>
          <table:table-cell office:value-type="float" office:value="430.699" calcext:value-type="float">
            <text:p>430.699</text:p>
          </table:table-cell>
          <table:table-cell table:formula="of:=[.F23]-[.G23]" office:value-type="float" office:value="677.661" calcext:value-type="float">
            <text:p>677.6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ylor Hall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089.91" calcext:value-type="float">
            <text:p>1089.91</text:p>
          </table:table-cell>
          <table:table-cell office:value-type="float" office:value="414.227" calcext:value-type="float">
            <text:p>414.227</text:p>
          </table:table-cell>
          <table:table-cell table:formula="of:=[.F24]-[.G24]" office:value-type="float" office:value="675.683" calcext:value-type="float">
            <text:p>675.683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azem Kadri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056.24" calcext:value-type="float">
            <text:p>1056.24</text:p>
          </table:table-cell>
          <table:table-cell office:value-type="float" office:value="383.594" calcext:value-type="float">
            <text:p>383.594</text:p>
          </table:table-cell>
          <table:table-cell table:formula="of:=[.F25]-[.G25]" office:value-type="float" office:value="672.646" calcext:value-type="float">
            <text:p>672.646</text:p>
          </table:table-cell>
          <table:table-cell table:number-columns-repeated="5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Kris Letang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003.88" calcext:value-type="float">
            <text:p>1003.88</text:p>
          </table:table-cell>
          <table:table-cell office:value-type="float" office:value="338.004" calcext:value-type="float">
            <text:p>338.004</text:p>
          </table:table-cell>
          <table:table-cell table:formula="of:=[.F26]-[.G26]" office:value-type="float" office:value="665.876" calcext:value-type="float">
            <text:p>665.876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orey Kru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971.515" calcext:value-type="float">
            <text:p>971.515</text:p>
          </table:table-cell>
          <table:table-cell office:value-type="float" office:value="306.101" calcext:value-type="float">
            <text:p>306.101</text:p>
          </table:table-cell>
          <table:table-cell table:formula="of:=[.F27]-[.G27]" office:value-type="float" office:value="665.414" calcext:value-type="float">
            <text:p>665.414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Joe Pavelski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051.25" calcext:value-type="float">
            <text:p>1051.25</text:p>
          </table:table-cell>
          <table:table-cell office:value-type="float" office:value="389.042" calcext:value-type="float">
            <text:p>389.042</text:p>
          </table:table-cell>
          <table:table-cell table:formula="of:=[.F28]-[.G28]" office:value-type="float" office:value="662.208" calcext:value-type="float">
            <text:p>662.208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Evgeni Malki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033.4" calcext:value-type="float">
            <text:p>1033.4</text:p>
          </table:table-cell>
          <table:table-cell office:value-type="float" office:value="377.384" calcext:value-type="float">
            <text:p>377.384</text:p>
          </table:table-cell>
          <table:table-cell table:formula="of:=[.F29]-[.G29]" office:value-type="float" office:value="656.016" calcext:value-type="float">
            <text:p>656.016</text:p>
          </table:table-cell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Jack Eichel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972.506" calcext:value-type="float">
            <text:p>972.506</text:p>
          </table:table-cell>
          <table:table-cell office:value-type="float" office:value="327.542" calcext:value-type="float">
            <text:p>327.542</text:p>
          </table:table-cell>
          <table:table-cell table:formula="of:=[.F30]-[.G30]" office:value-type="float" office:value="644.964" calcext:value-type="float">
            <text:p>644.964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Keith Yandl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922.471" calcext:value-type="float">
            <text:p>922.471</text:p>
          </table:table-cell>
          <table:table-cell office:value-type="float" office:value="279.417" calcext:value-type="float">
            <text:p>279.417</text:p>
          </table:table-cell>
          <table:table-cell table:formula="of:=[.F31]-[.G31]" office:value-type="float" office:value="643.054" calcext:value-type="float">
            <text:p>643.054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even Stamkos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09.42" calcext:value-type="float">
            <text:p>1009.42</text:p>
          </table:table-cell>
          <table:table-cell office:value-type="float" office:value="367.841" calcext:value-type="float">
            <text:p>367.841</text:p>
          </table:table-cell>
          <table:table-cell table:formula="of:=[.F32]-[.G32]" office:value-type="float" office:value="641.579" calcext:value-type="float">
            <text:p>641.579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ustin Byfuglien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987.974" calcext:value-type="float">
            <text:p>987.974</text:p>
          </table:table-cell>
          <table:table-cell office:value-type="float" office:value="351.281" calcext:value-type="float">
            <text:p>351.281</text:p>
          </table:table-cell>
          <table:table-cell table:formula="of:=[.F33]-[.G33]" office:value-type="float" office:value="636.693" calcext:value-type="float">
            <text:p>636.693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x Galchenyuk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91.237" calcext:value-type="float">
            <text:p>991.237</text:p>
          </table:table-cell>
          <table:table-cell office:value-type="float" office:value="356.37" calcext:value-type="float">
            <text:p>356.37</text:p>
          </table:table-cell>
          <table:table-cell table:formula="of:=[.F34]-[.G34]" office:value-type="float" office:value="634.867" calcext:value-type="float">
            <text:p>634.867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A Parenteau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937.163" calcext:value-type="float">
            <text:p>937.163</text:p>
          </table:table-cell>
          <table:table-cell office:value-type="float" office:value="304.268" calcext:value-type="float">
            <text:p>304.268</text:p>
          </table:table-cell>
          <table:table-cell table:formula="of:=[.F35]-[.G35]" office:value-type="float" office:value="632.895" calcext:value-type="float">
            <text:p>632.895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Zach Paris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61.434" calcext:value-type="float">
            <text:p>961.434</text:p>
          </table:table-cell>
          <table:table-cell office:value-type="float" office:value="329.296" calcext:value-type="float">
            <text:p>329.296</text:p>
          </table:table-cell>
          <table:table-cell table:formula="of:=[.F36]-[.G36]" office:value-type="float" office:value="632.138" calcext:value-type="float">
            <text:p>632.138</text:p>
          </table:table-cell>
          <table:table-cell table:number-columns-repeated="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Alex Ovechkin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967.455" calcext:value-type="float">
            <text:p>967.455</text:p>
          </table:table-cell>
          <table:table-cell office:value-type="float" office:value="346.231" calcext:value-type="float">
            <text:p>346.231</text:p>
          </table:table-cell>
          <table:table-cell table:formula="of:=[.F37]-[.G37]" office:value-type="float" office:value="621.224" calcext:value-type="float">
            <text:p>621.224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avid Krejci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959.393" calcext:value-type="float">
            <text:p>959.393</text:p>
          </table:table-cell>
          <table:table-cell office:value-type="float" office:value="345.605" calcext:value-type="float">
            <text:p>345.605</text:p>
          </table:table-cell>
          <table:table-cell table:formula="of:=[.F38]-[.G38]" office:value-type="float" office:value="613.788" calcext:value-type="float">
            <text:p>613.788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oman Josi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85.181" calcext:value-type="float">
            <text:p>885.181</text:p>
          </table:table-cell>
          <table:table-cell office:value-type="float" office:value="283.266" calcext:value-type="float">
            <text:p>283.266</text:p>
          </table:table-cell>
          <table:table-cell table:formula="of:=[.F39]-[.G39]" office:value-type="float" office:value="601.915" calcext:value-type="float">
            <text:p>601.915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lake Wheeler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988.144" calcext:value-type="float">
            <text:p>988.144</text:p>
          </table:table-cell>
          <table:table-cell office:value-type="float" office:value="387.578" calcext:value-type="float">
            <text:p>387.578</text:p>
          </table:table-cell>
          <table:table-cell table:formula="of:=[.F40]-[.G40]" office:value-type="float" office:value="600.566" calcext:value-type="float">
            <text:p>600.566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athan MacKinno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949.878" calcext:value-type="float">
            <text:p>949.878</text:p>
          </table:table-cell>
          <table:table-cell office:value-type="float" office:value="356.276" calcext:value-type="float">
            <text:p>356.276</text:p>
          </table:table-cell>
          <table:table-cell table:formula="of:=[.F41]-[.G41]" office:value-type="float" office:value="593.602" calcext:value-type="float">
            <text:p>593.602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atrick Marleau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928.79" calcext:value-type="float">
            <text:p>928.79</text:p>
          </table:table-cell>
          <table:table-cell office:value-type="float" office:value="335.476" calcext:value-type="float">
            <text:p>335.476</text:p>
          </table:table-cell>
          <table:table-cell table:formula="of:=[.F42]-[.G42]" office:value-type="float" office:value="593.314" calcext:value-type="float">
            <text:p>593.314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erick Brassard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18.494" calcext:value-type="float">
            <text:p>918.494</text:p>
          </table:table-cell>
          <table:table-cell office:value-type="float" office:value="325.665" calcext:value-type="float">
            <text:p>325.665</text:p>
          </table:table-cell>
          <table:table-cell table:formula="of:=[.F43]-[.G43]" office:value-type="float" office:value="592.829" calcext:value-type="float">
            <text:p>592.829</text:p>
          </table:table-cell>
          <table:table-cell table:number-columns-repeated="5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Artemi Panarin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950.578" calcext:value-type="float">
            <text:p>950.578</text:p>
          </table:table-cell>
          <table:table-cell office:value-type="float" office:value="362.678" calcext:value-type="float">
            <text:p>362.678</text:p>
          </table:table-cell>
          <table:table-cell table:formula="of:=[.F44]-[.G44]" office:value-type="float" office:value="587.9" calcext:value-type="float">
            <text:p>587.9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Mats Zuccarello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905.642" calcext:value-type="float">
            <text:p>905.642</text:p>
          </table:table-cell>
          <table:table-cell office:value-type="float" office:value="320.05" calcext:value-type="float">
            <text:p>320.05</text:p>
          </table:table-cell>
          <table:table-cell table:formula="of:=[.F45]-[.G45]" office:value-type="float" office:value="585.592" calcext:value-type="float">
            <text:p>585.592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John Tavares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897.901" calcext:value-type="float">
            <text:p>897.901</text:p>
          </table:table-cell>
          <table:table-cell office:value-type="float" office:value="317.946" calcext:value-type="float">
            <text:p>317.946</text:p>
          </table:table-cell>
          <table:table-cell table:formula="of:=[.F46]-[.G46]" office:value-type="float" office:value="579.955" calcext:value-type="float">
            <text:p>579.95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bby Ryan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894.469" calcext:value-type="float">
            <text:p>894.469</text:p>
          </table:table-cell>
          <table:table-cell office:value-type="float" office:value="315.548" calcext:value-type="float">
            <text:p>315.548</text:p>
          </table:table-cell>
          <table:table-cell table:formula="of:=[.F47]-[.G47]" office:value-type="float" office:value="578.921" calcext:value-type="float">
            <text:p>578.921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att Duchen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898.842" calcext:value-type="float">
            <text:p>898.842</text:p>
          </table:table-cell>
          <table:table-cell office:value-type="float" office:value="322.318" calcext:value-type="float">
            <text:p>322.318</text:p>
          </table:table-cell>
          <table:table-cell table:formula="of:=[.F48]-[.G48]" office:value-type="float" office:value="576.524" calcext:value-type="float">
            <text:p>576.524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Mike Hoffma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950.336" calcext:value-type="float">
            <text:p>950.336</text:p>
          </table:table-cell>
          <table:table-cell office:value-type="float" office:value="373.829" calcext:value-type="float">
            <text:p>373.829</text:p>
          </table:table-cell>
          <table:table-cell table:formula="of:=[.F49]-[.G49]" office:value-type="float" office:value="576.507" calcext:value-type="float">
            <text:p>576.507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Ryan Johansen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72.28" calcext:value-type="float">
            <text:p>872.28</text:p>
          </table:table-cell>
          <table:table-cell office:value-type="float" office:value="296.009" calcext:value-type="float">
            <text:p>296.009</text:p>
          </table:table-cell>
          <table:table-cell table:formula="of:=[.F50]-[.G50]" office:value-type="float" office:value="576.271" calcext:value-type="float">
            <text:p>576.271</text:p>
          </table:table-cell>
          <table:table-cell table:number-columns-repeated="5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Max Domi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843.747" calcext:value-type="float">
            <text:p>843.747</text:p>
          </table:table-cell>
          <table:table-cell office:value-type="float" office:value="270.594" calcext:value-type="float">
            <text:p>270.594</text:p>
          </table:table-cell>
          <table:table-cell table:formula="of:=[.F51]-[.G51]" office:value-type="float" office:value="573.153" calcext:value-type="float">
            <text:p>573.153</text:p>
          </table:table-cell>
          <table:table-cell table:number-columns-repeated="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Nicklas Backstrom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76.478" calcext:value-type="float">
            <text:p>876.478</text:p>
          </table:table-cell>
          <table:table-cell office:value-type="float" office:value="304.059" calcext:value-type="float">
            <text:p>304.059</text:p>
          </table:table-cell>
          <table:table-cell table:formula="of:=[.F52]-[.G52]" office:value-type="float" office:value="572.419" calcext:value-type="float">
            <text:p>572.419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rew Doughty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892.872" calcext:value-type="float">
            <text:p>892.872</text:p>
          </table:table-cell>
          <table:table-cell office:value-type="float" office:value="322.754" calcext:value-type="float">
            <text:p>322.754</text:p>
          </table:table-cell>
          <table:table-cell table:formula="of:=[.F53]-[.G53]" office:value-type="float" office:value="570.118" calcext:value-type="float">
            <text:p>570.118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Jake Gardin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40.701" calcext:value-type="float">
            <text:p>840.701</text:p>
          </table:table-cell>
          <table:table-cell office:value-type="float" office:value="278.272" calcext:value-type="float">
            <text:p>278.272</text:p>
          </table:table-cell>
          <table:table-cell table:formula="of:=[.F54]-[.G54]" office:value-type="float" office:value="562.429" calcext:value-type="float">
            <text:p>562.429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ohn Klingberg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790.286" calcext:value-type="float">
            <text:p>790.286</text:p>
          </table:table-cell>
          <table:table-cell office:value-type="float" office:value="230.545" calcext:value-type="float">
            <text:p>230.545</text:p>
          </table:table-cell>
          <table:table-cell table:formula="of:=[.F55]-[.G55]" office:value-type="float" office:value="559.741" calcext:value-type="float">
            <text:p>559.741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Evgeny Kuznetsov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881.369" calcext:value-type="float">
            <text:p>881.369</text:p>
          </table:table-cell>
          <table:table-cell office:value-type="float" office:value="326.939" calcext:value-type="float">
            <text:p>326.939</text:p>
          </table:table-cell>
          <table:table-cell table:formula="of:=[.F56]-[.G56]" office:value-type="float" office:value="554.43" calcext:value-type="float">
            <text:p>554.43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nze Kopitar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935.689" calcext:value-type="float">
            <text:p>935.689</text:p>
          </table:table-cell>
          <table:table-cell office:value-type="float" office:value="385.258" calcext:value-type="float">
            <text:p>385.258</text:p>
          </table:table-cell>
          <table:table-cell table:formula="of:=[.F57]-[.G57]" office:value-type="float" office:value="550.431" calcext:value-type="float">
            <text:p>550.431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ason Spezza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831.081" calcext:value-type="float">
            <text:p>831.081</text:p>
          </table:table-cell>
          <table:table-cell office:value-type="float" office:value="281.038" calcext:value-type="float">
            <text:p>281.038</text:p>
          </table:table-cell>
          <table:table-cell table:formula="of:=[.F58]-[.G58]" office:value-type="float" office:value="550.043" calcext:value-type="float">
            <text:p>550.043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Mikko Koivu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890.628" calcext:value-type="float">
            <text:p>890.628</text:p>
          </table:table-cell>
          <table:table-cell office:value-type="float" office:value="344.154" calcext:value-type="float">
            <text:p>344.154</text:p>
          </table:table-cell>
          <table:table-cell table:formula="of:=[.F59]-[.G59]" office:value-type="float" office:value="546.474" calcext:value-type="float">
            <text:p>546.474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Jarome Iginla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798.765" calcext:value-type="float">
            <text:p>798.765</text:p>
          </table:table-cell>
          <table:table-cell office:value-type="float" office:value="262.614" calcext:value-type="float">
            <text:p>262.614</text:p>
          </table:table-cell>
          <table:table-cell table:formula="of:=[.F60]-[.G60]" office:value-type="float" office:value="536.151" calcext:value-type="float">
            <text:p>536.151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ark Giordano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835.292" calcext:value-type="float">
            <text:p>835.292</text:p>
          </table:table-cell>
          <table:table-cell office:value-type="float" office:value="303.376" calcext:value-type="float">
            <text:p>303.376</text:p>
          </table:table-cell>
          <table:table-cell table:formula="of:=[.F61]-[.G61]" office:value-type="float" office:value="531.916" calcext:value-type="float">
            <text:p>531.91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ick Leddy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85.017" calcext:value-type="float">
            <text:p>785.017</text:p>
          </table:table-cell>
          <table:table-cell office:value-type="float" office:value="253.114" calcext:value-type="float">
            <text:p>253.114</text:p>
          </table:table-cell>
          <table:table-cell table:formula="of:=[.F62]-[.G62]" office:value-type="float" office:value="531.903" calcext:value-type="float">
            <text:p>531.903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avel Datsyuk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40.146" calcext:value-type="float">
            <text:p>840.146</text:p>
          </table:table-cell>
          <table:table-cell office:value-type="float" office:value="309.67" calcext:value-type="float">
            <text:p>309.67</text:p>
          </table:table-cell>
          <table:table-cell table:formula="of:=[.F63]-[.G63]" office:value-type="float" office:value="530.476" calcext:value-type="float">
            <text:p>530.476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athieu Perreault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827.877" calcext:value-type="float">
            <text:p>827.877</text:p>
          </table:table-cell>
          <table:table-cell office:value-type="float" office:value="298.222" calcext:value-type="float">
            <text:p>298.222</text:p>
          </table:table-cell>
          <table:table-cell table:formula="of:=[.F64]-[.G64]" office:value-type="float" office:value="529.655" calcext:value-type="float">
            <text:p>529.65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x Pacioretty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885.97" calcext:value-type="float">
            <text:p>885.97</text:p>
          </table:table-cell>
          <table:table-cell office:value-type="float" office:value="362.75" calcext:value-type="float">
            <text:p>362.75</text:p>
          </table:table-cell>
          <table:table-cell table:formula="of:=[.F65]-[.G65]" office:value-type="float" office:value="523.22" calcext:value-type="float">
            <text:p>523.22</text:p>
          </table:table-cell>
          <table:table-cell table:number-columns-repeated="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Brayden Schenn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808.869" calcext:value-type="float">
            <text:p>808.869</text:p>
          </table:table-cell>
          <table:table-cell office:value-type="float" office:value="287.395" calcext:value-type="float">
            <text:p>287.395</text:p>
          </table:table-cell>
          <table:table-cell table:formula="of:=[.F66]-[.G66]" office:value-type="float" office:value="521.474" calcext:value-type="float">
            <text:p>521.474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yan Getzlaf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834.599" calcext:value-type="float">
            <text:p>834.599</text:p>
          </table:table-cell>
          <table:table-cell office:value-type="float" office:value="315.75" calcext:value-type="float">
            <text:p>315.75</text:p>
          </table:table-cell>
          <table:table-cell table:formula="of:=[.F67]-[.G67]" office:value-type="float" office:value="518.849" calcext:value-type="float">
            <text:p>518.849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asmus Ristolainen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727.038" calcext:value-type="float">
            <text:p>727.038</text:p>
          </table:table-cell>
          <table:table-cell office:value-type="float" office:value="208.801" calcext:value-type="float">
            <text:p>208.801</text:p>
          </table:table-cell>
          <table:table-cell table:formula="of:=[.F68]-[.G68]" office:value-type="float" office:value="518.237" calcext:value-type="float">
            <text:p>518.237</text:p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Mike Green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70.424" calcext:value-type="float">
            <text:p>770.424</text:p>
          </table:table-cell>
          <table:table-cell office:value-type="float" office:value="252.586" calcext:value-type="float">
            <text:p>252.586</text:p>
          </table:table-cell>
          <table:table-cell table:formula="of:=[.F69]-[.G69]" office:value-type="float" office:value="517.838" calcext:value-type="float">
            <text:p>517.838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Brian Campbel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747.778" calcext:value-type="float">
            <text:p>747.778</text:p>
          </table:table-cell>
          <table:table-cell office:value-type="float" office:value="232.467" calcext:value-type="float">
            <text:p>232.467</text:p>
          </table:table-cell>
          <table:table-cell table:formula="of:=[.F70]-[.G70]" office:value-type="float" office:value="515.311" calcext:value-type="float">
            <text:p>515.31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yler Seguin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805.793" calcext:value-type="float">
            <text:p>805.793</text:p>
          </table:table-cell>
          <table:table-cell office:value-type="float" office:value="292.201" calcext:value-type="float">
            <text:p>292.201</text:p>
          </table:table-cell>
          <table:table-cell table:formula="of:=[.F71]-[.G71]" office:value-type="float" office:value="513.592" calcext:value-type="float">
            <text:p>513.592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Alexander Steen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837.167" calcext:value-type="float">
            <text:p>837.167</text:p>
          </table:table-cell>
          <table:table-cell office:value-type="float" office:value="323.618" calcext:value-type="float">
            <text:p>323.618</text:p>
          </table:table-cell>
          <table:table-cell table:formula="of:=[.F72]-[.G72]" office:value-type="float" office:value="513.549" calcext:value-type="float">
            <text:p>513.549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ilip Forsberg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817.671" calcext:value-type="float">
            <text:p>817.671</text:p>
          </table:table-cell>
          <table:table-cell office:value-type="float" office:value="307.976" calcext:value-type="float">
            <text:p>307.976</text:p>
          </table:table-cell>
          <table:table-cell table:formula="of:=[.F73]-[.G73]" office:value-type="float" office:value="509.695" calcext:value-type="float">
            <text:p>509.695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Victor Hedman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05.964" calcext:value-type="float">
            <text:p>805.964</text:p>
          </table:table-cell>
          <table:table-cell office:value-type="float" office:value="298.659" calcext:value-type="float">
            <text:p>298.659</text:p>
          </table:table-cell>
          <table:table-cell table:formula="of:=[.F74]-[.G74]" office:value-type="float" office:value="507.305" calcext:value-type="float">
            <text:p>507.305</text:p>
          </table:table-cell>
          <table:table-cell table:number-columns-repeated="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Ryan Spooner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764.337" calcext:value-type="float">
            <text:p>764.337</text:p>
          </table:table-cell>
          <table:table-cell office:value-type="float" office:value="257.578" calcext:value-type="float">
            <text:p>257.578</text:p>
          </table:table-cell>
          <table:table-cell table:formula="of:=[.F75]-[.G75]" office:value-type="float" office:value="506.759" calcext:value-type="float">
            <text:p>506.759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Anton Stralma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730.871" calcext:value-type="float">
            <text:p>730.871</text:p>
          </table:table-cell>
          <table:table-cell office:value-type="float" office:value="227.56" calcext:value-type="float">
            <text:p>227.56</text:p>
          </table:table-cell>
          <table:table-cell table:formula="of:=[.F76]-[.G76]" office:value-type="float" office:value="503.311" calcext:value-type="float">
            <text:p>503.31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yle Okposo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770.484" calcext:value-type="float">
            <text:p>770.484</text:p>
          </table:table-cell>
          <table:table-cell office:value-type="float" office:value="267.412" calcext:value-type="float">
            <text:p>267.412</text:p>
          </table:table-cell>
          <table:table-cell table:formula="of:=[.F77]-[.G77]" office:value-type="float" office:value="503.072" calcext:value-type="float">
            <text:p>503.072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Wayne Simmonds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70.828" calcext:value-type="float">
            <text:p>770.828</text:p>
          </table:table-cell>
          <table:table-cell office:value-type="float" office:value="269.523" calcext:value-type="float">
            <text:p>269.523</text:p>
          </table:table-cell>
          <table:table-cell table:formula="of:=[.F78]-[.G78]" office:value-type="float" office:value="501.305" calcext:value-type="float">
            <text:p>501.305</text:p>
          </table:table-cell>
          <table:table-cell table:number-columns-repeated="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Marcus Johansson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786.625" calcext:value-type="float">
            <text:p>786.625</text:p>
          </table:table-cell>
          <table:table-cell office:value-type="float" office:value="285.395" calcext:value-type="float">
            <text:p>285.395</text:p>
          </table:table-cell>
          <table:table-cell table:formula="of:=[.F79]-[.G79]" office:value-type="float" office:value="501.23" calcext:value-type="float">
            <text:p>501.23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James Neal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782.891" calcext:value-type="float">
            <text:p>782.891</text:p>
          </table:table-cell>
          <table:table-cell office:value-type="float" office:value="285.654" calcext:value-type="float">
            <text:p>285.654</text:p>
          </table:table-cell>
          <table:table-cell table:formula="of:=[.F80]-[.G80]" office:value-type="float" office:value="497.237" calcext:value-type="float">
            <text:p>497.237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ark Scheifele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789.522" calcext:value-type="float">
            <text:p>789.522</text:p>
          </table:table-cell>
          <table:table-cell office:value-type="float" office:value="293.202" calcext:value-type="float">
            <text:p>293.202</text:p>
          </table:table-cell>
          <table:table-cell table:formula="of:=[.F81]-[.G81]" office:value-type="float" office:value="496.32" calcext:value-type="float">
            <text:p>496.3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ka Zibanejad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787.249" calcext:value-type="float">
            <text:p>787.249</text:p>
          </table:table-cell>
          <table:table-cell office:value-type="float" office:value="293.668" calcext:value-type="float">
            <text:p>293.668</text:p>
          </table:table-cell>
          <table:table-cell table:formula="of:=[.F82]-[.G82]" office:value-type="float" office:value="493.581" calcext:value-type="float">
            <text:p>493.581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Nikolaj Ehlers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51.003" calcext:value-type="float">
            <text:p>751.003</text:p>
          </table:table-cell>
          <table:table-cell office:value-type="float" office:value="258.599" calcext:value-type="float">
            <text:p>258.599</text:p>
          </table:table-cell>
          <table:table-cell table:formula="of:=[.F83]-[.G83]" office:value-type="float" office:value="492.404" calcext:value-type="float">
            <text:p>492.404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Dougie Hamilto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737.802" calcext:value-type="float">
            <text:p>737.802</text:p>
          </table:table-cell>
          <table:table-cell office:value-type="float" office:value="246.525" calcext:value-type="float">
            <text:p>246.525</text:p>
          </table:table-cell>
          <table:table-cell table:formula="of:=[.F84]-[.G84]" office:value-type="float" office:value="491.277" calcext:value-type="float">
            <text:p>491.277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ike Ribeiro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49.07" calcext:value-type="float">
            <text:p>749.07</text:p>
          </table:table-cell>
          <table:table-cell office:value-type="float" office:value="258.991" calcext:value-type="float">
            <text:p>258.991</text:p>
          </table:table-cell>
          <table:table-cell table:formula="of:=[.F85]-[.G85]" office:value-type="float" office:value="490.079" calcext:value-type="float">
            <text:p>490.079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Jaromir Jagr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70.074" calcext:value-type="float">
            <text:p>770.074</text:p>
          </table:table-cell>
          <table:table-cell office:value-type="float" office:value="283.463" calcext:value-type="float">
            <text:p>283.463</text:p>
          </table:table-cell>
          <table:table-cell table:formula="of:=[.F86]-[.G86]" office:value-type="float" office:value="486.611" calcext:value-type="float">
            <text:p>486.611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yan O'Reilly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758.816" calcext:value-type="float">
            <text:p>758.816</text:p>
          </table:table-cell>
          <table:table-cell office:value-type="float" office:value="272.464" calcext:value-type="float">
            <text:p>272.464</text:p>
          </table:table-cell>
          <table:table-cell table:formula="of:=[.F87]-[.G87]" office:value-type="float" office:value="486.352" calcext:value-type="float">
            <text:p>486.35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on Draisaitl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71.832" calcext:value-type="float">
            <text:p>771.832</text:p>
          </table:table-cell>
          <table:table-cell office:value-type="float" office:value="285.928" calcext:value-type="float">
            <text:p>285.928</text:p>
          </table:table-cell>
          <table:table-cell table:formula="of:=[.F88]-[.G88]" office:value-type="float" office:value="485.904" calcext:value-type="float">
            <text:p>485.904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Kevin Shattenkirk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78.474" calcext:value-type="float">
            <text:p>778.474</text:p>
          </table:table-cell>
          <table:table-cell office:value-type="float" office:value="292.65" calcext:value-type="float">
            <text:p>292.65</text:p>
          </table:table-cell>
          <table:table-cell table:formula="of:=[.F89]-[.G89]" office:value-type="float" office:value="485.824" calcext:value-type="float">
            <text:p>485.824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rad Richards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14.951" calcext:value-type="float">
            <text:p>714.951</text:p>
          </table:table-cell>
          <table:table-cell office:value-type="float" office:value="231.168" calcext:value-type="float">
            <text:p>231.168</text:p>
          </table:table-cell>
          <table:table-cell table:formula="of:=[.F90]-[.G90]" office:value-type="float" office:value="483.783" calcext:value-type="float">
            <text:p>483.783</text:p>
          </table:table-cell>
          <table:table-cell table:number-columns-repeated="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Mark Streit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95.209" calcext:value-type="float">
            <text:p>695.209</text:p>
          </table:table-cell>
          <table:table-cell office:value-type="float" office:value="211.98" calcext:value-type="float">
            <text:p>211.98</text:p>
          </table:table-cell>
          <table:table-cell table:formula="of:=[.F91]-[.G91]" office:value-type="float" office:value="483.229" calcext:value-type="float">
            <text:p>483.22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rdan Eberl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69.212" calcext:value-type="float">
            <text:p>769.212</text:p>
          </table:table-cell>
          <table:table-cell office:value-type="float" office:value="286.101" calcext:value-type="float">
            <text:p>286.101</text:p>
          </table:table-cell>
          <table:table-cell table:formula="of:=[.F92]-[.G92]" office:value-type="float" office:value="483.111" calcext:value-type="float">
            <text:p>483.111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yle Palmieri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738.004" calcext:value-type="float">
            <text:p>738.004</text:p>
          </table:table-cell>
          <table:table-cell office:value-type="float" office:value="258.486" calcext:value-type="float">
            <text:p>258.486</text:p>
          </table:table-cell>
          <table:table-cell table:formula="of:=[.F93]-[.G93]" office:value-type="float" office:value="479.518" calcext:value-type="float">
            <text:p>479.518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Jason Pominville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47.417" calcext:value-type="float">
            <text:p>747.417</text:p>
          </table:table-cell>
          <table:table-cell office:value-type="float" office:value="272.281" calcext:value-type="float">
            <text:p>272.281</text:p>
          </table:table-cell>
          <table:table-cell table:formula="of:=[.F94]-[.G94]" office:value-type="float" office:value="475.136" calcext:value-type="float">
            <text:p>475.136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omas Plekanec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777.992" calcext:value-type="float">
            <text:p>777.992</text:p>
          </table:table-cell>
          <table:table-cell office:value-type="float" office:value="305.378" calcext:value-type="float">
            <text:p>305.378</text:p>
          </table:table-cell>
          <table:table-cell table:formula="of:=[.F95]-[.G95]" office:value-type="float" office:value="472.614" calcext:value-type="float">
            <text:p>472.614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an Monahan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773.143" calcext:value-type="float">
            <text:p>773.143</text:p>
          </table:table-cell>
          <table:table-cell office:value-type="float" office:value="301.637" calcext:value-type="float">
            <text:p>301.637</text:p>
          </table:table-cell>
          <table:table-cell table:formula="of:=[.F96]-[.G96]" office:value-type="float" office:value="471.506" calcext:value-type="float">
            <text:p>471.506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orey Perry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729.452" calcext:value-type="float">
            <text:p>729.452</text:p>
          </table:table-cell>
          <table:table-cell office:value-type="float" office:value="258.354" calcext:value-type="float">
            <text:p>258.354</text:p>
          </table:table-cell>
          <table:table-cell table:formula="of:=[.F97]-[.G97]" office:value-type="float" office:value="471.098" calcext:value-type="float">
            <text:p>471.098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ustav Nyquist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747.174" calcext:value-type="float">
            <text:p>747.174</text:p>
          </table:table-cell>
          <table:table-cell office:value-type="float" office:value="276.885" calcext:value-type="float">
            <text:p>276.885</text:p>
          </table:table-cell>
          <table:table-cell table:formula="of:=[.F98]-[.G98]" office:value-type="float" office:value="470.289" calcext:value-type="float">
            <text:p>470.289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Vincent Trocheck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33.7" calcext:value-type="float">
            <text:p>733.7</text:p>
          </table:table-cell>
          <table:table-cell office:value-type="float" office:value="263.696" calcext:value-type="float">
            <text:p>263.696</text:p>
          </table:table-cell>
          <table:table-cell table:formula="of:=[.F99]-[.G99]" office:value-type="float" office:value="470.004" calcext:value-type="float">
            <text:p>470.004</text:p>
          </table:table-cell>
          <table:table-cell table:number-columns-repeated="5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Noah Hanifi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60.893" calcext:value-type="float">
            <text:p>660.893</text:p>
          </table:table-cell>
          <table:table-cell office:value-type="float" office:value="192.035" calcext:value-type="float">
            <text:p>192.035</text:p>
          </table:table-cell>
          <table:table-cell table:formula="of:=[.F100]-[.G100]" office:value-type="float" office:value="468.858" calcext:value-type="float">
            <text:p>468.858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Valtteri Filppula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40.965" calcext:value-type="float">
            <text:p>740.965</text:p>
          </table:table-cell>
          <table:table-cell office:value-type="float" office:value="273.322" calcext:value-type="float">
            <text:p>273.322</text:p>
          </table:table-cell>
          <table:table-cell table:formula="of:=[.F101]-[.G101]" office:value-type="float" office:value="467.643" calcext:value-type="float">
            <text:p>467.643</text:p>
          </table:table-cell>
          <table:table-cell table:number-columns-repeated="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Victor Rask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704.605" calcext:value-type="float">
            <text:p>704.605</text:p>
          </table:table-cell>
          <table:table-cell office:value-type="float" office:value="241.797" calcext:value-type="float">
            <text:p>241.797</text:p>
          </table:table-cell>
          <table:table-cell table:formula="of:=[.F102]-[.G102]" office:value-type="float" office:value="462.808" calcext:value-type="float">
            <text:p>462.80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adim Vrbat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02.469" calcext:value-type="float">
            <text:p>702.469</text:p>
          </table:table-cell>
          <table:table-cell office:value-type="float" office:value="247.409" calcext:value-type="float">
            <text:p>247.409</text:p>
          </table:table-cell>
          <table:table-cell table:formula="of:=[.F103]-[.G103]" office:value-type="float" office:value="455.06" calcext:value-type="float">
            <text:p>455.06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Dion Phaneuf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80.127" calcext:value-type="float">
            <text:p>680.127</text:p>
          </table:table-cell>
          <table:table-cell office:value-type="float" office:value="226.359" calcext:value-type="float">
            <text:p>226.359</text:p>
          </table:table-cell>
          <table:table-cell table:formula="of:=[.F104]-[.G104]" office:value-type="float" office:value="453.768" calcext:value-type="float">
            <text:p>453.768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yler Johnson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96.359" calcext:value-type="float">
            <text:p>696.359</text:p>
          </table:table-cell>
          <table:table-cell office:value-type="float" office:value="246.273" calcext:value-type="float">
            <text:p>246.273</text:p>
          </table:table-cell>
          <table:table-cell table:formula="of:=[.F105]-[.G105]" office:value-type="float" office:value="450.086" calcext:value-type="float">
            <text:p>450.086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Jonathan Toews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750.144" calcext:value-type="float">
            <text:p>750.144</text:p>
          </table:table-cell>
          <table:table-cell office:value-type="float" office:value="300.28" calcext:value-type="float">
            <text:p>300.28</text:p>
          </table:table-cell>
          <table:table-cell table:formula="of:=[.F106]-[.G106]" office:value-type="float" office:value="449.864" calcext:value-type="float">
            <text:p>449.864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Aaron Ekblad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660.992" calcext:value-type="float">
            <text:p>660.992</text:p>
          </table:table-cell>
          <table:table-cell office:value-type="float" office:value="213.074" calcext:value-type="float">
            <text:p>213.074</text:p>
          </table:table-cell>
          <table:table-cell table:formula="of:=[.F107]-[.G107]" office:value-type="float" office:value="447.918" calcext:value-type="float">
            <text:p>447.918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omas Tatar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708.159" calcext:value-type="float">
            <text:p>708.159</text:p>
          </table:table-cell>
          <table:table-cell office:value-type="float" office:value="263.153" calcext:value-type="float">
            <text:p>263.153</text:p>
          </table:table-cell>
          <table:table-cell table:formula="of:=[.F108]-[.G108]" office:value-type="float" office:value="445.006" calcext:value-type="float">
            <text:p>445.00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yle Turri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87.38" calcext:value-type="float">
            <text:p>687.38</text:p>
          </table:table-cell>
          <table:table-cell office:value-type="float" office:value="248.513" calcext:value-type="float">
            <text:p>248.513</text:p>
          </table:table-cell>
          <table:table-cell table:formula="of:=[.F109]-[.G109]" office:value-type="float" office:value="438.867" calcext:value-type="float">
            <text:p>438.867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amie Benn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723.82" calcext:value-type="float">
            <text:p>723.82</text:p>
          </table:table-cell>
          <table:table-cell office:value-type="float" office:value="288.79" calcext:value-type="float">
            <text:p>288.79</text:p>
          </table:table-cell>
          <table:table-cell table:formula="of:=[.F110]-[.G110]" office:value-type="float" office:value="435.03" calcext:value-type="float">
            <text:p>435.0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rk Stone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747.742" calcext:value-type="float">
            <text:p>747.742</text:p>
          </table:table-cell>
          <table:table-cell office:value-type="float" office:value="313.845" calcext:value-type="float">
            <text:p>313.845</text:p>
          </table:table-cell>
          <table:table-cell table:formula="of:=[.F111]-[.G111]" office:value-type="float" office:value="433.897" calcext:value-type="float">
            <text:p>433.897</text:p>
          </table:table-cell>
          <table:table-cell table:number-columns-repeated="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Matt Dumb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53.74" calcext:value-type="float">
            <text:p>653.74</text:p>
          </table:table-cell>
          <table:table-cell office:value-type="float" office:value="226.818" calcext:value-type="float">
            <text:p>226.818</text:p>
          </table:table-cell>
          <table:table-cell table:formula="of:=[.F112]-[.G112]" office:value-type="float" office:value="426.922" calcext:value-type="float">
            <text:p>426.922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abriel Landeskog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727.25" calcext:value-type="float">
            <text:p>727.25</text:p>
          </table:table-cell>
          <table:table-cell office:value-type="float" office:value="301.401" calcext:value-type="float">
            <text:p>301.401</text:p>
          </table:table-cell>
          <table:table-cell table:formula="of:=[.F113]-[.G113]" office:value-type="float" office:value="425.849" calcext:value-type="float">
            <text:p>425.849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Andrej Seker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15.709" calcext:value-type="float">
            <text:p>615.709</text:p>
          </table:table-cell>
          <table:table-cell office:value-type="float" office:value="191.189" calcext:value-type="float">
            <text:p>191.189</text:p>
          </table:table-cell>
          <table:table-cell table:formula="of:=[.F114]-[.G114]" office:value-type="float" office:value="424.52" calcext:value-type="float">
            <text:p>424.52</text:p>
          </table:table-cell>
          <table:table-cell table:number-columns-repeated="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Eric Staal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03.934" calcext:value-type="float">
            <text:p>703.934</text:p>
          </table:table-cell>
          <table:table-cell office:value-type="float" office:value="281.029" calcext:value-type="float">
            <text:p>281.029</text:p>
          </table:table-cell>
          <table:table-cell table:formula="of:=[.F115]-[.G115]" office:value-type="float" office:value="422.905" calcext:value-type="float">
            <text:p>422.905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Anthony Duclair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638.385" calcext:value-type="float">
            <text:p>638.385</text:p>
          </table:table-cell>
          <table:table-cell office:value-type="float" office:value="220.947" calcext:value-type="float">
            <text:p>220.947</text:p>
          </table:table-cell>
          <table:table-cell table:formula="of:=[.F116]-[.G116]" office:value-type="float" office:value="417.438" calcext:value-type="float">
            <text:p>417.438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revor Dale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33.441" calcext:value-type="float">
            <text:p>633.441</text:p>
          </table:table-cell>
          <table:table-cell office:value-type="float" office:value="218.916" calcext:value-type="float">
            <text:p>218.916</text:p>
          </table:table-cell>
          <table:table-cell table:formula="of:=[.F117]-[.G117]" office:value-type="float" office:value="414.525" calcext:value-type="float">
            <text:p>414.525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iklas Kronwal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20.843" calcext:value-type="float">
            <text:p>620.843</text:p>
          </table:table-cell>
          <table:table-cell office:value-type="float" office:value="208.035" calcext:value-type="float">
            <text:p>208.035</text:p>
          </table:table-cell>
          <table:table-cell table:formula="of:=[.F118]-[.G118]" office:value-type="float" office:value="412.808" calcext:value-type="float">
            <text:p>412.8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ddy Purcell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58.29" calcext:value-type="float">
            <text:p>658.29</text:p>
          </table:table-cell>
          <table:table-cell office:value-type="float" office:value="246.916" calcext:value-type="float">
            <text:p>246.916</text:p>
          </table:table-cell>
          <table:table-cell table:formula="of:=[.F119]-[.G119]" office:value-type="float" office:value="411.374" calcext:value-type="float">
            <text:p>411.374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rent Seabrook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38.377" calcext:value-type="float">
            <text:p>638.377</text:p>
          </table:table-cell>
          <table:table-cell office:value-type="float" office:value="227.649" calcext:value-type="float">
            <text:p>227.649</text:p>
          </table:table-cell>
          <table:table-cell table:formula="of:=[.F120]-[.G120]" office:value-type="float" office:value="410.728" calcext:value-type="float">
            <text:p>410.728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eth Jone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57.983" calcext:value-type="float">
            <text:p>657.983</text:p>
          </table:table-cell>
          <table:table-cell office:value-type="float" office:value="247.61" calcext:value-type="float">
            <text:p>247.61</text:p>
          </table:table-cell>
          <table:table-cell table:formula="of:=[.F121]-[.G121]" office:value-type="float" office:value="410.373" calcext:value-type="float">
            <text:p>410.373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m Fowle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98.595" calcext:value-type="float">
            <text:p>598.595</text:p>
          </table:table-cell>
          <table:table-cell office:value-type="float" office:value="188.555" calcext:value-type="float">
            <text:p>188.555</text:p>
          </table:table-cell>
          <table:table-cell table:formula="of:=[.F122]-[.G122]" office:value-type="float" office:value="410.04" calcext:value-type="float">
            <text:p>410.04</text:p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Justin Faulk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622.238" calcext:value-type="float">
            <text:p>622.238</text:p>
          </table:table-cell>
          <table:table-cell office:value-type="float" office:value="218.256" calcext:value-type="float">
            <text:p>218.256</text:p>
          </table:table-cell>
          <table:table-cell table:formula="of:=[.F123]-[.G123]" office:value-type="float" office:value="403.982" calcext:value-type="float">
            <text:p>403.982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Jonathan Huberdeau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73.61" calcext:value-type="float">
            <text:p>673.61</text:p>
          </table:table-cell>
          <table:table-cell office:value-type="float" office:value="273.331" calcext:value-type="float">
            <text:p>273.331</text:p>
          </table:table-cell>
          <table:table-cell table:formula="of:=[.F124]-[.G124]" office:value-type="float" office:value="400.279" calcext:value-type="float">
            <text:p>400.279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eter Holland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02.41" calcext:value-type="float">
            <text:p>602.41</text:p>
          </table:table-cell>
          <table:table-cell office:value-type="float" office:value="203.957" calcext:value-type="float">
            <text:p>203.957</text:p>
          </table:table-cell>
          <table:table-cell table:formula="of:=[.F125]-[.G125]" office:value-type="float" office:value="398.453" calcext:value-type="float">
            <text:p>398.453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leksander Barkov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643.192" calcext:value-type="float">
            <text:p>643.192</text:p>
          </table:table-cell>
          <table:table-cell office:value-type="float" office:value="246.052" calcext:value-type="float">
            <text:p>246.052</text:p>
          </table:table-cell>
          <table:table-cell table:formula="of:=[.F126]-[.G126]" office:value-type="float" office:value="397.14" calcext:value-type="float">
            <text:p>397.14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ino Niederreiter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41.358" calcext:value-type="float">
            <text:p>641.358</text:p>
          </table:table-cell>
          <table:table-cell office:value-type="float" office:value="246.685" calcext:value-type="float">
            <text:p>246.685</text:p>
          </table:table-cell>
          <table:table-cell table:formula="of:=[.F127]-[.G127]" office:value-type="float" office:value="394.673" calcext:value-type="float">
            <text:p>394.673</text:p>
          </table:table-cell>
          <table:table-cell table:number-columns-repeated="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Patric Hornqvist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55.031" calcext:value-type="float">
            <text:p>655.031</text:p>
          </table:table-cell>
          <table:table-cell office:value-type="float" office:value="262.896" calcext:value-type="float">
            <text:p>262.896</text:p>
          </table:table-cell>
          <table:table-cell table:formula="of:=[.F128]-[.G128]" office:value-type="float" office:value="392.135" calcext:value-type="float">
            <text:p>392.135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yler Toffoli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687.284" calcext:value-type="float">
            <text:p>687.284</text:p>
          </table:table-cell>
          <table:table-cell office:value-type="float" office:value="295.399" calcext:value-type="float">
            <text:p>295.399</text:p>
          </table:table-cell>
          <table:table-cell table:formula="of:=[.F129]-[.G129]" office:value-type="float" office:value="391.885" calcext:value-type="float">
            <text:p>391.885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John Carlso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1.047" calcext:value-type="float">
            <text:p>601.047</text:p>
          </table:table-cell>
          <table:table-cell office:value-type="float" office:value="213.993" calcext:value-type="float">
            <text:p>213.993</text:p>
          </table:table-cell>
          <table:table-cell table:formula="of:=[.F130]-[.G130]" office:value-type="float" office:value="387.054" calcext:value-type="float">
            <text:p>387.054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Sam Reinhar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94.575" calcext:value-type="float">
            <text:p>594.575</text:p>
          </table:table-cell>
          <table:table-cell office:value-type="float" office:value="209.502" calcext:value-type="float">
            <text:p>209.502</text:p>
          </table:table-cell>
          <table:table-cell table:formula="of:=[.F131]-[.G131]" office:value-type="float" office:value="385.073" calcext:value-type="float">
            <text:p>385.073</text:p>
          </table:table-cell>
          <table:table-cell table:number-columns-repeated="5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Ben Hutton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3.426" calcext:value-type="float">
            <text:p>603.426</text:p>
          </table:table-cell>
          <table:table-cell office:value-type="float" office:value="219.646" calcext:value-type="float">
            <text:p>219.646</text:p>
          </table:table-cell>
          <table:table-cell table:formula="of:=[.F132]-[.G132]" office:value-type="float" office:value="383.78" calcext:value-type="float">
            <text:p>383.78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Alex Killorn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641.368" calcext:value-type="float">
            <text:p>641.368</text:p>
          </table:table-cell>
          <table:table-cell office:value-type="float" office:value="257.697" calcext:value-type="float">
            <text:p>257.697</text:p>
          </table:table-cell>
          <table:table-cell table:formula="of:=[.F133]-[.G133]" office:value-type="float" office:value="383.671" calcext:value-type="float">
            <text:p>383.671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ylan Larki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60.069" calcext:value-type="float">
            <text:p>660.069</text:p>
          </table:table-cell>
          <table:table-cell office:value-type="float" office:value="276.946" calcext:value-type="float">
            <text:p>276.946</text:p>
          </table:table-cell>
          <table:table-cell table:formula="of:=[.F134]-[.G134]" office:value-type="float" office:value="383.123" calcext:value-type="float">
            <text:p>383.123</text:p>
          </table:table-cell>
          <table:table-cell table:number-columns-repeated="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Elias Lindholm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31.261" calcext:value-type="float">
            <text:p>631.261</text:p>
          </table:table-cell>
          <table:table-cell office:value-type="float" office:value="248.559" calcext:value-type="float">
            <text:p>248.559</text:p>
          </table:table-cell>
          <table:table-cell table:formula="of:=[.F135]-[.G135]" office:value-type="float" office:value="382.702" calcext:value-type="float">
            <text:p>382.702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ogan Couture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95.226" calcext:value-type="float">
            <text:p>595.226</text:p>
          </table:table-cell>
          <table:table-cell office:value-type="float" office:value="215.442" calcext:value-type="float">
            <text:p>215.442</text:p>
          </table:table-cell>
          <table:table-cell table:formula="of:=[.F136]-[.G136]" office:value-type="float" office:value="379.784" calcext:value-type="float">
            <text:p>379.784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homas Vanek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97.122" calcext:value-type="float">
            <text:p>597.122</text:p>
          </table:table-cell>
          <table:table-cell office:value-type="float" office:value="218.389" calcext:value-type="float">
            <text:p>218.389</text:p>
          </table:table-cell>
          <table:table-cell table:formula="of:=[.F137]-[.G137]" office:value-type="float" office:value="378.733" calcext:value-type="float">
            <text:p>378.733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harlie Coyl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30.369" calcext:value-type="float">
            <text:p>630.369</text:p>
          </table:table-cell>
          <table:table-cell office:value-type="float" office:value="252.402" calcext:value-type="float">
            <text:p>252.402</text:p>
          </table:table-cell>
          <table:table-cell table:formula="of:=[.F138]-[.G138]" office:value-type="float" office:value="377.967" calcext:value-type="float">
            <text:p>377.967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am Bennet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83.152" calcext:value-type="float">
            <text:p>583.152</text:p>
          </table:table-cell>
          <table:table-cell office:value-type="float" office:value="205.235" calcext:value-type="float">
            <text:p>205.235</text:p>
          </table:table-cell>
          <table:table-cell table:formula="of:=[.F139]-[.G139]" office:value-type="float" office:value="377.917" calcext:value-type="float">
            <text:p>377.917</text:p>
          </table:table-cell>
          <table:table-cell table:number-columns-repeated="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J.T. Miller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618.703" calcext:value-type="float">
            <text:p>618.703</text:p>
          </table:table-cell>
          <table:table-cell office:value-type="float" office:value="240.855" calcext:value-type="float">
            <text:p>240.855</text:p>
          </table:table-cell>
          <table:table-cell table:formula="of:=[.F140]-[.G140]" office:value-type="float" office:value="377.848" calcext:value-type="float">
            <text:p>377.848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avid Desharnais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93.664" calcext:value-type="float">
            <text:p>593.664</text:p>
          </table:table-cell>
          <table:table-cell office:value-type="float" office:value="215.956" calcext:value-type="float">
            <text:p>215.956</text:p>
          </table:table-cell>
          <table:table-cell table:formula="of:=[.F141]-[.G141]" office:value-type="float" office:value="377.708" calcext:value-type="float">
            <text:p>377.708</text:p>
          </table:table-cell>
          <table:table-cell table:number-columns-repeated="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Jeff Skinner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613.478" calcext:value-type="float">
            <text:p>613.478</text:p>
          </table:table-cell>
          <table:table-cell office:value-type="float" office:value="236.51" calcext:value-type="float">
            <text:p>236.51</text:p>
          </table:table-cell>
          <table:table-cell table:formula="of:=[.F142]-[.G142]" office:value-type="float" office:value="376.968" calcext:value-type="float">
            <text:p>376.968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Reilly Smith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8.071" calcext:value-type="float">
            <text:p>628.071</text:p>
          </table:table-cell>
          <table:table-cell office:value-type="float" office:value="251.914" calcext:value-type="float">
            <text:p>251.914</text:p>
          </table:table-cell>
          <table:table-cell table:formula="of:=[.F143]-[.G143]" office:value-type="float" office:value="376.157" calcext:value-type="float">
            <text:p>376.157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Nick Bjugstad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72.419" calcext:value-type="float">
            <text:p>572.419</text:p>
          </table:table-cell>
          <table:table-cell office:value-type="float" office:value="198.229" calcext:value-type="float">
            <text:p>198.229</text:p>
          </table:table-cell>
          <table:table-cell table:formula="of:=[.F144]-[.G144]" office:value-type="float" office:value="374.19" calcext:value-type="float">
            <text:p>374.19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Michael Cammalleri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62.403" calcext:value-type="float">
            <text:p>562.403</text:p>
          </table:table-cell>
          <table:table-cell office:value-type="float" office:value="190.699" calcext:value-type="float">
            <text:p>190.699</text:p>
          </table:table-cell>
          <table:table-cell table:formula="of:=[.F145]-[.G145]" office:value-type="float" office:value="371.704" calcext:value-type="float">
            <text:p>371.704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Chris Kunitz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34.777" calcext:value-type="float">
            <text:p>634.777</text:p>
          </table:table-cell>
          <table:table-cell office:value-type="float" office:value="264.675" calcext:value-type="float">
            <text:p>264.675</text:p>
          </table:table-cell>
          <table:table-cell table:formula="of:=[.F146]-[.G146]" office:value-type="float" office:value="370.102" calcext:value-type="float">
            <text:p>370.102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hane Doa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56.644" calcext:value-type="float">
            <text:p>556.644</text:p>
          </table:table-cell>
          <table:table-cell office:value-type="float" office:value="187.7" calcext:value-type="float">
            <text:p>187.7</text:p>
          </table:table-cell>
          <table:table-cell table:formula="of:=[.F147]-[.G147]" office:value-type="float" office:value="368.944" calcext:value-type="float">
            <text:p>368.944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iri Hudler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82.324" calcext:value-type="float">
            <text:p>582.324</text:p>
          </table:table-cell>
          <table:table-cell office:value-type="float" office:value="214.252" calcext:value-type="float">
            <text:p>214.252</text:p>
          </table:table-cell>
          <table:table-cell table:formula="of:=[.F148]-[.G148]" office:value-type="float" office:value="368.072" calcext:value-type="float">
            <text:p>368.072</text:p>
          </table:table-cell>
          <table:table-cell table:number-columns-repeated="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ris Kreider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604.138" calcext:value-type="float">
            <text:p>604.138</text:p>
          </table:table-cell>
          <table:table-cell office:value-type="float" office:value="236.467" calcext:value-type="float">
            <text:p>236.467</text:p>
          </table:table-cell>
          <table:table-cell table:formula="of:=[.F149]-[.G149]" office:value-type="float" office:value="367.671" calcext:value-type="float">
            <text:p>367.67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yler Bozak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61.767" calcext:value-type="float">
            <text:p>561.767</text:p>
          </table:table-cell>
          <table:table-cell office:value-type="float" office:value="194.504" calcext:value-type="float">
            <text:p>194.504</text:p>
          </table:table-cell>
          <table:table-cell table:formula="of:=[.F150]-[.G150]" office:value-type="float" office:value="367.263" calcext:value-type="float">
            <text:p>367.263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an Boyl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23.345" calcext:value-type="float">
            <text:p>523.345</text:p>
          </table:table-cell>
          <table:table-cell office:value-type="float" office:value="157.073" calcext:value-type="float">
            <text:p>157.073</text:p>
          </table:table-cell>
          <table:table-cell table:formula="of:=[.F151]-[.G151]" office:value-type="float" office:value="366.272" calcext:value-type="float">
            <text:p>366.272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rans Nielse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90.993" calcext:value-type="float">
            <text:p>590.993</text:p>
          </table:table-cell>
          <table:table-cell office:value-type="float" office:value="224.84" calcext:value-type="float">
            <text:p>224.84</text:p>
          </table:table-cell>
          <table:table-cell table:formula="of:=[.F152]-[.G152]" office:value-type="float" office:value="366.153" calcext:value-type="float">
            <text:p>366.153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ickard Rakell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66.556" calcext:value-type="float">
            <text:p>566.556</text:p>
          </table:table-cell>
          <table:table-cell office:value-type="float" office:value="202.001" calcext:value-type="float">
            <text:p>202.001</text:p>
          </table:table-cell>
          <table:table-cell table:formula="of:=[.F153]-[.G153]" office:value-type="float" office:value="364.555" calcext:value-type="float">
            <text:p>364.55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Jake Muzzin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22.718" calcext:value-type="float">
            <text:p>622.718</text:p>
          </table:table-cell>
          <table:table-cell office:value-type="float" office:value="258.371" calcext:value-type="float">
            <text:p>258.371</text:p>
          </table:table-cell>
          <table:table-cell table:formula="of:=[.F154]-[.G154]" office:value-type="float" office:value="364.347" calcext:value-type="float">
            <text:p>364.347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Connor McDavi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67.148" calcext:value-type="float">
            <text:p>567.148</text:p>
          </table:table-cell>
          <table:table-cell office:value-type="float" office:value="203.155" calcext:value-type="float">
            <text:p>203.155</text:p>
          </table:table-cell>
          <table:table-cell table:formula="of:=[.F155]-[.G155]" office:value-type="float" office:value="363.993" calcext:value-type="float">
            <text:p>363.993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ilan Lucic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98.508" calcext:value-type="float">
            <text:p>598.508</text:p>
          </table:table-cell>
          <table:table-cell office:value-type="float" office:value="240.169" calcext:value-type="float">
            <text:p>240.169</text:p>
          </table:table-cell>
          <table:table-cell table:formula="of:=[.F156]-[.G156]" office:value-type="float" office:value="358.339" calcext:value-type="float">
            <text:p>358.339</text:p>
          </table:table-cell>
          <table:table-cell table:number-columns-repeated="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Morgan Rielly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19.872" calcext:value-type="float">
            <text:p>619.872</text:p>
          </table:table-cell>
          <table:table-cell office:value-type="float" office:value="263.295" calcext:value-type="float">
            <text:p>263.295</text:p>
          </table:table-cell>
          <table:table-cell table:formula="of:=[.F157]-[.G157]" office:value-type="float" office:value="356.577" calcext:value-type="float">
            <text:p>356.577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lexander Edle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43.981" calcext:value-type="float">
            <text:p>543.981</text:p>
          </table:table-cell>
          <table:table-cell office:value-type="float" office:value="188.632" calcext:value-type="float">
            <text:p>188.632</text:p>
          </table:table-cell>
          <table:table-cell table:formula="of:=[.F158]-[.G158]" office:value-type="float" office:value="355.349" calcext:value-type="float">
            <text:p>355.349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yler Myer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70.67" calcext:value-type="float">
            <text:p>570.67</text:p>
          </table:table-cell>
          <table:table-cell office:value-type="float" office:value="215.937" calcext:value-type="float">
            <text:p>215.937</text:p>
          </table:table-cell>
          <table:table-cell table:formula="of:=[.F159]-[.G159]" office:value-type="float" office:value="354.733" calcext:value-type="float">
            <text:p>354.733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Evander Kan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87.567" calcext:value-type="float">
            <text:p>587.567</text:p>
          </table:table-cell>
          <table:table-cell office:value-type="float" office:value="236.72" calcext:value-type="float">
            <text:p>236.72</text:p>
          </table:table-cell>
          <table:table-cell table:formula="of:=[.F160]-[.G160]" office:value-type="float" office:value="350.847" calcext:value-type="float">
            <text:p>350.847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omas Hertl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96.416" calcext:value-type="float">
            <text:p>596.416</text:p>
          </table:table-cell>
          <table:table-cell office:value-type="float" office:value="246.056" calcext:value-type="float">
            <text:p>246.056</text:p>
          </table:table-cell>
          <table:table-cell table:formula="of:=[.F161]-[.G161]" office:value-type="float" office:value="350.36" calcext:value-type="float">
            <text:p>350.36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Ryan Murray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33.044" calcext:value-type="float">
            <text:p>533.044</text:p>
          </table:table-cell>
          <table:table-cell office:value-type="float" office:value="182.899" calcext:value-type="float">
            <text:p>182.899</text:p>
          </table:table-cell>
          <table:table-cell table:formula="of:=[.F162]-[.G162]" office:value-type="float" office:value="350.145" calcext:value-type="float">
            <text:p>350.145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hea Weber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45.545" calcext:value-type="float">
            <text:p>545.545</text:p>
          </table:table-cell>
          <table:table-cell office:value-type="float" office:value="195.768" calcext:value-type="float">
            <text:p>195.768</text:p>
          </table:table-cell>
          <table:table-cell table:formula="of:=[.F163]-[.G163]" office:value-type="float" office:value="349.777" calcext:value-type="float">
            <text:p>349.777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Nick Foligno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67.855" calcext:value-type="float">
            <text:p>567.855</text:p>
          </table:table-cell>
          <table:table-cell office:value-type="float" office:value="218.151" calcext:value-type="float">
            <text:p>218.151</text:p>
          </table:table-cell>
          <table:table-cell table:formula="of:=[.F164]-[.G164]" office:value-type="float" office:value="349.704" calcext:value-type="float">
            <text:p>349.704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raig Smith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59.838" calcext:value-type="float">
            <text:p>559.838</text:p>
          </table:table-cell>
          <table:table-cell office:value-type="float" office:value="210.452" calcext:value-type="float">
            <text:p>210.452</text:p>
          </table:table-cell>
          <table:table-cell table:formula="of:=[.F165]-[.G165]" office:value-type="float" office:value="349.386" calcext:value-type="float">
            <text:p>349.386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atrick Sharp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67.935" calcext:value-type="float">
            <text:p>567.935</text:p>
          </table:table-cell>
          <table:table-cell office:value-type="float" office:value="219.445" calcext:value-type="float">
            <text:p>219.445</text:p>
          </table:table-cell>
          <table:table-cell table:formula="of:=[.F166]-[.G166]" office:value-type="float" office:value="348.49" calcext:value-type="float">
            <text:p>348.49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Bryan Little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64.731" calcext:value-type="float">
            <text:p>564.731</text:p>
          </table:table-cell>
          <table:table-cell office:value-type="float" office:value="216.68" calcext:value-type="float">
            <text:p>216.68</text:p>
          </table:table-cell>
          <table:table-cell table:formula="of:=[.F167]-[.G167]" office:value-type="float" office:value="348.051" calcext:value-type="float">
            <text:p>348.051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rew Stafford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615.401" calcext:value-type="float">
            <text:p>615.401</text:p>
          </table:table-cell>
          <table:table-cell office:value-type="float" office:value="269.305" calcext:value-type="float">
            <text:p>269.305</text:p>
          </table:table-cell>
          <table:table-cell table:formula="of:=[.F168]-[.G168]" office:value-type="float" office:value="346.096" calcext:value-type="float">
            <text:p>346.096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Ondrej Palat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60.918" calcext:value-type="float">
            <text:p>560.918</text:p>
          </table:table-cell>
          <table:table-cell office:value-type="float" office:value="215.548" calcext:value-type="float">
            <text:p>215.548</text:p>
          </table:table-cell>
          <table:table-cell table:formula="of:=[.F169]-[.G169]" office:value-type="float" office:value="345.37" calcext:value-type="float">
            <text:p>345.37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ami Vatanen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47.929" calcext:value-type="float">
            <text:p>547.929</text:p>
          </table:table-cell>
          <table:table-cell office:value-type="float" office:value="207.965" calcext:value-type="float">
            <text:p>207.965</text:p>
          </table:table-cell>
          <table:table-cell table:formula="of:=[.F170]-[.G170]" office:value-type="float" office:value="339.964" calcext:value-type="float">
            <text:p>339.964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Kevin Haye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34.611" calcext:value-type="float">
            <text:p>534.611</text:p>
          </table:table-cell>
          <table:table-cell office:value-type="float" office:value="195.364" calcext:value-type="float">
            <text:p>195.364</text:p>
          </table:table-cell>
          <table:table-cell table:formula="of:=[.F171]-[.G171]" office:value-type="float" office:value="339.247" calcext:value-type="float">
            <text:p>339.247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Teuvo Teravainen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57.688" calcext:value-type="float">
            <text:p>557.688</text:p>
          </table:table-cell>
          <table:table-cell office:value-type="float" office:value="221.673" calcext:value-type="float">
            <text:p>221.673</text:p>
          </table:table-cell>
          <table:table-cell table:formula="of:=[.F172]-[.G172]" office:value-type="float" office:value="336.015" calcext:value-type="float">
            <text:p>336.015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Boone Jenner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46.694" calcext:value-type="float">
            <text:p>546.694</text:p>
          </table:table-cell>
          <table:table-cell office:value-type="float" office:value="210.736" calcext:value-type="float">
            <text:p>210.736</text:p>
          </table:table-cell>
          <table:table-cell table:formula="of:=[.F173]-[.G173]" office:value-type="float" office:value="335.958" calcext:value-type="float">
            <text:p>335.958</text:p>
          </table:table-cell>
          <table:table-cell table:number-columns-repeated="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Derek Stepan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62.767" calcext:value-type="float">
            <text:p>562.767</text:p>
          </table:table-cell>
          <table:table-cell office:value-type="float" office:value="227.733" calcext:value-type="float">
            <text:p>227.733</text:p>
          </table:table-cell>
          <table:table-cell table:formula="of:=[.F174]-[.G174]" office:value-type="float" office:value="335.034" calcext:value-type="float">
            <text:p>335.034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randon Saad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569.915" calcext:value-type="float">
            <text:p>569.915</text:p>
          </table:table-cell>
          <table:table-cell office:value-type="float" office:value="236.21" calcext:value-type="float">
            <text:p>236.21</text:p>
          </table:table-cell>
          <table:table-cell table:formula="of:=[.F175]-[.G175]" office:value-type="float" office:value="333.705" calcext:value-type="float">
            <text:p>333.7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stin Schultz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67.659" calcext:value-type="float">
            <text:p>467.659</text:p>
          </table:table-cell>
          <table:table-cell office:value-type="float" office:value="134.172" calcext:value-type="float">
            <text:p>134.172</text:p>
          </table:table-cell>
          <table:table-cell table:formula="of:=[.F176]-[.G176]" office:value-type="float" office:value="333.487" calcext:value-type="float">
            <text:p>333.487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Jeff Carter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589.351" calcext:value-type="float">
            <text:p>589.351</text:p>
          </table:table-cell>
          <table:table-cell office:value-type="float" office:value="256.226" calcext:value-type="float">
            <text:p>256.226</text:p>
          </table:table-cell>
          <table:table-cell table:formula="of:=[.F177]-[.G177]" office:value-type="float" office:value="333.125" calcext:value-type="float">
            <text:p>333.125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chael Ston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06.556" calcext:value-type="float">
            <text:p>506.556</text:p>
          </table:table-cell>
          <table:table-cell office:value-type="float" office:value="174.03" calcext:value-type="float">
            <text:p>174.03</text:p>
          </table:table-cell>
          <table:table-cell table:formula="of:=[.F178]-[.G178]" office:value-type="float" office:value="332.526" calcext:value-type="float">
            <text:p>332.526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Jussi Jokinen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76.404" calcext:value-type="float">
            <text:p>576.404</text:p>
          </table:table-cell>
          <table:table-cell office:value-type="float" office:value="244.924" calcext:value-type="float">
            <text:p>244.924</text:p>
          </table:table-cell>
          <table:table-cell table:formula="of:=[.F179]-[.G179]" office:value-type="float" office:value="331.48" calcext:value-type="float">
            <text:p>331.48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Vladislav Namestnikov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27.329" calcext:value-type="float">
            <text:p>527.329</text:p>
          </table:table-cell>
          <table:table-cell office:value-type="float" office:value="197.927" calcext:value-type="float">
            <text:p>197.927</text:p>
          </table:table-cell>
          <table:table-cell table:formula="of:=[.F180]-[.G180]" office:value-type="float" office:value="329.402" calcext:value-type="float">
            <text:p>329.402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cott Hartnell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20.449" calcext:value-type="float">
            <text:p>520.449</text:p>
          </table:table-cell>
          <table:table-cell office:value-type="float" office:value="191.403" calcext:value-type="float">
            <text:p>191.403</text:p>
          </table:table-cell>
          <table:table-cell table:formula="of:=[.F181]-[.G181]" office:value-type="float" office:value="329.046" calcext:value-type="float">
            <text:p>329.046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Kris Versteeg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79.46" calcext:value-type="float">
            <text:p>579.46</text:p>
          </table:table-cell>
          <table:table-cell office:value-type="float" office:value="250.759" calcext:value-type="float">
            <text:p>250.759</text:p>
          </table:table-cell>
          <table:table-cell table:formula="of:=[.F182]-[.G182]" office:value-type="float" office:value="328.701" calcext:value-type="float">
            <text:p>328.70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yan Nugent-Hopkin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35.355" calcext:value-type="float">
            <text:p>535.355</text:p>
          </table:table-cell>
          <table:table-cell office:value-type="float" office:value="208.611" calcext:value-type="float">
            <text:p>208.611</text:p>
          </table:table-cell>
          <table:table-cell table:formula="of:=[.F183]-[.G183]" office:value-type="float" office:value="326.744" calcext:value-type="float">
            <text:p>326.744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uncan Keith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11.162" calcext:value-type="float">
            <text:p>511.162</text:p>
          </table:table-cell>
          <table:table-cell office:value-type="float" office:value="186.442" calcext:value-type="float">
            <text:p>186.442</text:p>
          </table:table-cell>
          <table:table-cell table:formula="of:=[.F184]-[.G184]" office:value-type="float" office:value="324.72" calcext:value-type="float">
            <text:p>324.72</text:p>
          </table:table-cell>
          <table:table-cell table:number-columns-repeated="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David Perron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23.893" calcext:value-type="float">
            <text:p>523.893</text:p>
          </table:table-cell>
          <table:table-cell office:value-type="float" office:value="205.528" calcext:value-type="float">
            <text:p>205.528</text:p>
          </table:table-cell>
          <table:table-cell table:formula="of:=[.F185]-[.G185]" office:value-type="float" office:value="318.365" calcext:value-type="float">
            <text:p>318.36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ntoine Vermett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89.125" calcext:value-type="float">
            <text:p>489.125</text:p>
          </table:table-cell>
          <table:table-cell office:value-type="float" office:value="173.673" calcext:value-type="float">
            <text:p>173.673</text:p>
          </table:table-cell>
          <table:table-cell table:formula="of:=[.F186]-[.G186]" office:value-type="float" office:value="315.452" calcext:value-type="float">
            <text:p>315.452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aul Stastny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539.932" calcext:value-type="float">
            <text:p>539.932</text:p>
          </table:table-cell>
          <table:table-cell office:value-type="float" office:value="225.992" calcext:value-type="float">
            <text:p>225.992</text:p>
          </table:table-cell>
          <table:table-cell table:formula="of:=[.F187]-[.G187]" office:value-type="float" office:value="313.94" calcext:value-type="float">
            <text:p>313.94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arian Hoss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52.935" calcext:value-type="float">
            <text:p>552.935</text:p>
          </table:table-cell>
          <table:table-cell office:value-type="float" office:value="241.267" calcext:value-type="float">
            <text:p>241.267</text:p>
          </table:table-cell>
          <table:table-cell table:formula="of:=[.F188]-[.G188]" office:value-type="float" office:value="311.668" calcext:value-type="float">
            <text:p>311.668</text:p>
          </table:table-cell>
          <table:table-cell table:number-columns-repeated="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TJ Brodie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11.673" calcext:value-type="float">
            <text:p>511.673</text:p>
          </table:table-cell>
          <table:table-cell office:value-type="float" office:value="200.881" calcext:value-type="float">
            <text:p>200.881</text:p>
          </table:table-cell>
          <table:table-cell table:formula="of:=[.F189]-[.G189]" office:value-type="float" office:value="310.792" calcext:value-type="float">
            <text:p>310.79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nis Widema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67.989" calcext:value-type="float">
            <text:p>467.989</text:p>
          </table:table-cell>
          <table:table-cell office:value-type="float" office:value="157.589" calcext:value-type="float">
            <text:p>157.589</text:p>
          </table:table-cell>
          <table:table-cell table:formula="of:=[.F190]-[.G190]" office:value-type="float" office:value="310.4" calcext:value-type="float">
            <text:p>310.4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Brandon Dubinsky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21.915" calcext:value-type="float">
            <text:p>521.915</text:p>
          </table:table-cell>
          <table:table-cell office:value-type="float" office:value="213.254" calcext:value-type="float">
            <text:p>213.254</text:p>
          </table:table-cell>
          <table:table-cell table:formula="of:=[.F191]-[.G191]" office:value-type="float" office:value="308.661" calcext:value-type="float">
            <text:p>308.661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Andrew Ladd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46.936" calcext:value-type="float">
            <text:p>546.936</text:p>
          </table:table-cell>
          <table:table-cell office:value-type="float" office:value="238.432" calcext:value-type="float">
            <text:p>238.432</text:p>
          </table:table-cell>
          <table:table-cell table:formula="of:=[.F192]-[.G192]" office:value-type="float" office:value="308.504" calcext:value-type="float">
            <text:p>308.504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m Atkinson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47.544" calcext:value-type="float">
            <text:p>547.544</text:p>
          </table:table-cell>
          <table:table-cell office:value-type="float" office:value="239.499" calcext:value-type="float">
            <text:p>239.499</text:p>
          </table:table-cell>
          <table:table-cell table:formula="of:=[.F193]-[.G193]" office:value-type="float" office:value="308.045" calcext:value-type="float">
            <text:p>308.045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lexander Wennber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89.925" calcext:value-type="float">
            <text:p>489.925</text:p>
          </table:table-cell>
          <table:table-cell office:value-type="float" office:value="186.582" calcext:value-type="float">
            <text:p>186.582</text:p>
          </table:table-cell>
          <table:table-cell table:formula="of:=[.F194]-[.G194]" office:value-type="float" office:value="303.343" calcext:value-type="float">
            <text:p>303.34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oe Colborne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80.377" calcext:value-type="float">
            <text:p>480.377</text:p>
          </table:table-cell>
          <table:table-cell office:value-type="float" office:value="177.125" calcext:value-type="float">
            <text:p>177.125</text:p>
          </table:table-cell>
          <table:table-cell table:formula="of:=[.F195]-[.G195]" office:value-type="float" office:value="303.252" calcext:value-type="float">
            <text:p>303.252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lex Tanguay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09.966" calcext:value-type="float">
            <text:p>509.966</text:p>
          </table:table-cell>
          <table:table-cell office:value-type="float" office:value="208.689" calcext:value-type="float">
            <text:p>208.689</text:p>
          </table:table-cell>
          <table:table-cell table:formula="of:=[.F196]-[.G196]" office:value-type="float" office:value="301.277" calcext:value-type="float">
            <text:p>301.277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ampus Lindholm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67.043" calcext:value-type="float">
            <text:p>467.043</text:p>
          </table:table-cell>
          <table:table-cell office:value-type="float" office:value="166.411" calcext:value-type="float">
            <text:p>166.411</text:p>
          </table:table-cell>
          <table:table-cell table:formula="of:=[.F197]-[.G197]" office:value-type="float" office:value="300.632" calcext:value-type="float">
            <text:p>300.63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rendan Gallagher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88.198" calcext:value-type="float">
            <text:p>488.198</text:p>
          </table:table-cell>
          <table:table-cell office:value-type="float" office:value="188.025" calcext:value-type="float">
            <text:p>188.025</text:p>
          </table:table-cell>
          <table:table-cell table:formula="of:=[.F198]-[.G198]" office:value-type="float" office:value="300.173" calcext:value-type="float">
            <text:p>300.173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lex Pietrangelo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62.099" calcext:value-type="float">
            <text:p>562.099</text:p>
          </table:table-cell>
          <table:table-cell office:value-type="float" office:value="263.976" calcext:value-type="float">
            <text:p>263.976</text:p>
          </table:table-cell>
          <table:table-cell table:formula="of:=[.F199]-[.G199]" office:value-type="float" office:value="298.123" calcext:value-type="float">
            <text:p>298.123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rad Boyes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47.044" calcext:value-type="float">
            <text:p>447.044</text:p>
          </table:table-cell>
          <table:table-cell office:value-type="float" office:value="149.176" calcext:value-type="float">
            <text:p>149.176</text:p>
          </table:table-cell>
          <table:table-cell table:formula="of:=[.F200]-[.G200]" office:value-type="float" office:value="297.868" calcext:value-type="float">
            <text:p>297.868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Jared Spurgeon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18.929" calcext:value-type="float">
            <text:p>518.929</text:p>
          </table:table-cell>
          <table:table-cell office:value-type="float" office:value="221.249" calcext:value-type="float">
            <text:p>221.249</text:p>
          </table:table-cell>
          <table:table-cell table:formula="of:=[.F201]-[.G201]" office:value-type="float" office:value="297.68" calcext:value-type="float">
            <text:p>297.68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rl Soderberg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00.428" calcext:value-type="float">
            <text:p>500.428</text:p>
          </table:table-cell>
          <table:table-cell office:value-type="float" office:value="205.234" calcext:value-type="float">
            <text:p>205.234</text:p>
          </table:table-cell>
          <table:table-cell table:formula="of:=[.F202]-[.G202]" office:value-type="float" office:value="295.194" calcext:value-type="float">
            <text:p>295.194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Jamie McGinn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38.674" calcext:value-type="float">
            <text:p>438.674</text:p>
          </table:table-cell>
          <table:table-cell office:value-type="float" office:value="145.415" calcext:value-type="float">
            <text:p>145.415</text:p>
          </table:table-cell>
          <table:table-cell table:formula="of:=[.F203]-[.G203]" office:value-type="float" office:value="293.259" calcext:value-type="float">
            <text:p>293.259</text:p>
          </table:table-cell>
          <table:table-cell table:number-columns-repeated="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Matt Niskanen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90.274" calcext:value-type="float">
            <text:p>490.274</text:p>
          </table:table-cell>
          <table:table-cell office:value-type="float" office:value="197.308" calcext:value-type="float">
            <text:p>197.308</text:p>
          </table:table-cell>
          <table:table-cell table:formula="of:=[.F204]-[.G204]" office:value-type="float" office:value="292.966" calcext:value-type="float">
            <text:p>292.966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Damon Severso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54.138" calcext:value-type="float">
            <text:p>454.138</text:p>
          </table:table-cell>
          <table:table-cell office:value-type="float" office:value="161.927" calcext:value-type="float">
            <text:p>161.927</text:p>
          </table:table-cell>
          <table:table-cell table:formula="of:=[.F205]-[.G205]" office:value-type="float" office:value="292.211" calcext:value-type="float">
            <text:p>292.211</text:p>
          </table:table-cell>
          <table:table-cell table:number-columns-repeated="5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Robby Fabbri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13.703" calcext:value-type="float">
            <text:p>513.703</text:p>
          </table:table-cell>
          <table:table-cell office:value-type="float" office:value="222.825" calcext:value-type="float">
            <text:p>222.825</text:p>
          </table:table-cell>
          <table:table-cell table:formula="of:=[.F206]-[.G206]" office:value-type="float" office:value="290.878" calcext:value-type="float">
            <text:p>290.878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.J. Oshi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54.051" calcext:value-type="float">
            <text:p>554.051</text:p>
          </table:table-cell>
          <table:table-cell office:value-type="float" office:value="263.625" calcext:value-type="float">
            <text:p>263.625</text:p>
          </table:table-cell>
          <table:table-cell table:formula="of:=[.F207]-[.G207]" office:value-type="float" office:value="290.426" calcext:value-type="float">
            <text:p>290.426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Brandon Pirri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57.981" calcext:value-type="float">
            <text:p>457.981</text:p>
          </table:table-cell>
          <table:table-cell office:value-type="float" office:value="167.745" calcext:value-type="float">
            <text:p>167.745</text:p>
          </table:table-cell>
          <table:table-cell table:formula="of:=[.F208]-[.G208]" office:value-type="float" office:value="290.236" calcext:value-type="float">
            <text:p>290.236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les Hemsky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68.433" calcext:value-type="float">
            <text:p>468.433</text:p>
          </table:table-cell>
          <table:table-cell office:value-type="float" office:value="178.246" calcext:value-type="float">
            <text:p>178.246</text:p>
          </table:table-cell>
          <table:table-cell table:formula="of:=[.F209]-[.G209]" office:value-type="float" office:value="290.187" calcext:value-type="float">
            <text:p>290.187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yan Elli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8.79" calcext:value-type="float">
            <text:p>468.79</text:p>
          </table:table-cell>
          <table:table-cell office:value-type="float" office:value="179.918" calcext:value-type="float">
            <text:p>179.918</text:p>
          </table:table-cell>
          <table:table-cell table:formula="of:=[.F210]-[.G210]" office:value-type="float" office:value="288.872" calcext:value-type="float">
            <text:p>288.872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an Couturier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00.732" calcext:value-type="float">
            <text:p>500.732</text:p>
          </table:table-cell>
          <table:table-cell office:value-type="float" office:value="215.639" calcext:value-type="float">
            <text:p>215.639</text:p>
          </table:table-cell>
          <table:table-cell table:formula="of:=[.F211]-[.G211]" office:value-type="float" office:value="285.093" calcext:value-type="float">
            <text:p>285.093</text:p>
          </table:table-cell>
          <table:table-cell table:number-columns-repeated="5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Colton Parayko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06.442" calcext:value-type="float">
            <text:p>506.442</text:p>
          </table:table-cell>
          <table:table-cell office:value-type="float" office:value="222.912" calcext:value-type="float">
            <text:p>222.912</text:p>
          </table:table-cell>
          <table:table-cell table:formula="of:=[.F212]-[.G212]" office:value-type="float" office:value="283.53" calcext:value-type="float">
            <text:p>283.53</text:p>
          </table:table-cell>
          <table:table-cell table:number-columns-repeated="5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Joonas Donskoi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89.318" calcext:value-type="float">
            <text:p>489.318</text:p>
          </table:table-cell>
          <table:table-cell office:value-type="float" office:value="207.547" calcext:value-type="float">
            <text:p>207.547</text:p>
          </table:table-cell>
          <table:table-cell table:formula="of:=[.F213]-[.G213]" office:value-type="float" office:value="281.771" calcext:value-type="float">
            <text:p>281.77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oui Eriksson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20.566" calcext:value-type="float">
            <text:p>520.566</text:p>
          </table:table-cell>
          <table:table-cell office:value-type="float" office:value="239.168" calcext:value-type="float">
            <text:p>239.168</text:p>
          </table:table-cell>
          <table:table-cell table:formula="of:=[.F214]-[.G214]" office:value-type="float" office:value="281.398" calcext:value-type="float">
            <text:p>281.398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ikael Backlund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18.83" calcext:value-type="float">
            <text:p>518.83</text:p>
          </table:table-cell>
          <table:table-cell office:value-type="float" office:value="238.891" calcext:value-type="float">
            <text:p>238.891</text:p>
          </table:table-cell>
          <table:table-cell table:formula="of:=[.F215]-[.G215]" office:value-type="float" office:value="279.939" calcext:value-type="float">
            <text:p>279.939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ven Baertschi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60.48" calcext:value-type="float">
            <text:p>460.48</text:p>
          </table:table-cell>
          <table:table-cell office:value-type="float" office:value="181.412" calcext:value-type="float">
            <text:p>181.412</text:p>
          </table:table-cell>
          <table:table-cell table:formula="of:=[.F216]-[.G216]" office:value-type="float" office:value="279.068" calcext:value-type="float">
            <text:p>279.068</text:p>
          </table:table-cell>
          <table:table-cell table:number-columns-repeated="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John-Michael Lile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59.522" calcext:value-type="float">
            <text:p>459.522</text:p>
          </table:table-cell>
          <table:table-cell office:value-type="float" office:value="180.851" calcext:value-type="float">
            <text:p>180.851</text:p>
          </table:table-cell>
          <table:table-cell table:formula="of:=[.F217]-[.G217]" office:value-type="float" office:value="278.671" calcext:value-type="float">
            <text:p>278.671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lex Goligoski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69.643" calcext:value-type="float">
            <text:p>469.643</text:p>
          </table:table-cell>
          <table:table-cell office:value-type="float" office:value="193.559" calcext:value-type="float">
            <text:p>193.559</text:p>
          </table:table-cell>
          <table:table-cell table:formula="of:=[.F218]-[.G218]" office:value-type="float" office:value="276.084" calcext:value-type="float">
            <text:p>276.084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Jacob Josefso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39.541" calcext:value-type="float">
            <text:p>439.541</text:p>
          </table:table-cell>
          <table:table-cell office:value-type="float" office:value="163.647" calcext:value-type="float">
            <text:p>163.647</text:p>
          </table:table-cell>
          <table:table-cell table:formula="of:=[.F219]-[.G219]" office:value-type="float" office:value="275.894" calcext:value-type="float">
            <text:p>275.894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avid Schlemko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15.332" calcext:value-type="float">
            <text:p>415.332</text:p>
          </table:table-cell>
          <table:table-cell office:value-type="float" office:value="140.721" calcext:value-type="float">
            <text:p>140.721</text:p>
          </table:table-cell>
          <table:table-cell table:formula="of:=[.F220]-[.G220]" office:value-type="float" office:value="274.611" calcext:value-type="float">
            <text:p>274.611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rtin Hanzal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28.326" calcext:value-type="float">
            <text:p>428.326</text:p>
          </table:table-cell>
          <table:table-cell office:value-type="float" office:value="154.866" calcext:value-type="float">
            <text:p>154.866</text:p>
          </table:table-cell>
          <table:table-cell table:formula="of:=[.F221]-[.G221]" office:value-type="float" office:value="273.46" calcext:value-type="float">
            <text:p>273.46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Justin Williams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23.102" calcext:value-type="float">
            <text:p>523.102</text:p>
          </table:table-cell>
          <table:table-cell office:value-type="float" office:value="250.115" calcext:value-type="float">
            <text:p>250.115</text:p>
          </table:table-cell>
          <table:table-cell table:formula="of:=[.F222]-[.G222]" office:value-type="float" office:value="272.987" calcext:value-type="float">
            <text:p>272.987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atrice Bergeron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521.38" calcext:value-type="float">
            <text:p>521.38</text:p>
          </table:table-cell>
          <table:table-cell office:value-type="float" office:value="248.949" calcext:value-type="float">
            <text:p>248.949</text:p>
          </table:table-cell>
          <table:table-cell table:formula="of:=[.F223]-[.G223]" office:value-type="float" office:value="272.431" calcext:value-type="float">
            <text:p>272.431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ason Zuck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76.027" calcext:value-type="float">
            <text:p>476.027</text:p>
          </table:table-cell>
          <table:table-cell office:value-type="float" office:value="207.786" calcext:value-type="float">
            <text:p>207.786</text:p>
          </table:table-cell>
          <table:table-cell table:formula="of:=[.F224]-[.G224]" office:value-type="float" office:value="268.241" calcext:value-type="float">
            <text:p>268.241</text:p>
          </table:table-cell>
          <table:table-cell table:number-columns-repeated="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Michael Raffl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77.924" calcext:value-type="float">
            <text:p>477.924</text:p>
          </table:table-cell>
          <table:table-cell office:value-type="float" office:value="211.136" calcext:value-type="float">
            <text:p>211.136</text:p>
          </table:table-cell>
          <table:table-cell table:formula="of:=[.F225]-[.G225]" office:value-type="float" office:value="266.788" calcext:value-type="float">
            <text:p>266.788</text:p>
          </table:table-cell>
          <table:table-cell table:number-columns-repeated="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Ryan McDonagh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24.232" calcext:value-type="float">
            <text:p>424.232</text:p>
          </table:table-cell>
          <table:table-cell office:value-type="float" office:value="160.377" calcext:value-type="float">
            <text:p>160.377</text:p>
          </table:table-cell>
          <table:table-cell table:formula="of:=[.F226]-[.G226]" office:value-type="float" office:value="263.855" calcext:value-type="float">
            <text:p>263.855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Jori Lehter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81.62" calcext:value-type="float">
            <text:p>481.62</text:p>
          </table:table-cell>
          <table:table-cell office:value-type="float" office:value="218.38" calcext:value-type="float">
            <text:p>218.38</text:p>
          </table:table-cell>
          <table:table-cell table:formula="of:=[.F227]-[.G227]" office:value-type="float" office:value="263.24" calcext:value-type="float">
            <text:p>263.24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yan Strom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30.306" calcext:value-type="float">
            <text:p>430.306</text:p>
          </table:table-cell>
          <table:table-cell office:value-type="float" office:value="168.09" calcext:value-type="float">
            <text:p>168.09</text:p>
          </table:table-cell>
          <table:table-cell table:formula="of:=[.F228]-[.G228]" office:value-type="float" office:value="262.216" calcext:value-type="float">
            <text:p>262.21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il Yakupov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12.759" calcext:value-type="float">
            <text:p>412.759</text:p>
          </table:table-cell>
          <table:table-cell office:value-type="float" office:value="152.88" calcext:value-type="float">
            <text:p>152.88</text:p>
          </table:table-cell>
          <table:table-cell table:formula="of:=[.F229]-[.G229]" office:value-type="float" office:value="259.879" calcext:value-type="float">
            <text:p>259.879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dam Henriq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59.769" calcext:value-type="float">
            <text:p>459.769</text:p>
          </table:table-cell>
          <table:table-cell office:value-type="float" office:value="200.562" calcext:value-type="float">
            <text:p>200.562</text:p>
          </table:table-cell>
          <table:table-cell table:formula="of:=[.F230]-[.G230]" office:value-type="float" office:value="259.207" calcext:value-type="float">
            <text:p>259.207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James van Riemsdyk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13.935" calcext:value-type="float">
            <text:p>413.935</text:p>
          </table:table-cell>
          <table:table-cell office:value-type="float" office:value="155.75" calcext:value-type="float">
            <text:p>155.75</text:p>
          </table:table-cell>
          <table:table-cell table:formula="of:=[.F231]-[.G231]" office:value-type="float" office:value="258.185" calcext:value-type="float">
            <text:p>258.185</text:p>
          </table:table-cell>
          <table:table-cell table:number-columns-repeated="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Joel Ward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62.538" calcext:value-type="float">
            <text:p>462.538</text:p>
          </table:table-cell>
          <table:table-cell office:value-type="float" office:value="206.287" calcext:value-type="float">
            <text:p>206.287</text:p>
          </table:table-cell>
          <table:table-cell table:formula="of:=[.F232]-[.G232]" office:value-type="float" office:value="256.251" calcext:value-type="float">
            <text:p>256.25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osh Bailey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6.35" calcext:value-type="float">
            <text:p>416.35</text:p>
          </table:table-cell>
          <table:table-cell office:value-type="float" office:value="161.903" calcext:value-type="float">
            <text:p>161.903</text:p>
          </table:table-cell>
          <table:table-cell table:formula="of:=[.F233]-[.G233]" office:value-type="float" office:value="254.447" calcext:value-type="float">
            <text:p>254.447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ody Frans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65.951" calcext:value-type="float">
            <text:p>365.951</text:p>
          </table:table-cell>
          <table:table-cell office:value-type="float" office:value="114.341" calcext:value-type="float">
            <text:p>114.341</text:p>
          </table:table-cell>
          <table:table-cell table:formula="of:=[.F234]-[.G234]" office:value-type="float" office:value="251.61" calcext:value-type="float">
            <text:p>251.61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Brad Marchand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496.456" calcext:value-type="float">
            <text:p>496.456</text:p>
          </table:table-cell>
          <table:table-cell office:value-type="float" office:value="244.861" calcext:value-type="float">
            <text:p>244.861</text:p>
          </table:table-cell>
          <table:table-cell table:formula="of:=[.F235]-[.G235]" office:value-type="float" office:value="251.595" calcext:value-type="float">
            <text:p>251.595</text:p>
          </table:table-cell>
          <table:table-cell table:number-columns-repeated="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Jonathan Marchessault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73.922" calcext:value-type="float">
            <text:p>373.922</text:p>
          </table:table-cell>
          <table:table-cell office:value-type="float" office:value="122.557" calcext:value-type="float">
            <text:p>122.557</text:p>
          </table:table-cell>
          <table:table-cell table:formula="of:=[.F236]-[.G236]" office:value-type="float" office:value="251.365" calcext:value-type="float">
            <text:p>251.365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obias Rieder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58.274" calcext:value-type="float">
            <text:p>458.274</text:p>
          </table:table-cell>
          <table:table-cell office:value-type="float" office:value="209.391" calcext:value-type="float">
            <text:p>209.391</text:p>
          </table:table-cell>
          <table:table-cell table:formula="of:=[.F237]-[.G237]" office:value-type="float" office:value="248.883" calcext:value-type="float">
            <text:p>248.883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am Gagn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8.537" calcext:value-type="float">
            <text:p>398.537</text:p>
          </table:table-cell>
          <table:table-cell office:value-type="float" office:value="151.88" calcext:value-type="float">
            <text:p>151.88</text:p>
          </table:table-cell>
          <table:table-cell table:formula="of:=[.F238]-[.G238]" office:value-type="float" office:value="246.657" calcext:value-type="float">
            <text:p>246.657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rian Gion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4.006" calcext:value-type="float">
            <text:p>424.006</text:p>
          </table:table-cell>
          <table:table-cell office:value-type="float" office:value="178.839" calcext:value-type="float">
            <text:p>178.839</text:p>
          </table:table-cell>
          <table:table-cell table:formula="of:=[.F239]-[.G239]" office:value-type="float" office:value="245.167" calcext:value-type="float">
            <text:p>245.167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Justin Abdelkader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38.971" calcext:value-type="float">
            <text:p>438.971</text:p>
          </table:table-cell>
          <table:table-cell office:value-type="float" office:value="195.994" calcext:value-type="float">
            <text:p>195.994</text:p>
          </table:table-cell>
          <table:table-cell table:formula="of:=[.F240]-[.G240]" office:value-type="float" office:value="242.977" calcext:value-type="float">
            <text:p>242.977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Lee Stempniak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433.938" calcext:value-type="float">
            <text:p>433.938</text:p>
          </table:table-cell>
          <table:table-cell office:value-type="float" office:value="195.118" calcext:value-type="float">
            <text:p>195.118</text:p>
          </table:table-cell>
          <table:table-cell table:formula="of:=[.F241]-[.G241]" office:value-type="float" office:value="238.82" calcext:value-type="float">
            <text:p>238.82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Erik Johnso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6.497" calcext:value-type="float">
            <text:p>406.497</text:p>
          </table:table-cell>
          <table:table-cell office:value-type="float" office:value="168.176" calcext:value-type="float">
            <text:p>168.176</text:p>
          </table:table-cell>
          <table:table-cell table:formula="of:=[.F242]-[.G242]" office:value-type="float" office:value="238.321" calcext:value-type="float">
            <text:p>238.321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o Horvat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33.126" calcext:value-type="float">
            <text:p>433.126</text:p>
          </table:table-cell>
          <table:table-cell office:value-type="float" office:value="194.93" calcext:value-type="float">
            <text:p>194.93</text:p>
          </table:table-cell>
          <table:table-cell table:formula="of:=[.F243]-[.G243]" office:value-type="float" office:value="238.196" calcext:value-type="float">
            <text:p>238.196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rancois Beauchemin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7.363" calcext:value-type="float">
            <text:p>387.363</text:p>
          </table:table-cell>
          <table:table-cell office:value-type="float" office:value="149.518" calcext:value-type="float">
            <text:p>149.518</text:p>
          </table:table-cell>
          <table:table-cell table:formula="of:=[.F244]-[.G244]" office:value-type="float" office:value="237.845" calcext:value-type="float">
            <text:p>237.84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ec Martinez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05.298" calcext:value-type="float">
            <text:p>405.298</text:p>
          </table:table-cell>
          <table:table-cell office:value-type="float" office:value="167.962" calcext:value-type="float">
            <text:p>167.962</text:p>
          </table:table-cell>
          <table:table-cell table:formula="of:=[.F245]-[.G245]" office:value-type="float" office:value="237.336" calcext:value-type="float">
            <text:p>237.336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avid Backes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59.015" calcext:value-type="float">
            <text:p>459.015</text:p>
          </table:table-cell>
          <table:table-cell office:value-type="float" office:value="224.182" calcext:value-type="float">
            <text:p>224.182</text:p>
          </table:table-cell>
          <table:table-cell table:formula="of:=[.F246]-[.G246]" office:value-type="float" office:value="234.833" calcext:value-type="float">
            <text:p>234.833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Jack Johns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55.776" calcext:value-type="float">
            <text:p>355.776</text:p>
          </table:table-cell>
          <table:table-cell office:value-type="float" office:value="123.271" calcext:value-type="float">
            <text:p>123.271</text:p>
          </table:table-cell>
          <table:table-cell table:formula="of:=[.F247]-[.G247]" office:value-type="float" office:value="232.505" calcext:value-type="float">
            <text:p>232.50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nders Lee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72.541" calcext:value-type="float">
            <text:p>372.541</text:p>
          </table:table-cell>
          <table:table-cell office:value-type="float" office:value="140.919" calcext:value-type="float">
            <text:p>140.919</text:p>
          </table:table-cell>
          <table:table-cell table:formula="of:=[.F248]-[.G248]" office:value-type="float" office:value="231.622" calcext:value-type="float">
            <text:p>231.62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rian Gaborik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75.782" calcext:value-type="float">
            <text:p>375.782</text:p>
          </table:table-cell>
          <table:table-cell office:value-type="float" office:value="145.12" calcext:value-type="float">
            <text:p>145.12</text:p>
          </table:table-cell>
          <table:table-cell table:formula="of:=[.F249]-[.G249]" office:value-type="float" office:value="230.662" calcext:value-type="float">
            <text:p>230.662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ndrew Shaw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85.202" calcext:value-type="float">
            <text:p>385.202</text:p>
          </table:table-cell>
          <table:table-cell office:value-type="float" office:value="156.217" calcext:value-type="float">
            <text:p>156.217</text:p>
          </table:table-cell>
          <table:table-cell table:formula="of:=[.F250]-[.G250]" office:value-type="float" office:value="228.985" calcext:value-type="float">
            <text:p>228.985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oy Brouwer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61.484" calcext:value-type="float">
            <text:p>461.484</text:p>
          </table:table-cell>
          <table:table-cell office:value-type="float" office:value="233.418" calcext:value-type="float">
            <text:p>233.418</text:p>
          </table:table-cell>
          <table:table-cell table:formula="of:=[.F251]-[.G251]" office:value-type="float" office:value="228.066" calcext:value-type="float">
            <text:p>228.066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tt Mouls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62.578" calcext:value-type="float">
            <text:p>362.578</text:p>
          </table:table-cell>
          <table:table-cell office:value-type="float" office:value="135.724" calcext:value-type="float">
            <text:p>135.724</text:p>
          </table:table-cell>
          <table:table-cell table:formula="of:=[.F252]-[.G252]" office:value-type="float" office:value="226.854" calcext:value-type="float">
            <text:p>226.854</text:p>
          </table:table-cell>
          <table:table-cell table:number-columns-repeated="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Andre Burakovsky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19.234" calcext:value-type="float">
            <text:p>419.234</text:p>
          </table:table-cell>
          <table:table-cell office:value-type="float" office:value="197.902" calcext:value-type="float">
            <text:p>197.902</text:p>
          </table:table-cell>
          <table:table-cell table:formula="of:=[.F253]-[.G253]" office:value-type="float" office:value="221.332" calcext:value-type="float">
            <text:p>221.332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ikita Nesterov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05.134" calcext:value-type="float">
            <text:p>105.134</text:p>
          </table:table-cell>
          <table:table-cell table:formula="of:=[.F254]-[.G254]" office:value-type="float" office:value="220.503" calcext:value-type="float">
            <text:p>220.50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ale Weis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91.192" calcext:value-type="float">
            <text:p>391.192</text:p>
          </table:table-cell>
          <table:table-cell office:value-type="float" office:value="170.84" calcext:value-type="float">
            <text:p>170.84</text:p>
          </table:table-cell>
          <table:table-cell table:formula="of:=[.F255]-[.G255]" office:value-type="float" office:value="220.352" calcext:value-type="float">
            <text:p>220.352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yan Kesler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15.151" calcext:value-type="float">
            <text:p>415.151</text:p>
          </table:table-cell>
          <table:table-cell office:value-type="float" office:value="195.019" calcext:value-type="float">
            <text:p>195.019</text:p>
          </table:table-cell>
          <table:table-cell table:formula="of:=[.F256]-[.G256]" office:value-type="float" office:value="220.132" calcext:value-type="float">
            <text:p>220.13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noit Pouliot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73.731" calcext:value-type="float">
            <text:p>373.731</text:p>
          </table:table-cell>
          <table:table-cell office:value-type="float" office:value="153.642" calcext:value-type="float">
            <text:p>153.642</text:p>
          </table:table-cell>
          <table:table-cell table:formula="of:=[.F257]-[.G257]" office:value-type="float" office:value="220.089" calcext:value-type="float">
            <text:p>220.089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yan Callahan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10.844" calcext:value-type="float">
            <text:p>410.844</text:p>
          </table:table-cell>
          <table:table-cell office:value-type="float" office:value="191.684" calcext:value-type="float">
            <text:p>191.684</text:p>
          </table:table-cell>
          <table:table-cell table:formula="of:=[.F258]-[.G258]" office:value-type="float" office:value="219.16" calcext:value-type="float">
            <text:p>219.16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Marek Zidlicky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36.303" calcext:value-type="float">
            <text:p>336.303</text:p>
          </table:table-cell>
          <table:table-cell office:value-type="float" office:value="117.562" calcext:value-type="float">
            <text:p>117.562</text:p>
          </table:table-cell>
          <table:table-cell table:formula="of:=[.F259]-[.G259]" office:value-type="float" office:value="218.741" calcext:value-type="float">
            <text:p>218.741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Yannick Web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0.303" calcext:value-type="float">
            <text:p>330.303</text:p>
          </table:table-cell>
          <table:table-cell office:value-type="float" office:value="113.177" calcext:value-type="float">
            <text:p>113.177</text:p>
          </table:table-cell>
          <table:table-cell table:formula="of:=[.F260]-[.G260]" office:value-type="float" office:value="217.126" calcext:value-type="float">
            <text:p>217.126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olin Wilso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68.14" calcext:value-type="float">
            <text:p>368.14</text:p>
          </table:table-cell>
          <table:table-cell office:value-type="float" office:value="151.35" calcext:value-type="float">
            <text:p>151.35</text:p>
          </table:table-cell>
          <table:table-cell table:formula="of:=[.F261]-[.G261]" office:value-type="float" office:value="216.79" calcext:value-type="float">
            <text:p>216.79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atrick Maro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53.347" calcext:value-type="float">
            <text:p>353.347</text:p>
          </table:table-cell>
          <table:table-cell office:value-type="float" office:value="141.513" calcext:value-type="float">
            <text:p>141.513</text:p>
          </table:table-cell>
          <table:table-cell table:formula="of:=[.F262]-[.G262]" office:value-type="float" office:value="211.834" calcext:value-type="float">
            <text:p>211.834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ikhail Grigorenko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41.776" calcext:value-type="float">
            <text:p>341.776</text:p>
          </table:table-cell>
          <table:table-cell office:value-type="float" office:value="131.822" calcext:value-type="float">
            <text:p>131.822</text:p>
          </table:table-cell>
          <table:table-cell table:formula="of:=[.F263]-[.G263]" office:value-type="float" office:value="209.954" calcext:value-type="float">
            <text:p>209.954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Jordan Staal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04.796" calcext:value-type="float">
            <text:p>404.796</text:p>
          </table:table-cell>
          <table:table-cell office:value-type="float" office:value="194.899" calcext:value-type="float">
            <text:p>194.899</text:p>
          </table:table-cell>
          <table:table-cell table:formula="of:=[.F264]-[.G264]" office:value-type="float" office:value="209.897" calcext:value-type="float">
            <text:p>209.897</text:p>
          </table:table-cell>
          <table:table-cell table:number-columns-repeated="5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Jared McCan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51.558" calcext:value-type="float">
            <text:p>351.558</text:p>
          </table:table-cell>
          <table:table-cell office:value-type="float" office:value="143.761" calcext:value-type="float">
            <text:p>143.761</text:p>
          </table:table-cell>
          <table:table-cell table:formula="of:=[.F265]-[.G265]" office:value-type="float" office:value="207.797" calcext:value-type="float">
            <text:p>207.797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Travis Zajac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94.153" calcext:value-type="float">
            <text:p>394.153</text:p>
          </table:table-cell>
          <table:table-cell office:value-type="float" office:value="186.925" calcext:value-type="float">
            <text:p>186.925</text:p>
          </table:table-cell>
          <table:table-cell table:formula="of:=[.F266]-[.G266]" office:value-type="float" office:value="207.228" calcext:value-type="float">
            <text:p>207.228</text:p>
          </table:table-cell>
          <table:table-cell table:number-columns-repeated="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Riley Nash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37.329" calcext:value-type="float">
            <text:p>337.329</text:p>
          </table:table-cell>
          <table:table-cell office:value-type="float" office:value="134.962" calcext:value-type="float">
            <text:p>134.962</text:p>
          </table:table-cell>
          <table:table-cell table:formula="of:=[.F267]-[.G267]" office:value-type="float" office:value="202.367" calcext:value-type="float">
            <text:p>202.367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ustin Brown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20.386" calcext:value-type="float">
            <text:p>420.386</text:p>
          </table:table-cell>
          <table:table-cell office:value-type="float" office:value="220.738" calcext:value-type="float">
            <text:p>220.738</text:p>
          </table:table-cell>
          <table:table-cell table:formula="of:=[.F268]-[.G268]" office:value-type="float" office:value="199.648" calcext:value-type="float">
            <text:p>199.648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Matt Read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9.14" calcext:value-type="float">
            <text:p>379.14</text:p>
          </table:table-cell>
          <table:table-cell office:value-type="float" office:value="180.033" calcext:value-type="float">
            <text:p>180.033</text:p>
          </table:table-cell>
          <table:table-cell table:formula="of:=[.F269]-[.G269]" office:value-type="float" office:value="199.107" calcext:value-type="float">
            <text:p>199.107</text:p>
          </table:table-cell>
          <table:table-cell table:number-columns-repeated="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Jason Chimer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62.444" calcext:value-type="float">
            <text:p>362.444</text:p>
          </table:table-cell>
          <table:table-cell office:value-type="float" office:value="165.035" calcext:value-type="float">
            <text:p>165.035</text:p>
          </table:table-cell>
          <table:table-cell table:formula="of:=[.F270]-[.G270]" office:value-type="float" office:value="197.409" calcext:value-type="float">
            <text:p>197.409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Mark Letestu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0.327" calcext:value-type="float">
            <text:p>350.327</text:p>
          </table:table-cell>
          <table:table-cell office:value-type="float" office:value="153.757" calcext:value-type="float">
            <text:p>153.757</text:p>
          </table:table-cell>
          <table:table-cell table:formula="of:=[.F271]-[.G271]" office:value-type="float" office:value="196.57" calcext:value-type="float">
            <text:p>196.57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rock Nelson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70.34" calcext:value-type="float">
            <text:p>370.34</text:p>
          </table:table-cell>
          <table:table-cell office:value-type="float" office:value="173.866" calcext:value-type="float">
            <text:p>173.866</text:p>
          </table:table-cell>
          <table:table-cell table:formula="of:=[.F272]-[.G272]" office:value-type="float" office:value="196.474" calcext:value-type="float">
            <text:p>196.474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Artem Anisimov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50.022" calcext:value-type="float">
            <text:p>350.022</text:p>
          </table:table-cell>
          <table:table-cell office:value-type="float" office:value="154.66" calcext:value-type="float">
            <text:p>154.66</text:p>
          </table:table-cell>
          <table:table-cell table:formula="of:=[.F273]-[.G273]" office:value-type="float" office:value="195.362" calcext:value-type="float">
            <text:p>195.362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Rick Nash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77.29" calcext:value-type="float">
            <text:p>377.29</text:p>
          </table:table-cell>
          <table:table-cell office:value-type="float" office:value="181.935" calcext:value-type="float">
            <text:p>181.935</text:p>
          </table:table-cell>
          <table:table-cell table:formula="of:=[.F274]-[.G274]" office:value-type="float" office:value="195.355" calcext:value-type="float">
            <text:p>195.355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Joffrey Lupu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5.572" calcext:value-type="float">
            <text:p>305.572</text:p>
          </table:table-cell>
          <table:table-cell office:value-type="float" office:value="111.402" calcext:value-type="float">
            <text:p>111.402</text:p>
          </table:table-cell>
          <table:table-cell table:formula="of:=[.F275]-[.G275]" office:value-type="float" office:value="194.17" calcext:value-type="float">
            <text:p>194.17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Johan Larsso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9.485" calcext:value-type="float">
            <text:p>339.485</text:p>
          </table:table-cell>
          <table:table-cell office:value-type="float" office:value="145.708" calcext:value-type="float">
            <text:p>145.708</text:p>
          </table:table-cell>
          <table:table-cell table:formula="of:=[.F276]-[.G276]" office:value-type="float" office:value="193.777" calcext:value-type="float">
            <text:p>193.777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Zach Bogosia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9.366" calcext:value-type="float">
            <text:p>289.366</text:p>
          </table:table-cell>
          <table:table-cell office:value-type="float" office:value="96.7754" calcext:value-type="float">
            <text:p>96.7754</text:p>
          </table:table-cell>
          <table:table-cell table:formula="of:=[.F277]-[.G277]" office:value-type="float" office:value="192.5906" calcext:value-type="float">
            <text:p>192.590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athan Beaulieu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20.946" calcext:value-type="float">
            <text:p>320.946</text:p>
          </table:table-cell>
          <table:table-cell office:value-type="float" office:value="130.394" calcext:value-type="float">
            <text:p>130.394</text:p>
          </table:table-cell>
          <table:table-cell table:formula="of:=[.F278]-[.G278]" office:value-type="float" office:value="190.552" calcext:value-type="float">
            <text:p>190.552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eo Komarov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52.562" calcext:value-type="float">
            <text:p>352.562</text:p>
          </table:table-cell>
          <table:table-cell office:value-type="float" office:value="162.537" calcext:value-type="float">
            <text:p>162.537</text:p>
          </table:table-cell>
          <table:table-cell table:formula="of:=[.F279]-[.G279]" office:value-type="float" office:value="190.025" calcext:value-type="float">
            <text:p>190.025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ars Ell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03.882" calcext:value-type="float">
            <text:p>403.882</text:p>
          </table:table-cell>
          <table:table-cell office:value-type="float" office:value="214.119" calcext:value-type="float">
            <text:p>214.119</text:p>
          </table:table-cell>
          <table:table-cell table:formula="of:=[.F280]-[.G280]" office:value-type="float" office:value="189.763" calcext:value-type="float">
            <text:p>189.763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Blake Comeau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71.475" calcext:value-type="float">
            <text:p>371.475</text:p>
          </table:table-cell>
          <table:table-cell office:value-type="float" office:value="182.562" calcext:value-type="float">
            <text:p>182.562</text:p>
          </table:table-cell>
          <table:table-cell table:formula="of:=[.F281]-[.G281]" office:value-type="float" office:value="188.913" calcext:value-type="float">
            <text:p>188.913</text:p>
          </table:table-cell>
          <table:table-cell table:number-columns-repeated="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Christian Ehrhoff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2.184" calcext:value-type="float">
            <text:p>282.184</text:p>
          </table:table-cell>
          <table:table-cell office:value-type="float" office:value="94.869" calcext:value-type="float">
            <text:p>94.869</text:p>
          </table:table-cell>
          <table:table-cell table:formula="of:=[.F282]-[.G282]" office:value-type="float" office:value="187.315" calcext:value-type="float">
            <text:p>187.315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tt Beleskey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0.566" calcext:value-type="float">
            <text:p>350.566</text:p>
          </table:table-cell>
          <table:table-cell office:value-type="float" office:value="163.58" calcext:value-type="float">
            <text:p>163.58</text:p>
          </table:table-cell>
          <table:table-cell table:formula="of:=[.F283]-[.G283]" office:value-type="float" office:value="186.986" calcext:value-type="float">
            <text:p>186.986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Valeri Nichushkin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39.827" calcext:value-type="float">
            <text:p>339.827</text:p>
          </table:table-cell>
          <table:table-cell office:value-type="float" office:value="152.888" calcext:value-type="float">
            <text:p>152.888</text:p>
          </table:table-cell>
          <table:table-cell table:formula="of:=[.F284]-[.G284]" office:value-type="float" office:value="186.939" calcext:value-type="float">
            <text:p>186.93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ck Smith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2.644" calcext:value-type="float">
            <text:p>372.644</text:p>
          </table:table-cell>
          <table:table-cell office:value-type="float" office:value="186.447" calcext:value-type="float">
            <text:p>186.447</text:p>
          </table:table-cell>
          <table:table-cell table:formula="of:=[.F285]-[.G285]" office:value-type="float" office:value="186.197" calcext:value-type="float">
            <text:p>186.197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lexandre Burrow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49.935" calcext:value-type="float">
            <text:p>349.935</text:p>
          </table:table-cell>
          <table:table-cell office:value-type="float" office:value="164.542" calcext:value-type="float">
            <text:p>164.542</text:p>
          </table:table-cell>
          <table:table-cell table:formula="of:=[.F286]-[.G286]" office:value-type="float" office:value="185.393" calcext:value-type="float">
            <text:p>185.393</text:p>
          </table:table-cell>
          <table:table-cell table:number-columns-repeated="5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Evgeny Medvedev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7.392" calcext:value-type="float">
            <text:p>297.392</text:p>
          </table:table-cell>
          <table:table-cell office:value-type="float" office:value="113.281" calcext:value-type="float">
            <text:p>113.281</text:p>
          </table:table-cell>
          <table:table-cell table:formula="of:=[.F287]-[.G287]" office:value-type="float" office:value="184.111" calcext:value-type="float">
            <text:p>184.11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Kevin Connauto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6.585" calcext:value-type="float">
            <text:p>276.585</text:p>
          </table:table-cell>
          <table:table-cell office:value-type="float" office:value="93.2519" calcext:value-type="float">
            <text:p>93.2519</text:p>
          </table:table-cell>
          <table:table-cell table:formula="of:=[.F288]-[.G288]" office:value-type="float" office:value="183.3331" calcext:value-type="float">
            <text:p>183.3331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Ryan Murph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2.854" calcext:value-type="float">
            <text:p>262.854</text:p>
          </table:table-cell>
          <table:table-cell office:value-type="float" office:value="81.2703" calcext:value-type="float">
            <text:p>81.2703</text:p>
          </table:table-cell>
          <table:table-cell table:formula="of:=[.F289]-[.G289]" office:value-type="float" office:value="181.5837" calcext:value-type="float">
            <text:p>181.5837</text:p>
          </table:table-cell>
          <table:table-cell table:number-columns-repeated="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Andrej Nestrasi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5.773" calcext:value-type="float">
            <text:p>305.773</text:p>
          </table:table-cell>
          <table:table-cell office:value-type="float" office:value="125.34" calcext:value-type="float">
            <text:p>125.34</text:p>
          </table:table-cell>
          <table:table-cell table:formula="of:=[.F290]-[.G290]" office:value-type="float" office:value="180.433" calcext:value-type="float">
            <text:p>180.433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avid Savard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4.84" calcext:value-type="float">
            <text:p>334.84</text:p>
          </table:table-cell>
          <table:table-cell office:value-type="float" office:value="155.024" calcext:value-type="float">
            <text:p>155.024</text:p>
          </table:table-cell>
          <table:table-cell table:formula="of:=[.F291]-[.G291]" office:value-type="float" office:value="179.816" calcext:value-type="float">
            <text:p>179.816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John Moor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13.419" calcext:value-type="float">
            <text:p>313.419</text:p>
          </table:table-cell>
          <table:table-cell office:value-type="float" office:value="134.466" calcext:value-type="float">
            <text:p>134.466</text:p>
          </table:table-cell>
          <table:table-cell table:formula="of:=[.F292]-[.G292]" office:value-type="float" office:value="178.953" calcext:value-type="float">
            <text:p>178.953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arc-Edouard Vlasic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09.707" calcext:value-type="float">
            <text:p>309.707</text:p>
          </table:table-cell>
          <table:table-cell office:value-type="float" office:value="135.233" calcext:value-type="float">
            <text:p>135.233</text:p>
          </table:table-cell>
          <table:table-cell table:formula="of:=[.F293]-[.G293]" office:value-type="float" office:value="174.474" calcext:value-type="float">
            <text:p>174.474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Jaden Schwartz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81.365" calcext:value-type="float">
            <text:p>281.365</text:p>
          </table:table-cell>
          <table:table-cell office:value-type="float" office:value="107.15" calcext:value-type="float">
            <text:p>107.15</text:p>
          </table:table-cell>
          <table:table-cell table:formula="of:=[.F294]-[.G294]" office:value-type="float" office:value="174.215" calcext:value-type="float">
            <text:p>174.215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Toby Enstro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18.939" calcext:value-type="float">
            <text:p>318.939</text:p>
          </table:table-cell>
          <table:table-cell office:value-type="float" office:value="147.713" calcext:value-type="float">
            <text:p>147.713</text:p>
          </table:table-cell>
          <table:table-cell table:formula="of:=[.F295]-[.G295]" office:value-type="float" office:value="171.226" calcext:value-type="float">
            <text:p>171.226</text:p>
          </table:table-cell>
          <table:table-cell table:number-columns-repeated="5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William Nyland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5.868" calcext:value-type="float">
            <text:p>265.868</text:p>
          </table:table-cell>
          <table:table-cell office:value-type="float" office:value="94.6928" calcext:value-type="float">
            <text:p>94.6928</text:p>
          </table:table-cell>
          <table:table-cell table:formula="of:=[.F296]-[.G296]" office:value-type="float" office:value="171.1752" calcext:value-type="float">
            <text:p>171.1752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yler Kennedy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2.707" calcext:value-type="float">
            <text:p>282.707</text:p>
          </table:table-cell>
          <table:table-cell office:value-type="float" office:value="113.424" calcext:value-type="float">
            <text:p>113.424</text:p>
          </table:table-cell>
          <table:table-cell table:formula="of:=[.F297]-[.G297]" office:value-type="float" office:value="169.283" calcext:value-type="float">
            <text:p>169.283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ick Bonino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14.374" calcext:value-type="float">
            <text:p>314.374</text:p>
          </table:table-cell>
          <table:table-cell office:value-type="float" office:value="145.921" calcext:value-type="float">
            <text:p>145.921</text:p>
          </table:table-cell>
          <table:table-cell table:formula="of:=[.F298]-[.G298]" office:value-type="float" office:value="168.453" calcext:value-type="float">
            <text:p>168.453</text:p>
          </table:table-cell>
          <table:table-cell table:number-columns-repeated="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Erik Gustafsso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2.911" calcext:value-type="float">
            <text:p>262.911</text:p>
          </table:table-cell>
          <table:table-cell office:value-type="float" office:value="94.5623" calcext:value-type="float">
            <text:p>94.5623</text:p>
          </table:table-cell>
          <table:table-cell table:formula="of:=[.F299]-[.G299]" office:value-type="float" office:value="168.3487" calcext:value-type="float">
            <text:p>168.3487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Jordin Tooto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6.748" calcext:value-type="float">
            <text:p>286.748</text:p>
          </table:table-cell>
          <table:table-cell office:value-type="float" office:value="118.766" calcext:value-type="float">
            <text:p>118.766</text:p>
          </table:table-cell>
          <table:table-cell table:formula="of:=[.F300]-[.G300]" office:value-type="float" office:value="167.982" calcext:value-type="float">
            <text:p>167.982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ttias Ekholm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90.265" calcext:value-type="float">
            <text:p>290.265</text:p>
          </table:table-cell>
          <table:table-cell office:value-type="float" office:value="123.217" calcext:value-type="float">
            <text:p>123.217</text:p>
          </table:table-cell>
          <table:table-cell table:formula="of:=[.F301]-[.G301]" office:value-type="float" office:value="167.048" calcext:value-type="float">
            <text:p>167.048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inden Vey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90.926" calcext:value-type="float">
            <text:p>290.926</text:p>
          </table:table-cell>
          <table:table-cell office:value-type="float" office:value="128.455" calcext:value-type="float">
            <text:p>128.455</text:p>
          </table:table-cell>
          <table:table-cell table:formula="of:=[.F302]-[.G302]" office:value-type="float" office:value="162.471" calcext:value-type="float">
            <text:p>162.471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Brett Connolly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79.43" calcext:value-type="float">
            <text:p>279.43</text:p>
          </table:table-cell>
          <table:table-cell office:value-type="float" office:value="121.524" calcext:value-type="float">
            <text:p>121.524</text:p>
          </table:table-cell>
          <table:table-cell table:formula="of:=[.F303]-[.G303]" office:value-type="float" office:value="157.906" calcext:value-type="float">
            <text:p>157.906</text:p>
          </table:table-cell>
          <table:table-cell table:number-columns-repeated="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Vincent Lecavali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9.617" calcext:value-type="float">
            <text:p>249.617</text:p>
          </table:table-cell>
          <table:table-cell office:value-type="float" office:value="91.7993" calcext:value-type="float">
            <text:p>91.7993</text:p>
          </table:table-cell>
          <table:table-cell table:formula="of:=[.F304]-[.G304]" office:value-type="float" office:value="157.8177" calcext:value-type="float">
            <text:p>157.8177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ris Russel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68.814" calcext:value-type="float">
            <text:p>268.814</text:p>
          </table:table-cell>
          <table:table-cell office:value-type="float" office:value="111.215" calcext:value-type="float">
            <text:p>111.215</text:p>
          </table:table-cell>
          <table:table-cell table:formula="of:=[.F305]-[.G305]" office:value-type="float" office:value="157.599" calcext:value-type="float">
            <text:p>157.599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yler Enni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2.016" calcext:value-type="float">
            <text:p>262.016</text:p>
          </table:table-cell>
          <table:table-cell office:value-type="float" office:value="106.371" calcext:value-type="float">
            <text:p>106.371</text:p>
          </table:table-cell>
          <table:table-cell table:formula="of:=[.F306]-[.G306]" office:value-type="float" office:value="155.645" calcext:value-type="float">
            <text:p>155.645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ody Eaki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01.064" calcext:value-type="float">
            <text:p>301.064</text:p>
          </table:table-cell>
          <table:table-cell office:value-type="float" office:value="145.553" calcext:value-type="float">
            <text:p>145.553</text:p>
          </table:table-cell>
          <table:table-cell table:formula="of:=[.F307]-[.G307]" office:value-type="float" office:value="155.511" calcext:value-type="float">
            <text:p>155.511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nner Pearson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29.291" calcext:value-type="float">
            <text:p>329.291</text:p>
          </table:table-cell>
          <table:table-cell office:value-type="float" office:value="174.33" calcext:value-type="float">
            <text:p>174.33</text:p>
          </table:table-cell>
          <table:table-cell table:formula="of:=[.F308]-[.G308]" office:value-type="float" office:value="154.961" calcext:value-type="float">
            <text:p>154.961</text:p>
          </table:table-cell>
          <table:table-cell table:number-columns-repeated="5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attias Janmark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90.257" calcext:value-type="float">
            <text:p>290.257</text:p>
          </table:table-cell>
          <table:table-cell office:value-type="float" office:value="136.141" calcext:value-type="float">
            <text:p>136.141</text:p>
          </table:table-cell>
          <table:table-cell table:formula="of:=[.F309]-[.G309]" office:value-type="float" office:value="154.116" calcext:value-type="float">
            <text:p>154.116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cott Gome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6.105" calcext:value-type="float">
            <text:p>236.105</text:p>
          </table:table-cell>
          <table:table-cell office:value-type="float" office:value="82.0811" calcext:value-type="float">
            <text:p>82.0811</text:p>
          </table:table-cell>
          <table:table-cell table:formula="of:=[.F310]-[.G310]" office:value-type="float" office:value="154.0239" calcext:value-type="float">
            <text:p>154.0239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icheal Ferland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3.845" calcext:value-type="float">
            <text:p>303.845</text:p>
          </table:table-cell>
          <table:table-cell office:value-type="float" office:value="150.76" calcext:value-type="float">
            <text:p>150.76</text:p>
          </table:table-cell>
          <table:table-cell table:formula="of:=[.F311]-[.G311]" office:value-type="float" office:value="153.085" calcext:value-type="float">
            <text:p>153.085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Jimmy Hayes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73.993" calcext:value-type="float">
            <text:p>273.993</text:p>
          </table:table-cell>
          <table:table-cell office:value-type="float" office:value="121.19" calcext:value-type="float">
            <text:p>121.19</text:p>
          </table:table-cell>
          <table:table-cell table:formula="of:=[.F312]-[.G312]" office:value-type="float" office:value="152.803" calcext:value-type="float">
            <text:p>152.803</text:p>
          </table:table-cell>
          <table:table-cell table:number-columns-repeated="5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Joseph Blandi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7.097" calcext:value-type="float">
            <text:p>227.097</text:p>
          </table:table-cell>
          <table:table-cell office:value-type="float" office:value="80.5119" calcext:value-type="float">
            <text:p>80.5119</text:p>
          </table:table-cell>
          <table:table-cell table:formula="of:=[.F313]-[.G313]" office:value-type="float" office:value="146.5851" calcext:value-type="float">
            <text:p>146.5851</text:p>
          </table:table-cell>
          <table:table-cell table:number-columns-repeated="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Mikhail Grabovski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55.927" calcext:value-type="float">
            <text:p>255.927</text:p>
          </table:table-cell>
          <table:table-cell office:value-type="float" office:value="109.615" calcext:value-type="float">
            <text:p>109.615</text:p>
          </table:table-cell>
          <table:table-cell table:formula="of:=[.F314]-[.G314]" office:value-type="float" office:value="146.312" calcext:value-type="float">
            <text:p>146.312</text:p>
          </table:table-cell>
          <table:table-cell table:number-columns-repeated="5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Oscar Lindberg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72.979" calcext:value-type="float">
            <text:p>272.979</text:p>
          </table:table-cell>
          <table:table-cell office:value-type="float" office:value="127.499" calcext:value-type="float">
            <text:p>127.499</text:p>
          </table:table-cell>
          <table:table-cell table:formula="of:=[.F315]-[.G315]" office:value-type="float" office:value="145.48" calcext:value-type="float">
            <text:p>145.48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ike Fish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6.065" calcext:value-type="float">
            <text:p>276.065</text:p>
          </table:table-cell>
          <table:table-cell office:value-type="float" office:value="131.184" calcext:value-type="float">
            <text:p>131.184</text:p>
          </table:table-cell>
          <table:table-cell table:formula="of:=[.F316]-[.G316]" office:value-type="float" office:value="144.881" calcext:value-type="float">
            <text:p>144.881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Eric Gelin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5.989" calcext:value-type="float">
            <text:p>195.989</text:p>
          </table:table-cell>
          <table:table-cell office:value-type="float" office:value="54.4114" calcext:value-type="float">
            <text:p>54.4114</text:p>
          </table:table-cell>
          <table:table-cell table:formula="of:=[.F317]-[.G317]" office:value-type="float" office:value="141.5776" calcext:value-type="float">
            <text:p>141.5776</text:p>
          </table:table-cell>
          <table:table-cell table:number-columns-repeated="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Reid Bouch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3.614" calcext:value-type="float">
            <text:p>223.614</text:p>
          </table:table-cell>
          <table:table-cell office:value-type="float" office:value="82.2943" calcext:value-type="float">
            <text:p>82.2943</text:p>
          </table:table-cell>
          <table:table-cell table:formula="of:=[.F318]-[.G318]" office:value-type="float" office:value="141.3197" calcext:value-type="float">
            <text:p>141.3197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omas Fleischman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11.915" calcext:value-type="float">
            <text:p>311.915</text:p>
          </table:table-cell>
          <table:table-cell office:value-type="float" office:value="172.331" calcext:value-type="float">
            <text:p>172.331</text:p>
          </table:table-cell>
          <table:table-cell table:formula="of:=[.F319]-[.G319]" office:value-type="float" office:value="139.584" calcext:value-type="float">
            <text:p>139.584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ris Stewar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1.852" calcext:value-type="float">
            <text:p>241.852</text:p>
          </table:table-cell>
          <table:table-cell office:value-type="float" office:value="102.871" calcext:value-type="float">
            <text:p>102.871</text:p>
          </table:table-cell>
          <table:table-cell table:formula="of:=[.F320]-[.G320]" office:value-type="float" office:value="138.981" calcext:value-type="float">
            <text:p>138.98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lan Michale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2.261" calcext:value-type="float">
            <text:p>232.261</text:p>
          </table:table-cell>
          <table:table-cell office:value-type="float" office:value="95.8449" calcext:value-type="float">
            <text:p>95.8449</text:p>
          </table:table-cell>
          <table:table-cell table:formula="of:=[.F321]-[.G321]" office:value-type="float" office:value="136.4161" calcext:value-type="float">
            <text:p>136.4161</text:p>
          </table:table-cell>
          <table:table-cell table:number-columns-repeated="5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Mike Reil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4.167" calcext:value-type="float">
            <text:p>194.167</text:p>
          </table:table-cell>
          <table:table-cell office:value-type="float" office:value="59.1981" calcext:value-type="float">
            <text:p>59.1981</text:p>
          </table:table-cell>
          <table:table-cell table:formula="of:=[.F322]-[.G322]" office:value-type="float" office:value="134.9689" calcext:value-type="float">
            <text:p>134.9689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ven Andrighet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5.738" calcext:value-type="float">
            <text:p>255.738</text:p>
          </table:table-cell>
          <table:table-cell office:value-type="float" office:value="120.977" calcext:value-type="float">
            <text:p>120.977</text:p>
          </table:table-cell>
          <table:table-cell table:formula="of:=[.F323]-[.G323]" office:value-type="float" office:value="134.761" calcext:value-type="float">
            <text:p>134.76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Teemu Pulkkine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0.787" calcext:value-type="float">
            <text:p>230.787</text:p>
          </table:table-cell>
          <table:table-cell office:value-type="float" office:value="96.3873" calcext:value-type="float">
            <text:p>96.3873</text:p>
          </table:table-cell>
          <table:table-cell table:formula="of:=[.F324]-[.G324]" office:value-type="float" office:value="134.3997" calcext:value-type="float">
            <text:p>134.3997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Jakob Silfverberg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25.879" calcext:value-type="float">
            <text:p>325.879</text:p>
          </table:table-cell>
          <table:table-cell office:value-type="float" office:value="191.847" calcext:value-type="float">
            <text:p>191.847</text:p>
          </table:table-cell>
          <table:table-cell table:formula="of:=[.F325]-[.G325]" office:value-type="float" office:value="134.032" calcext:value-type="float">
            <text:p>134.032</text:p>
          </table:table-cell>
          <table:table-cell table:number-columns-repeated="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Jonathan Dro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2.013" calcext:value-type="float">
            <text:p>192.013</text:p>
          </table:table-cell>
          <table:table-cell office:value-type="float" office:value="60.8115" calcext:value-type="float">
            <text:p>60.8115</text:p>
          </table:table-cell>
          <table:table-cell table:formula="of:=[.F326]-[.G326]" office:value-type="float" office:value="131.2015" calcext:value-type="float">
            <text:p>131.2015</text:p>
          </table:table-cell>
          <table:table-cell table:number-columns-repeated="5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Sergey Kalin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5.776" calcext:value-type="float">
            <text:p>235.776</text:p>
          </table:table-cell>
          <table:table-cell office:value-type="float" office:value="104.944" calcext:value-type="float">
            <text:p>104.944</text:p>
          </table:table-cell>
          <table:table-cell table:formula="of:=[.F327]-[.G327]" office:value-type="float" office:value="130.832" calcext:value-type="float">
            <text:p>130.832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ike Santorell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6.126" calcext:value-type="float">
            <text:p>226.126</text:p>
          </table:table-cell>
          <table:table-cell office:value-type="float" office:value="97.5962" calcext:value-type="float">
            <text:p>97.5962</text:p>
          </table:table-cell>
          <table:table-cell table:formula="of:=[.F328]-[.G328]" office:value-type="float" office:value="128.5298" calcext:value-type="float">
            <text:p>128.5298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Jason Demers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16.916" calcext:value-type="float">
            <text:p>216.916</text:p>
          </table:table-cell>
          <table:table-cell office:value-type="float" office:value="91.1108" calcext:value-type="float">
            <text:p>91.1108</text:p>
          </table:table-cell>
          <table:table-cell table:formula="of:=[.F329]-[.G329]" office:value-type="float" office:value="125.8052" calcext:value-type="float">
            <text:p>125.8052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Beau Bennet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.906" calcext:value-type="float">
            <text:p>202.906</text:p>
          </table:table-cell>
          <table:table-cell office:value-type="float" office:value="78.5846" calcext:value-type="float">
            <text:p>78.5846</text:p>
          </table:table-cell>
          <table:table-cell table:formula="of:=[.F330]-[.G330]" office:value-type="float" office:value="124.3214" calcext:value-type="float">
            <text:p>124.32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ff Petry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8.687" calcext:value-type="float">
            <text:p>238.687</text:p>
          </table:table-cell>
          <table:table-cell office:value-type="float" office:value="114.944" calcext:value-type="float">
            <text:p>114.944</text:p>
          </table:table-cell>
          <table:table-cell table:formula="of:=[.F331]-[.G331]" office:value-type="float" office:value="123.743" calcext:value-type="float">
            <text:p>123.743</text:p>
          </table:table-cell>
          <table:table-cell table:number-columns-repeated="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Dmitry Orlov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51.629" calcext:value-type="float">
            <text:p>251.629</text:p>
          </table:table-cell>
          <table:table-cell office:value-type="float" office:value="129.664" calcext:value-type="float">
            <text:p>129.664</text:p>
          </table:table-cell>
          <table:table-cell table:formula="of:=[.F332]-[.G332]" office:value-type="float" office:value="121.965" calcext:value-type="float">
            <text:p>121.96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k Arcobel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4.356" calcext:value-type="float">
            <text:p>174.356</text:p>
          </table:table-cell>
          <table:table-cell office:value-type="float" office:value="54.8611" calcext:value-type="float">
            <text:p>54.8611</text:p>
          </table:table-cell>
          <table:table-cell table:formula="of:=[.F333]-[.G333]" office:value-type="float" office:value="119.4949" calcext:value-type="float">
            <text:p>119.4949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amie McBa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2.572" calcext:value-type="float">
            <text:p>182.572</text:p>
          </table:table-cell>
          <table:table-cell office:value-type="float" office:value="63.7707" calcext:value-type="float">
            <text:p>63.7707</text:p>
          </table:table-cell>
          <table:table-cell table:formula="of:=[.F334]-[.G334]" office:value-type="float" office:value="118.8013" calcext:value-type="float">
            <text:p>118.8013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olin Mill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9.877" calcext:value-type="float">
            <text:p>199.877</text:p>
          </table:table-cell>
          <table:table-cell office:value-type="float" office:value="82.2369" calcext:value-type="float">
            <text:p>82.2369</text:p>
          </table:table-cell>
          <table:table-cell table:formula="of:=[.F335]-[.G335]" office:value-type="float" office:value="117.6401" calcext:value-type="float">
            <text:p>117.6401</text:p>
          </table:table-cell>
          <table:table-cell table:number-columns-repeated="5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Jake Virtan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6.897" calcext:value-type="float">
            <text:p>216.897</text:p>
          </table:table-cell>
          <table:table-cell office:value-type="float" office:value="100.392" calcext:value-type="float">
            <text:p>100.392</text:p>
          </table:table-cell>
          <table:table-cell table:formula="of:=[.F336]-[.G336]" office:value-type="float" office:value="116.505" calcext:value-type="float">
            <text:p>116.505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Michael Del Zott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41.361" calcext:value-type="float">
            <text:p>241.361</text:p>
          </table:table-cell>
          <table:table-cell office:value-type="float" office:value="124.859" calcext:value-type="float">
            <text:p>124.859</text:p>
          </table:table-cell>
          <table:table-cell table:formula="of:=[.F337]-[.G337]" office:value-type="float" office:value="116.502" calcext:value-type="float">
            <text:p>116.502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hris Terr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3.565" calcext:value-type="float">
            <text:p>213.565</text:p>
          </table:table-cell>
          <table:table-cell office:value-type="float" office:value="99.3292" calcext:value-type="float">
            <text:p>99.3292</text:p>
          </table:table-cell>
          <table:table-cell table:formula="of:=[.F338]-[.G338]" office:value-type="float" office:value="114.2358" calcext:value-type="float">
            <text:p>114.2358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atrick Eave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6.493" calcext:value-type="float">
            <text:p>186.493</text:p>
          </table:table-cell>
          <table:table-cell office:value-type="float" office:value="72.6012" calcext:value-type="float">
            <text:p>72.6012</text:p>
          </table:table-cell>
          <table:table-cell table:formula="of:=[.F339]-[.G339]" office:value-type="float" office:value="113.8918" calcext:value-type="float">
            <text:p>113.8918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avid Pastrnak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3.796" calcext:value-type="float">
            <text:p>213.796</text:p>
          </table:table-cell>
          <table:table-cell office:value-type="float" office:value="101.171" calcext:value-type="float">
            <text:p>101.171</text:p>
          </table:table-cell>
          <table:table-cell table:formula="of:=[.F340]-[.G340]" office:value-type="float" office:value="112.625" calcext:value-type="float">
            <text:p>112.625</text:p>
          </table:table-cell>
          <table:table-cell table:number-columns-repeated="5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Jakub Naklad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7.355" calcext:value-type="float">
            <text:p>157.355</text:p>
          </table:table-cell>
          <table:table-cell office:value-type="float" office:value="45.1574" calcext:value-type="float">
            <text:p>45.1574</text:p>
          </table:table-cell>
          <table:table-cell table:formula="of:=[.F341]-[.G341]" office:value-type="float" office:value="112.1976" calcext:value-type="float">
            <text:p>112.1976</text:p>
          </table:table-cell>
          <table:table-cell table:number-columns-repeated="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Conor Shear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9.342" calcext:value-type="float">
            <text:p>199.342</text:p>
          </table:table-cell>
          <table:table-cell office:value-type="float" office:value="87.4328" calcext:value-type="float">
            <text:p>87.4328</text:p>
          </table:table-cell>
          <table:table-cell table:formula="of:=[.F342]-[.G342]" office:value-type="float" office:value="111.9092" calcext:value-type="float">
            <text:p>111.9092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Zemgus Girgenson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4.535" calcext:value-type="float">
            <text:p>254.535</text:p>
          </table:table-cell>
          <table:table-cell office:value-type="float" office:value="143.543" calcext:value-type="float">
            <text:p>143.543</text:p>
          </table:table-cell>
          <table:table-cell table:formula="of:=[.F343]-[.G343]" office:value-type="float" office:value="110.992" calcext:value-type="float">
            <text:p>110.992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Jacob Troub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3.327" calcext:value-type="float">
            <text:p>253.327</text:p>
          </table:table-cell>
          <table:table-cell office:value-type="float" office:value="143.131" calcext:value-type="float">
            <text:p>143.131</text:p>
          </table:table-cell>
          <table:table-cell table:formula="of:=[.F344]-[.G344]" office:value-type="float" office:value="110.196" calcext:value-type="float">
            <text:p>110.196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Kevin Bieks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2.31" calcext:value-type="float">
            <text:p>222.31</text:p>
          </table:table-cell>
          <table:table-cell office:value-type="float" office:value="113.437" calcext:value-type="float">
            <text:p>113.437</text:p>
          </table:table-cell>
          <table:table-cell table:formula="of:=[.F345]-[.G345]" office:value-type="float" office:value="108.873" calcext:value-type="float">
            <text:p>108.87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lin Green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5.189" calcext:value-type="float">
            <text:p>185.189</text:p>
          </table:table-cell>
          <table:table-cell office:value-type="float" office:value="76.8046" calcext:value-type="float">
            <text:p>76.8046</text:p>
          </table:table-cell>
          <table:table-cell table:formula="of:=[.F346]-[.G346]" office:value-type="float" office:value="108.3844" calcext:value-type="float">
            <text:p>108.3844</text:p>
          </table:table-cell>
          <table:table-cell table:number-columns-repeated="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Ryan 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7.377" calcext:value-type="float">
            <text:p>227.377</text:p>
          </table:table-cell>
          <table:table-cell office:value-type="float" office:value="119.661" calcext:value-type="float">
            <text:p>119.661</text:p>
          </table:table-cell>
          <table:table-cell table:formula="of:=[.F347]-[.G347]" office:value-type="float" office:value="107.716" calcext:value-type="float">
            <text:p>107.716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hris Widema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0.277" calcext:value-type="float">
            <text:p>200.277</text:p>
          </table:table-cell>
          <table:table-cell office:value-type="float" office:value="94.0895" calcext:value-type="float">
            <text:p>94.0895</text:p>
          </table:table-cell>
          <table:table-cell table:formula="of:=[.F348]-[.G348]" office:value-type="float" office:value="106.1875" calcext:value-type="float">
            <text:p>106.1875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ommy Wingel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1.008" calcext:value-type="float">
            <text:p>231.008</text:p>
          </table:table-cell>
          <table:table-cell office:value-type="float" office:value="127.021" calcext:value-type="float">
            <text:p>127.021</text:p>
          </table:table-cell>
          <table:table-cell table:formula="of:=[.F349]-[.G349]" office:value-type="float" office:value="103.987" calcext:value-type="float">
            <text:p>103.987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mitrij Jaski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1.158" calcext:value-type="float">
            <text:p>221.158</text:p>
          </table:table-cell>
          <table:table-cell office:value-type="float" office:value="118.262" calcext:value-type="float">
            <text:p>118.262</text:p>
          </table:table-cell>
          <table:table-cell table:formula="of:=[.F350]-[.G350]" office:value-type="float" office:value="102.896" calcext:value-type="float">
            <text:p>102.896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Zdeno Chara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31.389" calcext:value-type="float">
            <text:p>231.389</text:p>
          </table:table-cell>
          <table:table-cell office:value-type="float" office:value="128.876" calcext:value-type="float">
            <text:p>128.876</text:p>
          </table:table-cell>
          <table:table-cell table:formula="of:=[.F351]-[.G351]" office:value-type="float" office:value="102.513" calcext:value-type="float">
            <text:p>102.513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an Hamhui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7.158" calcext:value-type="float">
            <text:p>207.158</text:p>
          </table:table-cell>
          <table:table-cell office:value-type="float" office:value="105.559" calcext:value-type="float">
            <text:p>105.559</text:p>
          </table:table-cell>
          <table:table-cell table:formula="of:=[.F352]-[.G352]" office:value-type="float" office:value="101.599" calcext:value-type="float">
            <text:p>101.59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Jakub Kind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2.682" calcext:value-type="float">
            <text:p>172.682</text:p>
          </table:table-cell>
          <table:table-cell office:value-type="float" office:value="71.3852" calcext:value-type="float">
            <text:p>71.3852</text:p>
          </table:table-cell>
          <table:table-cell table:formula="of:=[.F353]-[.G353]" office:value-type="float" office:value="101.2968" calcext:value-type="float">
            <text:p>101.2968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Dmitry Kulikov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3.254" calcext:value-type="float">
            <text:p>213.254</text:p>
          </table:table-cell>
          <table:table-cell office:value-type="float" office:value="112.295" calcext:value-type="float">
            <text:p>112.295</text:p>
          </table:table-cell>
          <table:table-cell table:formula="of:=[.F354]-[.G354]" office:value-type="float" office:value="100.959" calcext:value-type="float">
            <text:p>100.959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avid Jon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1.966" calcext:value-type="float">
            <text:p>221.966</text:p>
          </table:table-cell>
          <table:table-cell office:value-type="float" office:value="121.039" calcext:value-type="float">
            <text:p>121.039</text:p>
          </table:table-cell>
          <table:table-cell table:formula="of:=[.F355]-[.G355]" office:value-type="float" office:value="100.927" calcext:value-type="float">
            <text:p>100.927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atrik Berglun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9.018" calcext:value-type="float">
            <text:p>199.018</text:p>
          </table:table-cell>
          <table:table-cell office:value-type="float" office:value="98.2475" calcext:value-type="float">
            <text:p>98.2475</text:p>
          </table:table-cell>
          <table:table-cell table:formula="of:=[.F356]-[.G356]" office:value-type="float" office:value="100.7705" calcext:value-type="float">
            <text:p>100.770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ex Chiasso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3.278" calcext:value-type="float">
            <text:p>213.278</text:p>
          </table:table-cell>
          <table:table-cell office:value-type="float" office:value="113.122" calcext:value-type="float">
            <text:p>113.122</text:p>
          </table:table-cell>
          <table:table-cell table:formula="of:=[.F357]-[.G357]" office:value-type="float" office:value="100.156" calcext:value-type="float">
            <text:p>100.156</text:p>
          </table:table-cell>
          <table:table-cell table:number-columns-repeated="5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Dylan DeMe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8.482" calcext:value-type="float">
            <text:p>168.482</text:p>
          </table:table-cell>
          <table:table-cell office:value-type="float" office:value="69.7481" calcext:value-type="float">
            <text:p>69.7481</text:p>
          </table:table-cell>
          <table:table-cell table:formula="of:=[.F358]-[.G358]" office:value-type="float" office:value="98.7339" calcext:value-type="float">
            <text:p>98.7339</text:p>
          </table:table-cell>
          <table:table-cell table:number-columns-repeated="5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Alexander Burmistrov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9.381" calcext:value-type="float">
            <text:p>269.381</text:p>
          </table:table-cell>
          <table:table-cell office:value-type="float" office:value="171.264" calcext:value-type="float">
            <text:p>171.264</text:p>
          </table:table-cell>
          <table:table-cell table:formula="of:=[.F359]-[.G359]" office:value-type="float" office:value="98.117" calcext:value-type="float">
            <text:p>98.117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hea Theodo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9.415" calcext:value-type="float">
            <text:p>139.415</text:p>
          </table:table-cell>
          <table:table-cell office:value-type="float" office:value="41.3453" calcext:value-type="float">
            <text:p>41.3453</text:p>
          </table:table-cell>
          <table:table-cell table:formula="of:=[.F360]-[.G360]" office:value-type="float" office:value="98.0697" calcext:value-type="float">
            <text:p>98.0697</text:p>
          </table:table-cell>
          <table:table-cell table:number-columns-repeated="5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hillip Di Giusepp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2.6" calcext:value-type="float">
            <text:p>162.6</text:p>
          </table:table-cell>
          <table:table-cell office:value-type="float" office:value="65.7242" calcext:value-type="float">
            <text:p>65.7242</text:p>
          </table:table-cell>
          <table:table-cell table:formula="of:=[.F361]-[.G361]" office:value-type="float" office:value="96.8758" calcext:value-type="float">
            <text:p>96.8758</text:p>
          </table:table-cell>
          <table:table-cell table:number-columns-repeated="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Nathan Gerb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7.916" calcext:value-type="float">
            <text:p>177.916</text:p>
          </table:table-cell>
          <table:table-cell office:value-type="float" office:value="83.0561" calcext:value-type="float">
            <text:p>83.0561</text:p>
          </table:table-cell>
          <table:table-cell table:formula="of:=[.F362]-[.G362]" office:value-type="float" office:value="94.8599" calcext:value-type="float">
            <text:p>94.8599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Riley Sheah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0.46" calcext:value-type="float">
            <text:p>220.46</text:p>
          </table:table-cell>
          <table:table-cell office:value-type="float" office:value="125.642" calcext:value-type="float">
            <text:p>125.642</text:p>
          </table:table-cell>
          <table:table-cell table:formula="of:=[.F363]-[.G363]" office:value-type="float" office:value="94.818" calcext:value-type="float">
            <text:p>94.818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avid Warsofsk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.234" calcext:value-type="float">
            <text:p>133.234</text:p>
          </table:table-cell>
          <table:table-cell office:value-type="float" office:value="40.3538" calcext:value-type="float">
            <text:p>40.3538</text:p>
          </table:table-cell>
          <table:table-cell table:formula="of:=[.F364]-[.G364]" office:value-type="float" office:value="92.8802" calcext:value-type="float">
            <text:p>92.880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car Klefbo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7.385" calcext:value-type="float">
            <text:p>157.385</text:p>
          </table:table-cell>
          <table:table-cell office:value-type="float" office:value="65.1319" calcext:value-type="float">
            <text:p>65.1319</text:p>
          </table:table-cell>
          <table:table-cell table:formula="of:=[.F365]-[.G365]" office:value-type="float" office:value="92.2531" calcext:value-type="float">
            <text:p>92.2531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Patrik Elia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9.492" calcext:value-type="float">
            <text:p>149.492</text:p>
          </table:table-cell>
          <table:table-cell office:value-type="float" office:value="58.2145" calcext:value-type="float">
            <text:p>58.2145</text:p>
          </table:table-cell>
          <table:table-cell table:formula="of:=[.F366]-[.G366]" office:value-type="float" office:value="91.2775" calcext:value-type="float">
            <text:p>91.2775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arcus Foligno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0.06" calcext:value-type="float">
            <text:p>210.06</text:p>
          </table:table-cell>
          <table:table-cell office:value-type="float" office:value="118.871" calcext:value-type="float">
            <text:p>118.871</text:p>
          </table:table-cell>
          <table:table-cell table:formula="of:=[.F367]-[.G367]" office:value-type="float" office:value="91.189" calcext:value-type="float">
            <text:p>91.189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elker Karlsso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2.325" calcext:value-type="float">
            <text:p>212.325</text:p>
          </table:table-cell>
          <table:table-cell office:value-type="float" office:value="122.017" calcext:value-type="float">
            <text:p>122.017</text:p>
          </table:table-cell>
          <table:table-cell table:formula="of:=[.F368]-[.G368]" office:value-type="float" office:value="90.308" calcext:value-type="float">
            <text:p>90.308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evante Smith-Pell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84.834" calcext:value-type="float">
            <text:p>184.834</text:p>
          </table:table-cell>
          <table:table-cell office:value-type="float" office:value="95.0729" calcext:value-type="float">
            <text:p>95.0729</text:p>
          </table:table-cell>
          <table:table-cell table:formula="of:=[.F369]-[.G369]" office:value-type="float" office:value="89.7611" calcext:value-type="float">
            <text:p>89.7611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Jean-Gabriel Pageau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47.964" calcext:value-type="float">
            <text:p>247.964</text:p>
          </table:table-cell>
          <table:table-cell office:value-type="float" office:value="158.222" calcext:value-type="float">
            <text:p>158.222</text:p>
          </table:table-cell>
          <table:table-cell table:formula="of:=[.F370]-[.G370]" office:value-type="float" office:value="89.742" calcext:value-type="float">
            <text:p>89.74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hawn Matthia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1.551" calcext:value-type="float">
            <text:p>201.551</text:p>
          </table:table-cell>
          <table:table-cell office:value-type="float" office:value="112.514" calcext:value-type="float">
            <text:p>112.514</text:p>
          </table:table-cell>
          <table:table-cell table:formula="of:=[.F371]-[.G371]" office:value-type="float" office:value="89.037" calcext:value-type="float">
            <text:p>89.037</text:p>
          </table:table-cell>
          <table:table-cell table:number-columns-repeated="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rk Pysy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5.693" calcext:value-type="float">
            <text:p>155.693</text:p>
          </table:table-cell>
          <table:table-cell office:value-type="float" office:value="67.1319" calcext:value-type="float">
            <text:p>67.1319</text:p>
          </table:table-cell>
          <table:table-cell table:formula="of:=[.F372]-[.G372]" office:value-type="float" office:value="88.5611" calcext:value-type="float">
            <text:p>88.5611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Emerson Ete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1.029" calcext:value-type="float">
            <text:p>201.029</text:p>
          </table:table-cell>
          <table:table-cell office:value-type="float" office:value="112.827" calcext:value-type="float">
            <text:p>112.827</text:p>
          </table:table-cell>
          <table:table-cell table:formula="of:=[.F373]-[.G373]" office:value-type="float" office:value="88.202" calcext:value-type="float">
            <text:p>88.202</text:p>
          </table:table-cell>
          <table:table-cell table:number-columns-repeated="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Bryan Rus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2.535" calcext:value-type="float">
            <text:p>182.535</text:p>
          </table:table-cell>
          <table:table-cell office:value-type="float" office:value="94.4632" calcext:value-type="float">
            <text:p>94.4632</text:p>
          </table:table-cell>
          <table:table-cell table:formula="of:=[.F374]-[.G374]" office:value-type="float" office:value="88.0718" calcext:value-type="float">
            <text:p>88.0718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Jannik Hansen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5.371" calcext:value-type="float">
            <text:p>235.371</text:p>
          </table:table-cell>
          <table:table-cell office:value-type="float" office:value="148.043" calcext:value-type="float">
            <text:p>148.043</text:p>
          </table:table-cell>
          <table:table-cell table:formula="of:=[.F375]-[.G375]" office:value-type="float" office:value="87.328" calcext:value-type="float">
            <text:p>87.328</text:p>
          </table:table-cell>
          <table:table-cell table:number-columns-repeated="5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Nic Pet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7.036" calcext:value-type="float">
            <text:p>137.036</text:p>
          </table:table-cell>
          <table:table-cell office:value-type="float" office:value="51.1101" calcext:value-type="float">
            <text:p>51.1101</text:p>
          </table:table-cell>
          <table:table-cell table:formula="of:=[.F376]-[.G376]" office:value-type="float" office:value="85.9259" calcext:value-type="float">
            <text:p>85.9259</text:p>
          </table:table-cell>
          <table:table-cell table:number-columns-repeated="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Viktor Tikhono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6.816" calcext:value-type="float">
            <text:p>156.816</text:p>
          </table:table-cell>
          <table:table-cell office:value-type="float" office:value="71.0361" calcext:value-type="float">
            <text:p>71.0361</text:p>
          </table:table-cell>
          <table:table-cell table:formula="of:=[.F377]-[.G377]" office:value-type="float" office:value="85.7799" calcext:value-type="float">
            <text:p>85.7799</text:p>
          </table:table-cell>
          <table:table-cell table:number-columns-repeated="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Nick Cousin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4.206" calcext:value-type="float">
            <text:p>154.206</text:p>
          </table:table-cell>
          <table:table-cell office:value-type="float" office:value="68.7269" calcext:value-type="float">
            <text:p>68.7269</text:p>
          </table:table-cell>
          <table:table-cell table:formula="of:=[.F378]-[.G378]" office:value-type="float" office:value="85.4791" calcext:value-type="float">
            <text:p>85.4791</text:p>
          </table:table-cell>
          <table:table-cell table:number-columns-repeated="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Viktor Arvidsso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.146" calcext:value-type="float">
            <text:p>180.146</text:p>
          </table:table-cell>
          <table:table-cell office:value-type="float" office:value="94.7395" calcext:value-type="float">
            <text:p>94.7395</text:p>
          </table:table-cell>
          <table:table-cell table:formula="of:=[.F379]-[.G379]" office:value-type="float" office:value="85.4065" calcext:value-type="float">
            <text:p>85.4065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auri Korpikoski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7.968" calcext:value-type="float">
            <text:p>177.968</text:p>
          </table:table-cell>
          <table:table-cell office:value-type="float" office:value="94.472" calcext:value-type="float">
            <text:p>94.472</text:p>
          </table:table-cell>
          <table:table-cell table:formula="of:=[.F380]-[.G380]" office:value-type="float" office:value="83.496" calcext:value-type="float">
            <text:p>83.496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iri Seka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0.491" calcext:value-type="float">
            <text:p>140.491</text:p>
          </table:table-cell>
          <table:table-cell office:value-type="float" office:value="58.4985" calcext:value-type="float">
            <text:p>58.4985</text:p>
          </table:table-cell>
          <table:table-cell table:formula="of:=[.F381]-[.G381]" office:value-type="float" office:value="81.9925" calcext:value-type="float">
            <text:p>81.9925</text:p>
          </table:table-cell>
          <table:table-cell table:number-columns-repeated="5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Brett Pesc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3.824" calcext:value-type="float">
            <text:p>193.824</text:p>
          </table:table-cell>
          <table:table-cell office:value-type="float" office:value="111.959" calcext:value-type="float">
            <text:p>111.959</text:p>
          </table:table-cell>
          <table:table-cell table:formula="of:=[.F382]-[.G382]" office:value-type="float" office:value="81.865" calcext:value-type="float">
            <text:p>81.865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onnor Murphy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73.098" calcext:value-type="float">
            <text:p>173.098</text:p>
          </table:table-cell>
          <table:table-cell office:value-type="float" office:value="91.5215" calcext:value-type="float">
            <text:p>91.5215</text:p>
          </table:table-cell>
          <table:table-cell table:formula="of:=[.F383]-[.G383]" office:value-type="float" office:value="81.5765" calcext:value-type="float">
            <text:p>81.5765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Michael Frolik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2.475" calcext:value-type="float">
            <text:p>232.475</text:p>
          </table:table-cell>
          <table:table-cell office:value-type="float" office:value="152.989" calcext:value-type="float">
            <text:p>152.989</text:p>
          </table:table-cell>
          <table:table-cell table:formula="of:=[.F384]-[.G384]" office:value-type="float" office:value="79.486" calcext:value-type="float">
            <text:p>79.486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son Raymon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6.983" calcext:value-type="float">
            <text:p>146.983</text:p>
          </table:table-cell>
          <table:table-cell office:value-type="float" office:value="67.9489" calcext:value-type="float">
            <text:p>67.9489</text:p>
          </table:table-cell>
          <table:table-cell table:formula="of:=[.F385]-[.G385]" office:value-type="float" office:value="79.0341" calcext:value-type="float">
            <text:p>79.034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arren Hel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25.823" calcext:value-type="float">
            <text:p>225.823</text:p>
          </table:table-cell>
          <table:table-cell office:value-type="float" office:value="147.161" calcext:value-type="float">
            <text:p>147.161</text:p>
          </table:table-cell>
          <table:table-cell table:formula="of:=[.F386]-[.G386]" office:value-type="float" office:value="78.662" calcext:value-type="float">
            <text:p>78.662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rko Da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2.321" calcext:value-type="float">
            <text:p>152.321</text:p>
          </table:table-cell>
          <table:table-cell office:value-type="float" office:value="74.5146" calcext:value-type="float">
            <text:p>74.5146</text:p>
          </table:table-cell>
          <table:table-cell table:formula="of:=[.F387]-[.G387]" office:value-type="float" office:value="77.8064" calcext:value-type="float">
            <text:p>77.8064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arl Hagelin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58.627" calcext:value-type="float">
            <text:p>258.627</text:p>
          </table:table-cell>
          <table:table-cell office:value-type="float" office:value="183.431" calcext:value-type="float">
            <text:p>183.431</text:p>
          </table:table-cell>
          <table:table-cell table:formula="of:=[.F388]-[.G388]" office:value-type="float" office:value="75.196" calcext:value-type="float">
            <text:p>75.196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oel Arm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1.129" calcext:value-type="float">
            <text:p>161.129</text:p>
          </table:table-cell>
          <table:table-cell office:value-type="float" office:value="87.3153" calcext:value-type="float">
            <text:p>87.3153</text:p>
          </table:table-cell>
          <table:table-cell table:formula="of:=[.F389]-[.G389]" office:value-type="float" office:value="73.8137" calcext:value-type="float">
            <text:p>73.8137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revor van Riemsdyk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1.219" calcext:value-type="float">
            <text:p>201.219</text:p>
          </table:table-cell>
          <table:table-cell office:value-type="float" office:value="128.803" calcext:value-type="float">
            <text:p>128.803</text:p>
          </table:table-cell>
          <table:table-cell table:formula="of:=[.F390]-[.G390]" office:value-type="float" office:value="72.416" calcext:value-type="float">
            <text:p>72.41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ohnny Boychuk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74.743" calcext:value-type="float">
            <text:p>174.743</text:p>
          </table:table-cell>
          <table:table-cell office:value-type="float" office:value="103.142" calcext:value-type="float">
            <text:p>103.142</text:p>
          </table:table-cell>
          <table:table-cell table:formula="of:=[.F391]-[.G391]" office:value-type="float" office:value="71.601" calcext:value-type="float">
            <text:p>71.601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hane Princ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3.887" calcext:value-type="float">
            <text:p>163.887</text:p>
          </table:table-cell>
          <table:table-cell office:value-type="float" office:value="92.5069" calcext:value-type="float">
            <text:p>92.5069</text:p>
          </table:table-cell>
          <table:table-cell table:formula="of:=[.F392]-[.G392]" office:value-type="float" office:value="71.3801" calcext:value-type="float">
            <text:p>71.3801</text:p>
          </table:table-cell>
          <table:table-cell table:number-columns-repeated="5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Cal O'Reil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0.152" calcext:value-type="float">
            <text:p>110.152</text:p>
          </table:table-cell>
          <table:table-cell office:value-type="float" office:value="40.177" calcext:value-type="float">
            <text:p>40.177</text:p>
          </table:table-cell>
          <table:table-cell table:formula="of:=[.F393]-[.G393]" office:value-type="float" office:value="69.975" calcext:value-type="float">
            <text:p>69.975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Jordan Oester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6.032" calcext:value-type="float">
            <text:p>116.032</text:p>
          </table:table-cell>
          <table:table-cell office:value-type="float" office:value="46.6408" calcext:value-type="float">
            <text:p>46.6408</text:p>
          </table:table-cell>
          <table:table-cell table:formula="of:=[.F394]-[.G394]" office:value-type="float" office:value="69.3912" calcext:value-type="float">
            <text:p>69.391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rtis Laza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8.829" calcext:value-type="float">
            <text:p>178.829</text:p>
          </table:table-cell>
          <table:table-cell office:value-type="float" office:value="110.117" calcext:value-type="float">
            <text:p>110.117</text:p>
          </table:table-cell>
          <table:table-cell table:formula="of:=[.F395]-[.G395]" office:value-type="float" office:value="68.712" calcext:value-type="float">
            <text:p>68.712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rendan Smit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58.502" calcext:value-type="float">
            <text:p>158.502</text:p>
          </table:table-cell>
          <table:table-cell office:value-type="float" office:value="90.0754" calcext:value-type="float">
            <text:p>90.0754</text:p>
          </table:table-cell>
          <table:table-cell table:formula="of:=[.F396]-[.G396]" office:value-type="float" office:value="68.4266" calcext:value-type="float">
            <text:p>68.4266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ick Shor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3.476" calcext:value-type="float">
            <text:p>173.476</text:p>
          </table:table-cell>
          <table:table-cell office:value-type="float" office:value="106.236" calcext:value-type="float">
            <text:p>106.236</text:p>
          </table:table-cell>
          <table:table-cell table:formula="of:=[.F397]-[.G397]" office:value-type="float" office:value="67.24" calcext:value-type="float">
            <text:p>67.24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Magnus Paajarv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9.285" calcext:value-type="float">
            <text:p>169.285</text:p>
          </table:table-cell>
          <table:table-cell office:value-type="float" office:value="102.411" calcext:value-type="float">
            <text:p>102.411</text:p>
          </table:table-cell>
          <table:table-cell table:formula="of:=[.F398]-[.G398]" office:value-type="float" office:value="66.874" calcext:value-type="float">
            <text:p>66.874</text:p>
          </table:table-cell>
          <table:table-cell table:number-columns-repeated="5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Logan Sha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6.47" calcext:value-type="float">
            <text:p>126.47</text:p>
          </table:table-cell>
          <table:table-cell office:value-type="float" office:value="60.4835" calcext:value-type="float">
            <text:p>60.4835</text:p>
          </table:table-cell>
          <table:table-cell table:formula="of:=[.F399]-[.G399]" office:value-type="float" office:value="65.9865" calcext:value-type="float">
            <text:p>65.9865</text:p>
          </table:table-cell>
          <table:table-cell table:number-columns-repeated="5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Nick Ritch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.044" calcext:value-type="float">
            <text:p>111.044</text:p>
          </table:table-cell>
          <table:table-cell office:value-type="float" office:value="45.9745" calcext:value-type="float">
            <text:p>45.9745</text:p>
          </table:table-cell>
          <table:table-cell table:formula="of:=[.F400]-[.G400]" office:value-type="float" office:value="65.0695" calcext:value-type="float">
            <text:p>65.0695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efan Elliot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4.2109" calcext:value-type="float">
            <text:p>94.2109</text:p>
          </table:table-cell>
          <table:table-cell office:value-type="float" office:value="29.3973" calcext:value-type="float">
            <text:p>29.3973</text:p>
          </table:table-cell>
          <table:table-cell table:formula="of:=[.F401]-[.G401]" office:value-type="float" office:value="64.8136" calcext:value-type="float">
            <text:p>64.8136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Scott Wils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6.501" calcext:value-type="float">
            <text:p>106.501</text:p>
          </table:table-cell>
          <table:table-cell office:value-type="float" office:value="41.8271" calcext:value-type="float">
            <text:p>41.8271</text:p>
          </table:table-cell>
          <table:table-cell table:formula="of:=[.F402]-[.G402]" office:value-type="float" office:value="64.6739" calcext:value-type="float">
            <text:p>64.673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ris Nei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1.968" calcext:value-type="float">
            <text:p>151.968</text:p>
          </table:table-cell>
          <table:table-cell office:value-type="float" office:value="87.4356" calcext:value-type="float">
            <text:p>87.4356</text:p>
          </table:table-cell>
          <table:table-cell table:formula="of:=[.F403]-[.G403]" office:value-type="float" office:value="64.5324" calcext:value-type="float">
            <text:p>64.5324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ndy Andreoff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4.022" calcext:value-type="float">
            <text:p>124.022</text:p>
          </table:table-cell>
          <table:table-cell office:value-type="float" office:value="59.7343" calcext:value-type="float">
            <text:p>59.7343</text:p>
          </table:table-cell>
          <table:table-cell table:formula="of:=[.F404]-[.G404]" office:value-type="float" office:value="64.2877" calcext:value-type="float">
            <text:p>64.2877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tt Marti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4.015" calcext:value-type="float">
            <text:p>144.015</text:p>
          </table:table-cell>
          <table:table-cell office:value-type="float" office:value="80.4007" calcext:value-type="float">
            <text:p>80.4007</text:p>
          </table:table-cell>
          <table:table-cell table:formula="of:=[.F405]-[.G405]" office:value-type="float" office:value="63.6143" calcext:value-type="float">
            <text:p>63.6143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dam Clenden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0.251" calcext:value-type="float">
            <text:p>110.251</text:p>
          </table:table-cell>
          <table:table-cell office:value-type="float" office:value="46.7794" calcext:value-type="float">
            <text:p>46.7794</text:p>
          </table:table-cell>
          <table:table-cell table:formula="of:=[.F406]-[.G406]" office:value-type="float" office:value="63.4716" calcext:value-type="float">
            <text:p>63.4716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evor Lewi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2.533" calcext:value-type="float">
            <text:p>212.533</text:p>
          </table:table-cell>
          <table:table-cell office:value-type="float" office:value="149.368" calcext:value-type="float">
            <text:p>149.368</text:p>
          </table:table-cell>
          <table:table-cell table:formula="of:=[.F407]-[.G407]" office:value-type="float" office:value="63.165" calcext:value-type="float">
            <text:p>63.165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Zack Kassi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2.278" calcext:value-type="float">
            <text:p>112.278</text:p>
          </table:table-cell>
          <table:table-cell office:value-type="float" office:value="49.2213" calcext:value-type="float">
            <text:p>49.2213</text:p>
          </table:table-cell>
          <table:table-cell table:formula="of:=[.F408]-[.G408]" office:value-type="float" office:value="63.0567" calcext:value-type="float">
            <text:p>63.0567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Jordan Nol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0.801" calcext:value-type="float">
            <text:p>120.801</text:p>
          </table:table-cell>
          <table:table-cell office:value-type="float" office:value="58.1113" calcext:value-type="float">
            <text:p>58.1113</text:p>
          </table:table-cell>
          <table:table-cell table:formula="of:=[.F409]-[.G409]" office:value-type="float" office:value="62.6897" calcext:value-type="float">
            <text:p>62.6897</text:p>
          </table:table-cell>
          <table:table-cell table:number-columns-repeated="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Adam Crackne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2.322" calcext:value-type="float">
            <text:p>142.322</text:p>
          </table:table-cell>
          <table:table-cell office:value-type="float" office:value="80.2902" calcext:value-type="float">
            <text:p>80.2902</text:p>
          </table:table-cell>
          <table:table-cell table:formula="of:=[.F410]-[.G410]" office:value-type="float" office:value="62.0318" calcext:value-type="float">
            <text:p>62.0318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Joe Morr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1.993" calcext:value-type="float">
            <text:p>111.993</text:p>
          </table:table-cell>
          <table:table-cell office:value-type="float" office:value="51.3542" calcext:value-type="float">
            <text:p>51.3542</text:p>
          </table:table-cell>
          <table:table-cell table:formula="of:=[.F411]-[.G411]" office:value-type="float" office:value="60.6388" calcext:value-type="float">
            <text:p>60.6388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ntoine Rousse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66.77" calcext:value-type="float">
            <text:p>166.77</text:p>
          </table:table-cell>
          <table:table-cell office:value-type="float" office:value="107.67" calcext:value-type="float">
            <text:p>107.67</text:p>
          </table:table-cell>
          <table:table-cell table:formula="of:=[.F412]-[.G412]" office:value-type="float" office:value="59.1" calcext:value-type="float">
            <text:p>59.1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aniel Car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4.5923" calcext:value-type="float">
            <text:p>94.5923</text:p>
          </table:table-cell>
          <table:table-cell office:value-type="float" office:value="35.8062" calcext:value-type="float">
            <text:p>35.8062</text:p>
          </table:table-cell>
          <table:table-cell table:formula="of:=[.F413]-[.G413]" office:value-type="float" office:value="58.7861" calcext:value-type="float">
            <text:p>58.786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trick Wiercio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9.09" calcext:value-type="float">
            <text:p>119.09</text:p>
          </table:table-cell>
          <table:table-cell office:value-type="float" office:value="60.6909" calcext:value-type="float">
            <text:p>60.6909</text:p>
          </table:table-cell>
          <table:table-cell table:formula="of:=[.F414]-[.G414]" office:value-type="float" office:value="58.3991" calcext:value-type="float">
            <text:p>58.3991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Brian Boy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8.654" calcext:value-type="float">
            <text:p>158.654</text:p>
          </table:table-cell>
          <table:table-cell office:value-type="float" office:value="100.608" calcext:value-type="float">
            <text:p>100.608</text:p>
          </table:table-cell>
          <table:table-cell table:formula="of:=[.F415]-[.G415]" office:value-type="float" office:value="58.046" calcext:value-type="float">
            <text:p>58.046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Jack Skil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8.507" calcext:value-type="float">
            <text:p>138.507</text:p>
          </table:table-cell>
          <table:table-cell office:value-type="float" office:value="80.9215" calcext:value-type="float">
            <text:p>80.9215</text:p>
          </table:table-cell>
          <table:table-cell table:formula="of:=[.F416]-[.G416]" office:value-type="float" office:value="57.5855" calcext:value-type="float">
            <text:p>57.5855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att Tennys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.4465" calcext:value-type="float">
            <text:p>90.4465</text:p>
          </table:table-cell>
          <table:table-cell office:value-type="float" office:value="34.0645" calcext:value-type="float">
            <text:p>34.0645</text:p>
          </table:table-cell>
          <table:table-cell table:formula="of:=[.F417]-[.G417]" office:value-type="float" office:value="56.382" calcext:value-type="float">
            <text:p>56.382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Jason Garris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1.86" calcext:value-type="float">
            <text:p>161.86</text:p>
          </table:table-cell>
          <table:table-cell office:value-type="float" office:value="106.342" calcext:value-type="float">
            <text:p>106.342</text:p>
          </table:table-cell>
          <table:table-cell table:formula="of:=[.F418]-[.G418]" office:value-type="float" office:value="55.518" calcext:value-type="float">
            <text:p>55.518</text:p>
          </table:table-cell>
          <table:table-cell table:number-columns-repeated="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Alexander Sem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5.4358" calcext:value-type="float">
            <text:p>95.4358</text:p>
          </table:table-cell>
          <table:table-cell office:value-type="float" office:value="40.2041" calcext:value-type="float">
            <text:p>40.2041</text:p>
          </table:table-cell>
          <table:table-cell table:formula="of:=[.F419]-[.G419]" office:value-type="float" office:value="55.2317" calcext:value-type="float">
            <text:p>55.2317</text:p>
          </table:table-cell>
          <table:table-cell table:number-columns-repeated="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R.J. Um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6.7237" calcext:value-type="float">
            <text:p>96.7237</text:p>
          </table:table-cell>
          <table:table-cell office:value-type="float" office:value="41.5798" calcext:value-type="float">
            <text:p>41.5798</text:p>
          </table:table-cell>
          <table:table-cell table:formula="of:=[.F420]-[.G420]" office:value-type="float" office:value="55.1439" calcext:value-type="float">
            <text:p>55.1439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arkus Granlu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1.918" calcext:value-type="float">
            <text:p>141.918</text:p>
          </table:table-cell>
          <table:table-cell office:value-type="float" office:value="86.8555" calcext:value-type="float">
            <text:p>86.8555</text:p>
          </table:table-cell>
          <table:table-cell table:formula="of:=[.F421]-[.G421]" office:value-type="float" office:value="55.0625" calcext:value-type="float">
            <text:p>55.0625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rank Vatran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17.596" calcext:value-type="float">
            <text:p>117.596</text:p>
          </table:table-cell>
          <table:table-cell office:value-type="float" office:value="63.0288" calcext:value-type="float">
            <text:p>63.0288</text:p>
          </table:table-cell>
          <table:table-cell table:formula="of:=[.F422]-[.G422]" office:value-type="float" office:value="54.5672" calcext:value-type="float">
            <text:p>54.5672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yan Garbut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2.95" calcext:value-type="float">
            <text:p>152.95</text:p>
          </table:table-cell>
          <table:table-cell office:value-type="float" office:value="98.4622" calcext:value-type="float">
            <text:p>98.4622</text:p>
          </table:table-cell>
          <table:table-cell table:formula="of:=[.F423]-[.G423]" office:value-type="float" office:value="54.4878" calcext:value-type="float">
            <text:p>54.4878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lle Jarnkrok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9.292" calcext:value-type="float">
            <text:p>179.292</text:p>
          </table:table-cell>
          <table:table-cell office:value-type="float" office:value="124.862" calcext:value-type="float">
            <text:p>124.862</text:p>
          </table:table-cell>
          <table:table-cell table:formula="of:=[.F424]-[.G424]" office:value-type="float" office:value="54.43" calcext:value-type="float">
            <text:p>54.43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omas Jurc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.136" calcext:value-type="float">
            <text:p>102.136</text:p>
          </table:table-cell>
          <table:table-cell office:value-type="float" office:value="47.8639" calcext:value-type="float">
            <text:p>47.8639</text:p>
          </table:table-cell>
          <table:table-cell table:formula="of:=[.F425]-[.G425]" office:value-type="float" office:value="54.2721" calcext:value-type="float">
            <text:p>54.2721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Derrick Poulio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1.22" calcext:value-type="float">
            <text:p>101.22</text:p>
          </table:table-cell>
          <table:table-cell office:value-type="float" office:value="47.1166" calcext:value-type="float">
            <text:p>47.1166</text:p>
          </table:table-cell>
          <table:table-cell table:formula="of:=[.F426]-[.G426]" office:value-type="float" office:value="54.1034" calcext:value-type="float">
            <text:p>54.1034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rank Corrad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.6904" calcext:value-type="float">
            <text:p>93.6904</text:p>
          </table:table-cell>
          <table:table-cell office:value-type="float" office:value="39.8022" calcext:value-type="float">
            <text:p>39.8022</text:p>
          </table:table-cell>
          <table:table-cell table:formula="of:=[.F427]-[.G427]" office:value-type="float" office:value="53.8882" calcext:value-type="float">
            <text:p>53.8882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le Chipchur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166" calcext:value-type="float">
            <text:p>142.166</text:p>
          </table:table-cell>
          <table:table-cell office:value-type="float" office:value="88.3052" calcext:value-type="float">
            <text:p>88.3052</text:p>
          </table:table-cell>
          <table:table-cell table:formula="of:=[.F428]-[.G428]" office:value-type="float" office:value="53.8608" calcext:value-type="float">
            <text:p>53.8608</text:p>
          </table:table-cell>
          <table:table-cell table:number-columns-repeated="5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Brandon Sutt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2.669" calcext:value-type="float">
            <text:p>112.669</text:p>
          </table:table-cell>
          <table:table-cell office:value-type="float" office:value="58.872" calcext:value-type="float">
            <text:p>58.872</text:p>
          </table:table-cell>
          <table:table-cell table:formula="of:=[.F429]-[.G429]" office:value-type="float" office:value="53.797" calcext:value-type="float">
            <text:p>53.797</text:p>
          </table:table-cell>
          <table:table-cell table:number-columns-repeated="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Josh Leiv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.1489" calcext:value-type="float">
            <text:p>90.1489</text:p>
          </table:table-cell>
          <table:table-cell office:value-type="float" office:value="37.0188" calcext:value-type="float">
            <text:p>37.0188</text:p>
          </table:table-cell>
          <table:table-cell table:formula="of:=[.F430]-[.G430]" office:value-type="float" office:value="53.1301" calcext:value-type="float">
            <text:p>53.1301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ene Bourq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7.334" calcext:value-type="float">
            <text:p>117.334</text:p>
          </table:table-cell>
          <table:table-cell office:value-type="float" office:value="64.2194" calcext:value-type="float">
            <text:p>64.2194</text:p>
          </table:table-cell>
          <table:table-cell table:formula="of:=[.F431]-[.G431]" office:value-type="float" office:value="53.1146" calcext:value-type="float">
            <text:p>53.1146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att Niet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9.569" calcext:value-type="float">
            <text:p>159.569</text:p>
          </table:table-cell>
          <table:table-cell office:value-type="float" office:value="106.565" calcext:value-type="float">
            <text:p>106.565</text:p>
          </table:table-cell>
          <table:table-cell table:formula="of:=[.F432]-[.G432]" office:value-type="float" office:value="53.004" calcext:value-type="float">
            <text:p>53.004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Scott Laughton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3.021" calcext:value-type="float">
            <text:p>143.021</text:p>
          </table:table-cell>
          <table:table-cell office:value-type="float" office:value="90.0846" calcext:value-type="float">
            <text:p>90.0846</text:p>
          </table:table-cell>
          <table:table-cell table:formula="of:=[.F433]-[.G433]" office:value-type="float" office:value="52.9364" calcext:value-type="float">
            <text:p>52.9364</text:p>
          </table:table-cell>
          <table:table-cell table:number-columns-repeated="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Andreas Martins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6.461" calcext:value-type="float">
            <text:p>106.461</text:p>
          </table:table-cell>
          <table:table-cell office:value-type="float" office:value="53.6159" calcext:value-type="float">
            <text:p>53.6159</text:p>
          </table:table-cell>
          <table:table-cell table:formula="of:=[.F434]-[.G434]" office:value-type="float" office:value="52.8451" calcext:value-type="float">
            <text:p>52.8451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erek Dorset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8.96" calcext:value-type="float">
            <text:p>158.96</text:p>
          </table:table-cell>
          <table:table-cell office:value-type="float" office:value="106.159" calcext:value-type="float">
            <text:p>106.159</text:p>
          </table:table-cell>
          <table:table-cell table:formula="of:=[.F435]-[.G435]" office:value-type="float" office:value="52.801" calcext:value-type="float">
            <text:p>52.801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yle Cliffo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2.821" calcext:value-type="float">
            <text:p>132.821</text:p>
          </table:table-cell>
          <table:table-cell office:value-type="float" office:value="80.035" calcext:value-type="float">
            <text:p>80.035</text:p>
          </table:table-cell>
          <table:table-cell table:formula="of:=[.F436]-[.G436]" office:value-type="float" office:value="52.786" calcext:value-type="float">
            <text:p>52.786</text:p>
          </table:table-cell>
          <table:table-cell table:number-columns-repeated="5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Quinton Howde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3.772" calcext:value-type="float">
            <text:p>113.772</text:p>
          </table:table-cell>
          <table:table-cell office:value-type="float" office:value="61.2453" calcext:value-type="float">
            <text:p>61.2453</text:p>
          </table:table-cell>
          <table:table-cell table:formula="of:=[.F437]-[.G437]" office:value-type="float" office:value="52.5267" calcext:value-type="float">
            <text:p>52.5267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rad Richardson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59.495" calcext:value-type="float">
            <text:p>159.495</text:p>
          </table:table-cell>
          <table:table-cell office:value-type="float" office:value="108.058" calcext:value-type="float">
            <text:p>108.058</text:p>
          </table:table-cell>
          <table:table-cell table:formula="of:=[.F438]-[.G438]" office:value-type="float" office:value="51.437" calcext:value-type="float">
            <text:p>51.437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Mark Barberi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3.813" calcext:value-type="float">
            <text:p>103.813</text:p>
          </table:table-cell>
          <table:table-cell office:value-type="float" office:value="52.4315" calcext:value-type="float">
            <text:p>52.4315</text:p>
          </table:table-cell>
          <table:table-cell table:formula="of:=[.F439]-[.G439]" office:value-type="float" office:value="51.3815" calcext:value-type="float">
            <text:p>51.3815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hristopher Tanev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9.807" calcext:value-type="float">
            <text:p>169.807</text:p>
          </table:table-cell>
          <table:table-cell office:value-type="float" office:value="118.831" calcext:value-type="float">
            <text:p>118.831</text:p>
          </table:table-cell>
          <table:table-cell table:formula="of:=[.F440]-[.G440]" office:value-type="float" office:value="50.976" calcext:value-type="float">
            <text:p>50.97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wight K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5.659" calcext:value-type="float">
            <text:p>115.659</text:p>
          </table:table-cell>
          <table:table-cell office:value-type="float" office:value="65.0642" calcext:value-type="float">
            <text:p>65.0642</text:p>
          </table:table-cell>
          <table:table-cell table:formula="of:=[.F441]-[.G441]" office:value-type="float" office:value="50.5948" calcext:value-type="float">
            <text:p>50.5948</text:p>
          </table:table-cell>
          <table:table-cell table:number-columns-repeated="5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Viktor Stalber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5.083" calcext:value-type="float">
            <text:p>165.083</text:p>
          </table:table-cell>
          <table:table-cell office:value-type="float" office:value="114.632" calcext:value-type="float">
            <text:p>114.632</text:p>
          </table:table-cell>
          <table:table-cell table:formula="of:=[.F442]-[.G442]" office:value-type="float" office:value="50.451" calcext:value-type="float">
            <text:p>50.45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avis Hamonic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5.878" calcext:value-type="float">
            <text:p>155.878</text:p>
          </table:table-cell>
          <table:table-cell office:value-type="float" office:value="105.567" calcext:value-type="float">
            <text:p>105.567</text:p>
          </table:table-cell>
          <table:table-cell table:formula="of:=[.F443]-[.G443]" office:value-type="float" office:value="50.311" calcext:value-type="float">
            <text:p>50.311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Nicolas Deslaurie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0.404" calcext:value-type="float">
            <text:p>130.404</text:p>
          </table:table-cell>
          <table:table-cell office:value-type="float" office:value="81.1362" calcext:value-type="float">
            <text:p>81.1362</text:p>
          </table:table-cell>
          <table:table-cell table:formula="of:=[.F444]-[.G444]" office:value-type="float" office:value="49.2678" calcext:value-type="float">
            <text:p>49.2678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ichal Rozsiv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9.439" calcext:value-type="float">
            <text:p>119.439</text:p>
          </table:table-cell>
          <table:table-cell office:value-type="float" office:value="70.254" calcext:value-type="float">
            <text:p>70.254</text:p>
          </table:table-cell>
          <table:table-cell table:formula="of:=[.F445]-[.G445]" office:value-type="float" office:value="49.185" calcext:value-type="float">
            <text:p>49.185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avid Rundbl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.5548" calcext:value-type="float">
            <text:p>74.5548</text:p>
          </table:table-cell>
          <table:table-cell office:value-type="float" office:value="25.7492" calcext:value-type="float">
            <text:p>25.7492</text:p>
          </table:table-cell>
          <table:table-cell table:formula="of:=[.F446]-[.G446]" office:value-type="float" office:value="48.8056" calcext:value-type="float">
            <text:p>48.8056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Stefan Mattea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.4878" calcext:value-type="float">
            <text:p>88.4878</text:p>
          </table:table-cell>
          <table:table-cell office:value-type="float" office:value="42.0429" calcext:value-type="float">
            <text:p>42.0429</text:p>
          </table:table-cell>
          <table:table-cell table:formula="of:=[.F447]-[.G447]" office:value-type="float" office:value="46.4449" calcext:value-type="float">
            <text:p>46.4449</text:p>
          </table:table-cell>
          <table:table-cell table:number-columns-repeated="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Sergei Plotniko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5.606" calcext:value-type="float">
            <text:p>105.606</text:p>
          </table:table-cell>
          <table:table-cell office:value-type="float" office:value="59.5013" calcext:value-type="float">
            <text:p>59.5013</text:p>
          </table:table-cell>
          <table:table-cell table:formula="of:=[.F448]-[.G448]" office:value-type="float" office:value="46.1047" calcext:value-type="float">
            <text:p>46.1047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iro Pakarine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4.155" calcext:value-type="float">
            <text:p>104.155</text:p>
          </table:table-cell>
          <table:table-cell office:value-type="float" office:value="58.7785" calcext:value-type="float">
            <text:p>58.7785</text:p>
          </table:table-cell>
          <table:table-cell table:formula="of:=[.F449]-[.G449]" office:value-type="float" office:value="45.3765" calcext:value-type="float">
            <text:p>45.3765</text:p>
          </table:table-cell>
          <table:table-cell table:number-columns-repeated="5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Ryan Pulo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.0242" calcext:value-type="float">
            <text:p>65.0242</text:p>
          </table:table-cell>
          <table:table-cell office:value-type="float" office:value="19.701" calcext:value-type="float">
            <text:p>19.701</text:p>
          </table:table-cell>
          <table:table-cell table:formula="of:=[.F450]-[.G450]" office:value-type="float" office:value="45.3232" calcext:value-type="float">
            <text:p>45.3232</text:p>
          </table:table-cell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Jaccob Slavi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8.559" calcext:value-type="float">
            <text:p>128.559</text:p>
          </table:table-cell>
          <table:table-cell office:value-type="float" office:value="83.2396" calcext:value-type="float">
            <text:p>83.2396</text:p>
          </table:table-cell>
          <table:table-cell table:formula="of:=[.F451]-[.G451]" office:value-type="float" office:value="45.3194" calcext:value-type="float">
            <text:p>45.3194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arco Scandell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70.799" calcext:value-type="float">
            <text:p>170.799</text:p>
          </table:table-cell>
          <table:table-cell office:value-type="float" office:value="126.041" calcext:value-type="float">
            <text:p>126.041</text:p>
          </table:table-cell>
          <table:table-cell table:formula="of:=[.F452]-[.G452]" office:value-type="float" office:value="44.758" calcext:value-type="float">
            <text:p>44.758</text:p>
          </table:table-cell>
          <table:table-cell table:number-columns-repeated="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Olli Maatt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2.846" calcext:value-type="float">
            <text:p>142.846</text:p>
          </table:table-cell>
          <table:table-cell office:value-type="float" office:value="99.0325" calcext:value-type="float">
            <text:p>99.0325</text:p>
          </table:table-cell>
          <table:table-cell table:formula="of:=[.F453]-[.G453]" office:value-type="float" office:value="43.8135" calcext:value-type="float">
            <text:p>43.8135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Jordan Schroed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.0199" calcext:value-type="float">
            <text:p>74.0199</text:p>
          </table:table-cell>
          <table:table-cell office:value-type="float" office:value="30.578" calcext:value-type="float">
            <text:p>30.578</text:p>
          </table:table-cell>
          <table:table-cell table:formula="of:=[.F454]-[.G454]" office:value-type="float" office:value="43.4419" calcext:value-type="float">
            <text:p>43.4419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nthony Mant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.1175" calcext:value-type="float">
            <text:p>64.1175</text:p>
          </table:table-cell>
          <table:table-cell office:value-type="float" office:value="20.7898" calcext:value-type="float">
            <text:p>20.7898</text:p>
          </table:table-cell>
          <table:table-cell table:formula="of:=[.F455]-[.G455]" office:value-type="float" office:value="43.3277" calcext:value-type="float">
            <text:p>43.3277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yan Rea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.727" calcext:value-type="float">
            <text:p>112.727</text:p>
          </table:table-cell>
          <table:table-cell office:value-type="float" office:value="69.6965" calcext:value-type="float">
            <text:p>69.6965</text:p>
          </table:table-cell>
          <table:table-cell table:formula="of:=[.F456]-[.G456]" office:value-type="float" office:value="43.0305" calcext:value-type="float">
            <text:p>43.0305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ndreas Athanasiou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.6787" calcext:value-type="float">
            <text:p>92.6787</text:p>
          </table:table-cell>
          <table:table-cell office:value-type="float" office:value="50.1373" calcext:value-type="float">
            <text:p>50.1373</text:p>
          </table:table-cell>
          <table:table-cell table:formula="of:=[.F457]-[.G457]" office:value-type="float" office:value="42.5414" calcext:value-type="float">
            <text:p>42.5414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Jiri Tlus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4.0866" calcext:value-type="float">
            <text:p>84.0866</text:p>
          </table:table-cell>
          <table:table-cell office:value-type="float" office:value="41.8416" calcext:value-type="float">
            <text:p>41.8416</text:p>
          </table:table-cell>
          <table:table-cell table:formula="of:=[.F458]-[.G458]" office:value-type="float" office:value="42.245" calcext:value-type="float">
            <text:p>42.245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Andrew MacDonal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1.6963" calcext:value-type="float">
            <text:p>81.6963</text:p>
          </table:table-cell>
          <table:table-cell office:value-type="float" office:value="40.0646" calcext:value-type="float">
            <text:p>40.0646</text:p>
          </table:table-cell>
          <table:table-cell table:formula="of:=[.F459]-[.G459]" office:value-type="float" office:value="41.6317" calcext:value-type="float">
            <text:p>41.6317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Justin Fontain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90.8106" calcext:value-type="float">
            <text:p>90.8106</text:p>
          </table:table-cell>
          <table:table-cell table:formula="of:=[.F460]-[.G460]" office:value-type="float" office:value="41.5404" calcext:value-type="float">
            <text:p>41.5404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hawn Thornt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9.4477" calcext:value-type="float">
            <text:p>79.4477</text:p>
          </table:table-cell>
          <table:table-cell office:value-type="float" office:value="38.3679" calcext:value-type="float">
            <text:p>38.3679</text:p>
          </table:table-cell>
          <table:table-cell table:formula="of:=[.F461]-[.G461]" office:value-type="float" office:value="41.0798" calcext:value-type="float">
            <text:p>41.0798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Daniel Winnik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62.349" calcext:value-type="float">
            <text:p>162.349</text:p>
          </table:table-cell>
          <table:table-cell office:value-type="float" office:value="121.448" calcext:value-type="float">
            <text:p>121.448</text:p>
          </table:table-cell>
          <table:table-cell table:formula="of:=[.F462]-[.G462]" office:value-type="float" office:value="40.901" calcext:value-type="float">
            <text:p>40.90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ody Hodg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6.8335" calcext:value-type="float">
            <text:p>96.8335</text:p>
          </table:table-cell>
          <table:table-cell office:value-type="float" office:value="56.7852" calcext:value-type="float">
            <text:p>56.7852</text:p>
          </table:table-cell>
          <table:table-cell table:formula="of:=[.F463]-[.G463]" office:value-type="float" office:value="40.0483" calcext:value-type="float">
            <text:p>40.0483</text:p>
          </table:table-cell>
          <table:table-cell table:number-columns-repeated="5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ichael McCar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.4548" calcext:value-type="float">
            <text:p>65.4548</text:p>
          </table:table-cell>
          <table:table-cell office:value-type="float" office:value="26.4304" calcext:value-type="float">
            <text:p>26.4304</text:p>
          </table:table-cell>
          <table:table-cell table:formula="of:=[.F464]-[.G464]" office:value-type="float" office:value="39.0244" calcext:value-type="float">
            <text:p>39.0244</text:p>
          </table:table-cell>
          <table:table-cell table:number-columns-repeated="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Rocco Grimald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0.7679" calcext:value-type="float">
            <text:p>70.7679</text:p>
          </table:table-cell>
          <table:table-cell office:value-type="float" office:value="32.0862" calcext:value-type="float">
            <text:p>32.0862</text:p>
          </table:table-cell>
          <table:table-cell table:formula="of:=[.F465]-[.G465]" office:value-type="float" office:value="38.6817" calcext:value-type="float">
            <text:p>38.6817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Brad Hu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6449" calcext:value-type="float">
            <text:p>66.6449</text:p>
          </table:table-cell>
          <table:table-cell office:value-type="float" office:value="27.9804" calcext:value-type="float">
            <text:p>27.9804</text:p>
          </table:table-cell>
          <table:table-cell table:formula="of:=[.F466]-[.G466]" office:value-type="float" office:value="38.6645" calcext:value-type="float">
            <text:p>38.6645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lton Sceviou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3.968" calcext:value-type="float">
            <text:p>123.968</text:p>
          </table:table-cell>
          <table:table-cell office:value-type="float" office:value="85.6581" calcext:value-type="float">
            <text:p>85.6581</text:p>
          </table:table-cell>
          <table:table-cell table:formula="of:=[.F467]-[.G467]" office:value-type="float" office:value="38.3099" calcext:value-type="float">
            <text:p>38.3099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hris Tierney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9.268" calcext:value-type="float">
            <text:p>159.268</text:p>
          </table:table-cell>
          <table:table-cell office:value-type="float" office:value="120.996" calcext:value-type="float">
            <text:p>120.996</text:p>
          </table:table-cell>
          <table:table-cell table:formula="of:=[.F468]-[.G468]" office:value-type="float" office:value="38.272" calcext:value-type="float">
            <text:p>38.272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Phillip Danaul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7.835" calcext:value-type="float">
            <text:p>117.835</text:p>
          </table:table-cell>
          <table:table-cell office:value-type="float" office:value="79.6024" calcext:value-type="float">
            <text:p>79.6024</text:p>
          </table:table-cell>
          <table:table-cell table:formula="of:=[.F469]-[.G469]" office:value-type="float" office:value="38.2326" calcext:value-type="float">
            <text:p>38.2326</text:p>
          </table:table-cell>
          <table:table-cell table:number-columns-repeated="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Nikita Soshnikov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9.6332" calcext:value-type="float">
            <text:p>69.6332</text:p>
          </table:table-cell>
          <table:table-cell office:value-type="float" office:value="32.1228" calcext:value-type="float">
            <text:p>32.1228</text:p>
          </table:table-cell>
          <table:table-cell table:formula="of:=[.F470]-[.G470]" office:value-type="float" office:value="37.5104" calcext:value-type="float">
            <text:p>37.5104</text:p>
          </table:table-cell>
          <table:table-cell table:number-columns-repeated="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Bobby Farnha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7.9143" calcext:value-type="float">
            <text:p>87.9143</text:p>
          </table:table-cell>
          <table:table-cell office:value-type="float" office:value="50.9855" calcext:value-type="float">
            <text:p>50.9855</text:p>
          </table:table-cell>
          <table:table-cell table:formula="of:=[.F471]-[.G471]" office:value-type="float" office:value="36.9288" calcext:value-type="float">
            <text:p>36.9288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randon Prus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3.5837" calcext:value-type="float">
            <text:p>93.5837</text:p>
          </table:table-cell>
          <table:table-cell office:value-type="float" office:value="58.0246" calcext:value-type="float">
            <text:p>58.0246</text:p>
          </table:table-cell>
          <table:table-cell table:formula="of:=[.F472]-[.G472]" office:value-type="float" office:value="35.5591" calcext:value-type="float">
            <text:p>35.5591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aul Post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.5368" calcext:value-type="float">
            <text:p>66.5368</text:p>
          </table:table-cell>
          <table:table-cell office:value-type="float" office:value="31.0996" calcext:value-type="float">
            <text:p>31.0996</text:p>
          </table:table-cell>
          <table:table-cell table:formula="of:=[.F473]-[.G473]" office:value-type="float" office:value="35.4372" calcext:value-type="float">
            <text:p>35.4372</text:p>
          </table:table-cell>
          <table:table-cell table:number-columns-repeated="5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Marc-Andre Gragnan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0869" calcext:value-type="float">
            <text:p>44.0869</text:p>
          </table:table-cell>
          <table:table-cell office:value-type="float" office:value="8.7999" calcext:value-type="float">
            <text:p>8.7999</text:p>
          </table:table-cell>
          <table:table-cell table:formula="of:=[.F474]-[.G474]" office:value-type="float" office:value="35.287" calcext:value-type="float">
            <text:p>35.287</text:p>
          </table:table-cell>
          <table:table-cell table:number-columns-repeated="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Brandon Mann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8.817" calcext:value-type="float">
            <text:p>108.817</text:p>
          </table:table-cell>
          <table:table-cell office:value-type="float" office:value="73.7015" calcext:value-type="float">
            <text:p>73.7015</text:p>
          </table:table-cell>
          <table:table-cell table:formula="of:=[.F475]-[.G475]" office:value-type="float" office:value="35.1155" calcext:value-type="float">
            <text:p>35.1155</text:p>
          </table:table-cell>
          <table:table-cell table:number-columns-repeated="5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Hunter Shinkaru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.86" calcext:value-type="float">
            <text:p>51.86</text:p>
          </table:table-cell>
          <table:table-cell office:value-type="float" office:value="16.9842" calcext:value-type="float">
            <text:p>16.9842</text:p>
          </table:table-cell>
          <table:table-cell table:formula="of:=[.F476]-[.G476]" office:value-type="float" office:value="34.8758" calcext:value-type="float">
            <text:p>34.8758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hris Thorbur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3.293" calcext:value-type="float">
            <text:p>113.293</text:p>
          </table:table-cell>
          <table:table-cell office:value-type="float" office:value="78.5872" calcext:value-type="float">
            <text:p>78.5872</text:p>
          </table:table-cell>
          <table:table-cell table:formula="of:=[.F477]-[.G477]" office:value-type="float" office:value="34.7058" calcext:value-type="float">
            <text:p>34.7058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ustin Brau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6.955" calcext:value-type="float">
            <text:p>136.955</text:p>
          </table:table-cell>
          <table:table-cell office:value-type="float" office:value="103.789" calcext:value-type="float">
            <text:p>103.789</text:p>
          </table:table-cell>
          <table:table-cell table:formula="of:=[.F478]-[.G478]" office:value-type="float" office:value="33.166" calcext:value-type="float">
            <text:p>33.166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Tanner Gla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6.3284" calcext:value-type="float">
            <text:p>76.3284</text:p>
          </table:table-cell>
          <table:table-cell office:value-type="float" office:value="43.6869" calcext:value-type="float">
            <text:p>43.6869</text:p>
          </table:table-cell>
          <table:table-cell table:formula="of:=[.F479]-[.G479]" office:value-type="float" office:value="32.6415" calcext:value-type="float">
            <text:p>32.6415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ichard Pani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1148" calcext:value-type="float">
            <text:p>68.1148</text:p>
          </table:table-cell>
          <table:table-cell office:value-type="float" office:value="35.4959" calcext:value-type="float">
            <text:p>35.4959</text:p>
          </table:table-cell>
          <table:table-cell table:formula="of:=[.F480]-[.G480]" office:value-type="float" office:value="32.6189" calcext:value-type="float">
            <text:p>32.6189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cottie Upshal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9.311" calcext:value-type="float">
            <text:p>139.311</text:p>
          </table:table-cell>
          <table:table-cell office:value-type="float" office:value="106.993" calcext:value-type="float">
            <text:p>106.993</text:p>
          </table:table-cell>
          <table:table-cell table:formula="of:=[.F481]-[.G481]" office:value-type="float" office:value="32.318" calcext:value-type="float">
            <text:p>32.318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drew Cogliano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66.631" calcext:value-type="float">
            <text:p>166.631</text:p>
          </table:table-cell>
          <table:table-cell office:value-type="float" office:value="134.526" calcext:value-type="float">
            <text:p>134.526</text:p>
          </table:table-cell>
          <table:table-cell table:formula="of:=[.F482]-[.G482]" office:value-type="float" office:value="32.105" calcext:value-type="float">
            <text:p>32.105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Tuomo Ruut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7166" calcext:value-type="float">
            <text:p>74.7166</text:p>
          </table:table-cell>
          <table:table-cell office:value-type="float" office:value="42.7082" calcext:value-type="float">
            <text:p>42.7082</text:p>
          </table:table-cell>
          <table:table-cell table:formula="of:=[.F483]-[.G483]" office:value-type="float" office:value="32.0084" calcext:value-type="float">
            <text:p>32.0084</text:p>
          </table:table-cell>
          <table:table-cell table:number-columns-repeated="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Steve Dow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8.4065" calcext:value-type="float">
            <text:p>58.4065</text:p>
          </table:table-cell>
          <table:table-cell office:value-type="float" office:value="27.6696" calcext:value-type="float">
            <text:p>27.6696</text:p>
          </table:table-cell>
          <table:table-cell table:formula="of:=[.F484]-[.G484]" office:value-type="float" office:value="30.7369" calcext:value-type="float">
            <text:p>30.736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ike Brow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.8278" calcext:value-type="float">
            <text:p>72.8278</text:p>
          </table:table-cell>
          <table:table-cell office:value-type="float" office:value="42.2264" calcext:value-type="float">
            <text:p>42.2264</text:p>
          </table:table-cell>
          <table:table-cell table:formula="of:=[.F485]-[.G485]" office:value-type="float" office:value="30.6014" calcext:value-type="float">
            <text:p>30.6014</text:p>
          </table:table-cell>
          <table:table-cell table:number-columns-repeated="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Connor Brow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.2946" calcext:value-type="float">
            <text:p>49.2946</text:p>
          </table:table-cell>
          <table:table-cell office:value-type="float" office:value="19.4831" calcext:value-type="float">
            <text:p>19.4831</text:p>
          </table:table-cell>
          <table:table-cell table:formula="of:=[.F486]-[.G486]" office:value-type="float" office:value="29.8115" calcext:value-type="float">
            <text:p>29.8115</text:p>
          </table:table-cell>
          <table:table-cell table:number-columns-repeated="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Brian Dumouli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9.436" calcext:value-type="float">
            <text:p>129.436</text:p>
          </table:table-cell>
          <table:table-cell office:value-type="float" office:value="100.314" calcext:value-type="float">
            <text:p>100.314</text:p>
          </table:table-cell>
          <table:table-cell table:formula="of:=[.F487]-[.G487]" office:value-type="float" office:value="29.122" calcext:value-type="float">
            <text:p>29.122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hris Wag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4347" calcext:value-type="float">
            <text:p>73.4347</text:p>
          </table:table-cell>
          <table:table-cell office:value-type="float" office:value="44.4092" calcext:value-type="float">
            <text:p>44.4092</text:p>
          </table:table-cell>
          <table:table-cell table:formula="of:=[.F488]-[.G488]" office:value-type="float" office:value="29.0255" calcext:value-type="float">
            <text:p>29.0255</text:p>
          </table:table-cell>
          <table:table-cell table:number-columns-repeated="5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Kasperi Kapan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385" calcext:value-type="float">
            <text:p>54.385</text:p>
          </table:table-cell>
          <table:table-cell office:value-type="float" office:value="25.9503" calcext:value-type="float">
            <text:p>25.9503</text:p>
          </table:table-cell>
          <table:table-cell table:formula="of:=[.F489]-[.G489]" office:value-type="float" office:value="28.4347" calcext:value-type="float">
            <text:p>28.4347</text:p>
          </table:table-cell>
          <table:table-cell table:number-columns-repeated="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Carlo Colaiaco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.9069" calcext:value-type="float">
            <text:p>61.9069</text:p>
          </table:table-cell>
          <table:table-cell office:value-type="float" office:value="33.523" calcext:value-type="float">
            <text:p>33.523</text:p>
          </table:table-cell>
          <table:table-cell table:formula="of:=[.F490]-[.G490]" office:value-type="float" office:value="28.3839" calcext:value-type="float">
            <text:p>28.3839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ody McLeo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9.9237" calcext:value-type="float">
            <text:p>79.9237</text:p>
          </table:table-cell>
          <table:table-cell office:value-type="float" office:value="51.6111" calcext:value-type="float">
            <text:p>51.6111</text:p>
          </table:table-cell>
          <table:table-cell table:formula="of:=[.F491]-[.G491]" office:value-type="float" office:value="28.3126" calcext:value-type="float">
            <text:p>28.3126</text:p>
          </table:table-cell>
          <table:table-cell table:number-columns-repeated="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aniel Spr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.0543" calcext:value-type="float">
            <text:p>55.0543</text:p>
          </table:table-cell>
          <table:table-cell office:value-type="float" office:value="27.0244" calcext:value-type="float">
            <text:p>27.0244</text:p>
          </table:table-cell>
          <table:table-cell table:formula="of:=[.F492]-[.G492]" office:value-type="float" office:value="28.0299" calcext:value-type="float">
            <text:p>28.0299</text:p>
          </table:table-cell>
          <table:table-cell table:number-columns-repeated="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Brandon Mashint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.47" calcext:value-type="float">
            <text:p>55.47</text:p>
          </table:table-cell>
          <table:table-cell office:value-type="float" office:value="27.553" calcext:value-type="float">
            <text:p>27.553</text:p>
          </table:table-cell>
          <table:table-cell table:formula="of:=[.F493]-[.G493]" office:value-type="float" office:value="27.917" calcext:value-type="float">
            <text:p>27.917</text:p>
          </table:table-cell>
          <table:table-cell table:number-columns-repeated="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Stanislav Galie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.0811" calcext:value-type="float">
            <text:p>66.0811</text:p>
          </table:table-cell>
          <table:table-cell office:value-type="float" office:value="38.2949" calcext:value-type="float">
            <text:p>38.2949</text:p>
          </table:table-cell>
          <table:table-cell table:formula="of:=[.F494]-[.G494]" office:value-type="float" office:value="27.7862" calcext:value-type="float">
            <text:p>27.7862</text:p>
          </table:table-cell>
          <table:table-cell table:number-columns-repeated="5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Matt Puemp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4464" calcext:value-type="float">
            <text:p>68.4464</text:p>
          </table:table-cell>
          <table:table-cell office:value-type="float" office:value="40.874" calcext:value-type="float">
            <text:p>40.874</text:p>
          </table:table-cell>
          <table:table-cell table:formula="of:=[.F495]-[.G495]" office:value-type="float" office:value="27.5724" calcext:value-type="float">
            <text:p>27.5724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Jordan We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1238" calcext:value-type="float">
            <text:p>46.1238</text:p>
          </table:table-cell>
          <table:table-cell office:value-type="float" office:value="18.9735" calcext:value-type="float">
            <text:p>18.9735</text:p>
          </table:table-cell>
          <table:table-cell table:formula="of:=[.F496]-[.G496]" office:value-type="float" office:value="27.1503" calcext:value-type="float">
            <text:p>27.1503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att Bartkowski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0.832" calcext:value-type="float">
            <text:p>120.832</text:p>
          </table:table-cell>
          <table:table-cell office:value-type="float" office:value="93.8987" calcext:value-type="float">
            <text:p>93.8987</text:p>
          </table:table-cell>
          <table:table-cell table:formula="of:=[.F497]-[.G497]" office:value-type="float" office:value="26.9333" calcext:value-type="float">
            <text:p>26.9333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Joakim Nordstrom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0.712" calcext:value-type="float">
            <text:p>130.712</text:p>
          </table:table-cell>
          <table:table-cell office:value-type="float" office:value="103.82" calcext:value-type="float">
            <text:p>103.82</text:p>
          </table:table-cell>
          <table:table-cell table:formula="of:=[.F498]-[.G498]" office:value-type="float" office:value="26.892" calcext:value-type="float">
            <text:p>26.892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randon Bolli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8.3266" calcext:value-type="float">
            <text:p>78.3266</text:p>
          </table:table-cell>
          <table:table-cell office:value-type="float" office:value="51.9784" calcext:value-type="float">
            <text:p>51.9784</text:p>
          </table:table-cell>
          <table:table-cell table:formula="of:=[.F499]-[.G499]" office:value-type="float" office:value="26.3482" calcext:value-type="float">
            <text:p>26.3482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Mike Sis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.2985" calcext:value-type="float">
            <text:p>44.2985</text:p>
          </table:table-cell>
          <table:table-cell office:value-type="float" office:value="17.9992" calcext:value-type="float">
            <text:p>17.9992</text:p>
          </table:table-cell>
          <table:table-cell table:formula="of:=[.F500]-[.G500]" office:value-type="float" office:value="26.2993" calcext:value-type="float">
            <text:p>26.2993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eve Berni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.7971" calcext:value-type="float">
            <text:p>57.7971</text:p>
          </table:table-cell>
          <table:table-cell office:value-type="float" office:value="32.1437" calcext:value-type="float">
            <text:p>32.1437</text:p>
          </table:table-cell>
          <table:table-cell table:formula="of:=[.F501]-[.G501]" office:value-type="float" office:value="25.6534" calcext:value-type="float">
            <text:p>25.6534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Garrett Wil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5883" calcext:value-type="float">
            <text:p>53.5883</text:p>
          </table:table-cell>
          <table:table-cell office:value-type="float" office:value="28.5275" calcext:value-type="float">
            <text:p>28.5275</text:p>
          </table:table-cell>
          <table:table-cell table:formula="of:=[.F502]-[.G502]" office:value-type="float" office:value="25.0608" calcext:value-type="float">
            <text:p>25.0608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Brian O'Nei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.8439" calcext:value-type="float">
            <text:p>52.8439</text:p>
          </table:table-cell>
          <table:table-cell office:value-type="float" office:value="27.9171" calcext:value-type="float">
            <text:p>27.9171</text:p>
          </table:table-cell>
          <table:table-cell table:formula="of:=[.F503]-[.G503]" office:value-type="float" office:value="24.9268" calcext:value-type="float">
            <text:p>24.9268</text:p>
          </table:table-cell>
          <table:table-cell table:number-columns-repeated="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J.T. Brow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1.011" calcext:value-type="float">
            <text:p>151.011</text:p>
          </table:table-cell>
          <table:table-cell office:value-type="float" office:value="126.515" calcext:value-type="float">
            <text:p>126.515</text:p>
          </table:table-cell>
          <table:table-cell table:formula="of:=[.F504]-[.G504]" office:value-type="float" office:value="24.496" calcext:value-type="float">
            <text:p>24.496</text:p>
          </table:table-cell>
          <table:table-cell table:number-columns-repeated="5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Oliver Bjorkstr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.1052" calcext:value-type="float">
            <text:p>44.1052</text:p>
          </table:table-cell>
          <table:table-cell office:value-type="float" office:value="19.8758" calcext:value-type="float">
            <text:p>19.8758</text:p>
          </table:table-cell>
          <table:table-cell table:formula="of:=[.F505]-[.G505]" office:value-type="float" office:value="24.2294" calcext:value-type="float">
            <text:p>24.2294</text:p>
          </table:table-cell>
          <table:table-cell table:number-columns-repeated="5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Austin Watso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6.6641" calcext:value-type="float">
            <text:p>66.6641</text:p>
          </table:table-cell>
          <table:table-cell office:value-type="float" office:value="42.9759" calcext:value-type="float">
            <text:p>42.9759</text:p>
          </table:table-cell>
          <table:table-cell table:formula="of:=[.F506]-[.G506]" office:value-type="float" office:value="23.6882" calcext:value-type="float">
            <text:p>23.6882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Matt Car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5.9881" calcext:value-type="float">
            <text:p>85.9881</text:p>
          </table:table-cell>
          <table:table-cell office:value-type="float" office:value="62.4042" calcext:value-type="float">
            <text:p>62.4042</text:p>
          </table:table-cell>
          <table:table-cell table:formula="of:=[.F507]-[.G507]" office:value-type="float" office:value="23.5839" calcext:value-type="float">
            <text:p>23.5839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David Clarks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.9206" calcext:value-type="float">
            <text:p>41.9206</text:p>
          </table:table-cell>
          <table:table-cell office:value-type="float" office:value="18.3382" calcext:value-type="float">
            <text:p>18.3382</text:p>
          </table:table-cell>
          <table:table-cell table:formula="of:=[.F508]-[.G508]" office:value-type="float" office:value="23.5824" calcext:value-type="float">
            <text:p>23.5824</text:p>
          </table:table-cell>
          <table:table-cell table:number-columns-repeated="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Ryan Dzinge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9.2392" calcext:value-type="float">
            <text:p>69.2392</text:p>
          </table:table-cell>
          <table:table-cell office:value-type="float" office:value="46.2327" calcext:value-type="float">
            <text:p>46.2327</text:p>
          </table:table-cell>
          <table:table-cell table:formula="of:=[.F509]-[.G509]" office:value-type="float" office:value="23.0065" calcext:value-type="float">
            <text:p>23.0065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att Calvert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0.282" calcext:value-type="float">
            <text:p>130.282</text:p>
          </table:table-cell>
          <table:table-cell office:value-type="float" office:value="107.712" calcext:value-type="float">
            <text:p>107.712</text:p>
          </table:table-cell>
          <table:table-cell table:formula="of:=[.F510]-[.G510]" office:value-type="float" office:value="22.57" calcext:value-type="float">
            <text:p>22.57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hawn Horcoff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7.2245" calcext:value-type="float">
            <text:p>97.2245</text:p>
          </table:table-cell>
          <table:table-cell office:value-type="float" office:value="74.8351" calcext:value-type="float">
            <text:p>74.8351</text:p>
          </table:table-cell>
          <table:table-cell table:formula="of:=[.F511]-[.G511]" office:value-type="float" office:value="22.3894" calcext:value-type="float">
            <text:p>22.3894</text:p>
          </table:table-cell>
          <table:table-cell table:number-columns-repeated="5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Connor Brickl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.3511" calcext:value-type="float">
            <text:p>43.3511</text:p>
          </table:table-cell>
          <table:table-cell office:value-type="float" office:value="21.0725" calcext:value-type="float">
            <text:p>21.0725</text:p>
          </table:table-cell>
          <table:table-cell table:formula="of:=[.F512]-[.G512]" office:value-type="float" office:value="22.2786" calcext:value-type="float">
            <text:p>22.2786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ucas Less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.6671" calcext:value-type="float">
            <text:p>39.6671</text:p>
          </table:table-cell>
          <table:table-cell office:value-type="float" office:value="17.4262" calcext:value-type="float">
            <text:p>17.4262</text:p>
          </table:table-cell>
          <table:table-cell table:formula="of:=[.F513]-[.G513]" office:value-type="float" office:value="22.2409" calcext:value-type="float">
            <text:p>22.2409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Michael Lat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.5239" calcext:value-type="float">
            <text:p>61.5239</text:p>
          </table:table-cell>
          <table:table-cell office:value-type="float" office:value="39.2887" calcext:value-type="float">
            <text:p>39.2887</text:p>
          </table:table-cell>
          <table:table-cell table:formula="of:=[.F514]-[.G514]" office:value-type="float" office:value="22.2352" calcext:value-type="float">
            <text:p>22.2352</text:p>
          </table:table-cell>
          <table:table-cell table:number-columns-repeated="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Chris Higgi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7.5977" calcext:value-type="float">
            <text:p>67.5977</text:p>
          </table:table-cell>
          <table:table-cell office:value-type="float" office:value="45.5453" calcext:value-type="float">
            <text:p>45.5453</text:p>
          </table:table-cell>
          <table:table-cell table:formula="of:=[.F515]-[.G515]" office:value-type="float" office:value="22.0524" calcext:value-type="float">
            <text:p>22.0524</text:p>
          </table:table-cell>
          <table:table-cell table:number-columns-repeated="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Brad Mal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.5132" calcext:value-type="float">
            <text:p>70.5132</text:p>
          </table:table-cell>
          <table:table-cell office:value-type="float" office:value="48.6326" calcext:value-type="float">
            <text:p>48.6326</text:p>
          </table:table-cell>
          <table:table-cell table:formula="of:=[.F516]-[.G516]" office:value-type="float" office:value="21.8806" calcext:value-type="float">
            <text:p>21.880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rik Condr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6.9591" calcext:value-type="float">
            <text:p>96.9591</text:p>
          </table:table-cell>
          <table:table-cell office:value-type="float" office:value="75.0988" calcext:value-type="float">
            <text:p>75.0988</text:p>
          </table:table-cell>
          <table:table-cell table:formula="of:=[.F517]-[.G517]" office:value-type="float" office:value="21.8603" calcext:value-type="float">
            <text:p>21.8603</text:p>
          </table:table-cell>
          <table:table-cell table:number-columns-repeated="5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Brendan Leips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.0192" calcext:value-type="float">
            <text:p>38.0192</text:p>
          </table:table-cell>
          <table:table-cell office:value-type="float" office:value="16.2292" calcext:value-type="float">
            <text:p>16.2292</text:p>
          </table:table-cell>
          <table:table-cell table:formula="of:=[.F518]-[.G518]" office:value-type="float" office:value="21.79" calcext:value-type="float">
            <text:p>21.79</text:p>
          </table:table-cell>
          <table:table-cell table:number-columns-repeated="5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Nick Pau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7.8972" calcext:value-type="float">
            <text:p>57.8972</text:p>
          </table:table-cell>
          <table:table-cell office:value-type="float" office:value="36.3366" calcext:value-type="float">
            <text:p>36.3366</text:p>
          </table:table-cell>
          <table:table-cell table:formula="of:=[.F519]-[.G519]" office:value-type="float" office:value="21.5606" calcext:value-type="float">
            <text:p>21.5606</text:p>
          </table:table-cell>
          <table:table-cell table:number-columns-repeated="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Tobias Lindbe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.642" calcext:value-type="float">
            <text:p>37.642</text:p>
          </table:table-cell>
          <table:table-cell office:value-type="float" office:value="16.3027" calcext:value-type="float">
            <text:p>16.3027</text:p>
          </table:table-cell>
          <table:table-cell table:formula="of:=[.F520]-[.G520]" office:value-type="float" office:value="21.3393" calcext:value-type="float">
            <text:p>21.3393</text:p>
          </table:table-cell>
          <table:table-cell table:number-columns-repeated="5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Brendan Gaun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9579" calcext:value-type="float">
            <text:p>46.9579</text:p>
          </table:table-cell>
          <table:table-cell office:value-type="float" office:value="25.8838" calcext:value-type="float">
            <text:p>25.8838</text:p>
          </table:table-cell>
          <table:table-cell table:formula="of:=[.F521]-[.G521]" office:value-type="float" office:value="21.0741" calcext:value-type="float">
            <text:p>21.0741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ainius Zubru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4.9723" calcext:value-type="float">
            <text:p>84.9723</text:p>
          </table:table-cell>
          <table:table-cell office:value-type="float" office:value="64.099" calcext:value-type="float">
            <text:p>64.099</text:p>
          </table:table-cell>
          <table:table-cell table:formula="of:=[.F522]-[.G522]" office:value-type="float" office:value="20.8733" calcext:value-type="float">
            <text:p>20.8733</text:p>
          </table:table-cell>
          <table:table-cell table:number-columns-repeated="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Mike Blund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.0118" calcext:value-type="float">
            <text:p>41.0118</text:p>
          </table:table-cell>
          <table:table-cell office:value-type="float" office:value="20.361" calcext:value-type="float">
            <text:p>20.361</text:p>
          </table:table-cell>
          <table:table-cell table:formula="of:=[.F523]-[.G523]" office:value-type="float" office:value="20.6508" calcext:value-type="float">
            <text:p>20.6508</text:p>
          </table:table-cell>
          <table:table-cell table:number-columns-repeated="5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Anthony Bitet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.1916" calcext:value-type="float">
            <text:p>33.1916</text:p>
          </table:table-cell>
          <table:table-cell office:value-type="float" office:value="12.5926" calcext:value-type="float">
            <text:p>12.5926</text:p>
          </table:table-cell>
          <table:table-cell table:formula="of:=[.F524]-[.G524]" office:value-type="float" office:value="20.599" calcext:value-type="float">
            <text:p>20.599</text:p>
          </table:table-cell>
          <table:table-cell table:number-columns-repeated="5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Brock McGi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.5904" calcext:value-type="float">
            <text:p>44.5904</text:p>
          </table:table-cell>
          <table:table-cell office:value-type="float" office:value="24.1269" calcext:value-type="float">
            <text:p>24.1269</text:p>
          </table:table-cell>
          <table:table-cell table:formula="of:=[.F525]-[.G525]" office:value-type="float" office:value="20.4635" calcext:value-type="float">
            <text:p>20.463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dy Ceci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0.414" calcext:value-type="float">
            <text:p>140.414</text:p>
          </table:table-cell>
          <table:table-cell office:value-type="float" office:value="120.002" calcext:value-type="float">
            <text:p>120.002</text:p>
          </table:table-cell>
          <table:table-cell table:formula="of:=[.F526]-[.G526]" office:value-type="float" office:value="20.412" calcext:value-type="float">
            <text:p>20.412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Kerby Rych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3.2859" calcext:value-type="float">
            <text:p>53.2859</text:p>
          </table:table-cell>
          <table:table-cell office:value-type="float" office:value="32.8793" calcext:value-type="float">
            <text:p>32.8793</text:p>
          </table:table-cell>
          <table:table-cell table:formula="of:=[.F527]-[.G527]" office:value-type="float" office:value="20.4066" calcext:value-type="float">
            <text:p>20.4066</text:p>
          </table:table-cell>
          <table:table-cell table:number-columns-repeated="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Tom Kuhnhack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1.7132" calcext:value-type="float">
            <text:p>71.7132</text:p>
          </table:table-cell>
          <table:table-cell office:value-type="float" office:value="51.384" calcext:value-type="float">
            <text:p>51.384</text:p>
          </table:table-cell>
          <table:table-cell table:formula="of:=[.F528]-[.G528]" office:value-type="float" office:value="20.3292" calcext:value-type="float">
            <text:p>20.3292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ryan Bicke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.9364" calcext:value-type="float">
            <text:p>47.9364</text:p>
          </table:table-cell>
          <table:table-cell office:value-type="float" office:value="27.8129" calcext:value-type="float">
            <text:p>27.8129</text:p>
          </table:table-cell>
          <table:table-cell table:formula="of:=[.F529]-[.G529]" office:value-type="float" office:value="20.1235" calcext:value-type="float">
            <text:p>20.1235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Andrew Cop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.5757" calcext:value-type="float">
            <text:p>88.5757</text:p>
          </table:table-cell>
          <table:table-cell office:value-type="float" office:value="68.4701" calcext:value-type="float">
            <text:p>68.4701</text:p>
          </table:table-cell>
          <table:table-cell table:formula="of:=[.F530]-[.G530]" office:value-type="float" office:value="20.1056" calcext:value-type="float">
            <text:p>20.1056</text:p>
          </table:table-cell>
          <table:table-cell table:number-columns-repeated="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Max McCormi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.4965" calcext:value-type="float">
            <text:p>44.4965</text:p>
          </table:table-cell>
          <table:table-cell office:value-type="float" office:value="24.7099" calcext:value-type="float">
            <text:p>24.7099</text:p>
          </table:table-cell>
          <table:table-cell table:formula="of:=[.F531]-[.G531]" office:value-type="float" office:value="19.7866" calcext:value-type="float">
            <text:p>19.7866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ton Lan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.1795" calcext:value-type="float">
            <text:p>82.1795</text:p>
          </table:table-cell>
          <table:table-cell office:value-type="float" office:value="62.4161" calcext:value-type="float">
            <text:p>62.4161</text:p>
          </table:table-cell>
          <table:table-cell table:formula="of:=[.F532]-[.G532]" office:value-type="float" office:value="19.7634" calcext:value-type="float">
            <text:p>19.7634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Anthony Pelus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.2568" calcext:value-type="float">
            <text:p>45.2568</text:p>
          </table:table-cell>
          <table:table-cell office:value-type="float" office:value="25.8235" calcext:value-type="float">
            <text:p>25.8235</text:p>
          </table:table-cell>
          <table:table-cell table:formula="of:=[.F533]-[.G533]" office:value-type="float" office:value="19.4333" calcext:value-type="float">
            <text:p>19.4333</text:p>
          </table:table-cell>
          <table:table-cell table:number-columns-repeated="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Connor Carri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.9815" calcext:value-type="float">
            <text:p>50.9815</text:p>
          </table:table-cell>
          <table:table-cell office:value-type="float" office:value="31.6832" calcext:value-type="float">
            <text:p>31.6832</text:p>
          </table:table-cell>
          <table:table-cell table:formula="of:=[.F534]-[.G534]" office:value-type="float" office:value="19.2983" calcext:value-type="float">
            <text:p>19.2983</text:p>
          </table:table-cell>
          <table:table-cell table:number-columns-repeated="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William Karlsso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4.22" calcext:value-type="float">
            <text:p>124.22</text:p>
          </table:table-cell>
          <table:table-cell office:value-type="float" office:value="105.583" calcext:value-type="float">
            <text:p>105.583</text:p>
          </table:table-cell>
          <table:table-cell table:formula="of:=[.F535]-[.G535]" office:value-type="float" office:value="18.637" calcext:value-type="float">
            <text:p>18.637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ave Bolla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.0739" calcext:value-type="float">
            <text:p>60.0739</text:p>
          </table:table-cell>
          <table:table-cell office:value-type="float" office:value="41.5753" calcext:value-type="float">
            <text:p>41.5753</text:p>
          </table:table-cell>
          <table:table-cell table:formula="of:=[.F536]-[.G536]" office:value-type="float" office:value="18.4986" calcext:value-type="float">
            <text:p>18.4986</text:p>
          </table:table-cell>
          <table:table-cell table:number-columns-repeated="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Jayson Meg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0104" calcext:value-type="float">
            <text:p>33.0104</text:p>
          </table:table-cell>
          <table:table-cell office:value-type="float" office:value="14.572" calcext:value-type="float">
            <text:p>14.572</text:p>
          </table:table-cell>
          <table:table-cell table:formula="of:=[.F537]-[.G537]" office:value-type="float" office:value="18.4384" calcext:value-type="float">
            <text:p>18.4384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John Mitchel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5.246" calcext:value-type="float">
            <text:p>155.246</text:p>
          </table:table-cell>
          <table:table-cell office:value-type="float" office:value="137.354" calcext:value-type="float">
            <text:p>137.354</text:p>
          </table:table-cell>
          <table:table-cell table:formula="of:=[.F538]-[.G538]" office:value-type="float" office:value="17.892" calcext:value-type="float">
            <text:p>17.892</text:p>
          </table:table-cell>
          <table:table-cell table:number-columns-repeated="5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Kyle Ra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7794" calcext:value-type="float">
            <text:p>31.7794</text:p>
          </table:table-cell>
          <table:table-cell office:value-type="float" office:value="14.337" calcext:value-type="float">
            <text:p>14.337</text:p>
          </table:table-cell>
          <table:table-cell table:formula="of:=[.F539]-[.G539]" office:value-type="float" office:value="17.4424" calcext:value-type="float">
            <text:p>17.4424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Zac Rinal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.7486" calcext:value-type="float">
            <text:p>51.7486</text:p>
          </table:table-cell>
          <table:table-cell office:value-type="float" office:value="34.5344" calcext:value-type="float">
            <text:p>34.5344</text:p>
          </table:table-cell>
          <table:table-cell table:formula="of:=[.F540]-[.G540]" office:value-type="float" office:value="17.2142" calcext:value-type="float">
            <text:p>17.2142</text:p>
          </table:table-cell>
          <table:table-cell table:number-columns-repeated="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ich Clu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.4992" calcext:value-type="float">
            <text:p>36.4992</text:p>
          </table:table-cell>
          <table:table-cell office:value-type="float" office:value="19.6154" calcext:value-type="float">
            <text:p>19.6154</text:p>
          </table:table-cell>
          <table:table-cell table:formula="of:=[.F541]-[.G541]" office:value-type="float" office:value="16.8838" calcext:value-type="float">
            <text:p>16.8838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Ty Ratt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.1349" calcext:value-type="float">
            <text:p>40.1349</text:p>
          </table:table-cell>
          <table:table-cell office:value-type="float" office:value="23.475" calcext:value-type="float">
            <text:p>23.475</text:p>
          </table:table-cell>
          <table:table-cell table:formula="of:=[.F542]-[.G542]" office:value-type="float" office:value="16.6599" calcext:value-type="float">
            <text:p>16.6599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tt Staja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2.969" calcext:value-type="float">
            <text:p>122.969</text:p>
          </table:table-cell>
          <table:table-cell office:value-type="float" office:value="106.689" calcext:value-type="float">
            <text:p>106.689</text:p>
          </table:table-cell>
          <table:table-cell table:formula="of:=[.F543]-[.G543]" office:value-type="float" office:value="16.28" calcext:value-type="float">
            <text:p>16.28</text:p>
          </table:table-cell>
          <table:table-cell table:number-columns-repeated="5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Oskar Sundqvi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.5546" calcext:value-type="float">
            <text:p>31.5546</text:p>
          </table:table-cell>
          <table:table-cell office:value-type="float" office:value="15.2914" calcext:value-type="float">
            <text:p>15.2914</text:p>
          </table:table-cell>
          <table:table-cell table:formula="of:=[.F544]-[.G544]" office:value-type="float" office:value="16.2632" calcext:value-type="float">
            <text:p>16.2632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yler Rande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.9356" calcext:value-type="float">
            <text:p>32.9356</text:p>
          </table:table-cell>
          <table:table-cell office:value-type="float" office:value="17.0043" calcext:value-type="float">
            <text:p>17.0043</text:p>
          </table:table-cell>
          <table:table-cell table:formula="of:=[.F545]-[.G545]" office:value-type="float" office:value="15.9313" calcext:value-type="float">
            <text:p>15.9313</text:p>
          </table:table-cell>
          <table:table-cell table:number-columns-repeated="5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Dustin Jeffr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6275" calcext:value-type="float">
            <text:p>24.6275</text:p>
          </table:table-cell>
          <table:table-cell office:value-type="float" office:value="9.05161" calcext:value-type="float">
            <text:p>9.05161</text:p>
          </table:table-cell>
          <table:table-cell table:formula="of:=[.F546]-[.G546]" office:value-type="float" office:value="15.57589" calcext:value-type="float">
            <text:p>15.57589</text:p>
          </table:table-cell>
          <table:table-cell table:number-columns-repeated="5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Jujhar Khai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.5649" calcext:value-type="float">
            <text:p>38.5649</text:p>
          </table:table-cell>
          <table:table-cell office:value-type="float" office:value="23.6066" calcext:value-type="float">
            <text:p>23.6066</text:p>
          </table:table-cell>
          <table:table-cell table:formula="of:=[.F547]-[.G547]" office:value-type="float" office:value="14.9583" calcext:value-type="float">
            <text:p>14.9583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Derek Gr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5486" calcext:value-type="float">
            <text:p>31.5486</text:p>
          </table:table-cell>
          <table:table-cell office:value-type="float" office:value="16.7146" calcext:value-type="float">
            <text:p>16.7146</text:p>
          </table:table-cell>
          <table:table-cell table:formula="of:=[.F548]-[.G548]" office:value-type="float" office:value="14.834" calcext:value-type="float">
            <text:p>14.834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ick Holden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23.764" calcext:value-type="float">
            <text:p>123.764</text:p>
          </table:table-cell>
          <table:table-cell office:value-type="float" office:value="109.128" calcext:value-type="float">
            <text:p>109.128</text:p>
          </table:table-cell>
          <table:table-cell table:formula="of:=[.F549]-[.G549]" office:value-type="float" office:value="14.636" calcext:value-type="float">
            <text:p>14.636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ex Bieg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.4935" calcext:value-type="float">
            <text:p>65.4935</text:p>
          </table:table-cell>
          <table:table-cell office:value-type="float" office:value="50.938" calcext:value-type="float">
            <text:p>50.938</text:p>
          </table:table-cell>
          <table:table-cell table:formula="of:=[.F550]-[.G550]" office:value-type="float" office:value="14.5555" calcext:value-type="float">
            <text:p>14.5555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even Kampf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.0489" calcext:value-type="float">
            <text:p>55.0489</text:p>
          </table:table-cell>
          <table:table-cell office:value-type="float" office:value="40.6142" calcext:value-type="float">
            <text:p>40.6142</text:p>
          </table:table-cell>
          <table:table-cell table:formula="of:=[.F551]-[.G551]" office:value-type="float" office:value="14.4347" calcext:value-type="float">
            <text:p>14.4347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eth Griff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025" calcext:value-type="float">
            <text:p>21.3025</text:p>
          </table:table-cell>
          <table:table-cell office:value-type="float" office:value="6.94582" calcext:value-type="float">
            <text:p>6.94582</text:p>
          </table:table-cell>
          <table:table-cell table:formula="of:=[.F552]-[.G552]" office:value-type="float" office:value="14.35668" calcext:value-type="float">
            <text:p>14.35668</text:p>
          </table:table-cell>
          <table:table-cell table:number-columns-repeated="5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Justin Baile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0269" calcext:value-type="float">
            <text:p>27.0269</text:p>
          </table:table-cell>
          <table:table-cell office:value-type="float" office:value="12.6782" calcext:value-type="float">
            <text:p>12.6782</text:p>
          </table:table-cell>
          <table:table-cell table:formula="of:=[.F553]-[.G553]" office:value-type="float" office:value="14.3487" calcext:value-type="float">
            <text:p>14.3487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randon Gorm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9622" calcext:value-type="float">
            <text:p>29.9622</text:p>
          </table:table-cell>
          <table:table-cell office:value-type="float" office:value="15.6497" calcext:value-type="float">
            <text:p>15.6497</text:p>
          </table:table-cell>
          <table:table-cell table:formula="of:=[.F554]-[.G554]" office:value-type="float" office:value="14.3125" calcext:value-type="float">
            <text:p>14.3125</text:p>
          </table:table-cell>
          <table:table-cell table:number-columns-repeated="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Michal Jor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3925" calcext:value-type="float">
            <text:p>42.3925</text:p>
          </table:table-cell>
          <table:table-cell office:value-type="float" office:value="28.0937" calcext:value-type="float">
            <text:p>28.0937</text:p>
          </table:table-cell>
          <table:table-cell table:formula="of:=[.F555]-[.G555]" office:value-type="float" office:value="14.2988" calcext:value-type="float">
            <text:p>14.2988</text:p>
          </table:table-cell>
          <table:table-cell table:number-columns-repeated="5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Garnet Hathaw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6615" calcext:value-type="float">
            <text:p>31.6615</text:p>
          </table:table-cell>
          <table:table-cell office:value-type="float" office:value="18.0874" calcext:value-type="float">
            <text:p>18.0874</text:p>
          </table:table-cell>
          <table:table-cell table:formula="of:=[.F556]-[.G556]" office:value-type="float" office:value="13.5741" calcext:value-type="float">
            <text:p>13.5741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Kevin Fia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3724" calcext:value-type="float">
            <text:p>20.3724</text:p>
          </table:table-cell>
          <table:table-cell office:value-type="float" office:value="7.08468" calcext:value-type="float">
            <text:p>7.08468</text:p>
          </table:table-cell>
          <table:table-cell table:formula="of:=[.F557]-[.G557]" office:value-type="float" office:value="13.28772" calcext:value-type="float">
            <text:p>13.287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ke Gazd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7458" calcext:value-type="float">
            <text:p>30.7458</text:p>
          </table:table-cell>
          <table:table-cell office:value-type="float" office:value="17.6044" calcext:value-type="float">
            <text:p>17.6044</text:p>
          </table:table-cell>
          <table:table-cell table:formula="of:=[.F558]-[.G558]" office:value-type="float" office:value="13.1414" calcext:value-type="float">
            <text:p>13.1414</text:p>
          </table:table-cell>
          <table:table-cell table:number-columns-repeated="5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Matt Taormi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845" calcext:value-type="float">
            <text:p>13.9845</text:p>
          </table:table-cell>
          <table:table-cell office:value-type="float" office:value="1.41275" calcext:value-type="float">
            <text:p>1.41275</text:p>
          </table:table-cell>
          <table:table-cell table:formula="of:=[.F559]-[.G559]" office:value-type="float" office:value="12.57175" calcext:value-type="float">
            <text:p>12.57175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drew Desjardin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4.576" calcext:value-type="float">
            <text:p>124.576</text:p>
          </table:table-cell>
          <table:table-cell office:value-type="float" office:value="112.294" calcext:value-type="float">
            <text:p>112.294</text:p>
          </table:table-cell>
          <table:table-cell table:formula="of:=[.F560]-[.G560]" office:value-type="float" office:value="12.282" calcext:value-type="float">
            <text:p>12.282</text:p>
          </table:table-cell>
          <table:table-cell table:number-columns-repeated="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Greg McKeg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.5948" calcext:value-type="float">
            <text:p>24.5948</text:p>
          </table:table-cell>
          <table:table-cell office:value-type="float" office:value="12.5205" calcext:value-type="float">
            <text:p>12.5205</text:p>
          </table:table-cell>
          <table:table-cell table:formula="of:=[.F561]-[.G561]" office:value-type="float" office:value="12.0743" calcext:value-type="float">
            <text:p>12.0743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Nikita Zadoro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0734" calcext:value-type="float">
            <text:p>31.0734</text:p>
          </table:table-cell>
          <table:table-cell office:value-type="float" office:value="19.0739" calcext:value-type="float">
            <text:p>19.0739</text:p>
          </table:table-cell>
          <table:table-cell table:formula="of:=[.F562]-[.G562]" office:value-type="float" office:value="11.9995" calcext:value-type="float">
            <text:p>11.9995</text:p>
          </table:table-cell>
          <table:table-cell table:number-columns-repeated="5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Nikolay Goldob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.9317" calcext:value-type="float">
            <text:p>23.9317</text:p>
          </table:table-cell>
          <table:table-cell office:value-type="float" office:value="12.1341" calcext:value-type="float">
            <text:p>12.1341</text:p>
          </table:table-cell>
          <table:table-cell table:formula="of:=[.F563]-[.G563]" office:value-type="float" office:value="11.7976" calcext:value-type="float">
            <text:p>11.7976</text:p>
          </table:table-cell>
          <table:table-cell table:number-columns-repeated="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Miikka Salomak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4.0728" calcext:value-type="float">
            <text:p>74.0728</text:p>
          </table:table-cell>
          <table:table-cell office:value-type="float" office:value="62.3578" calcext:value-type="float">
            <text:p>62.3578</text:p>
          </table:table-cell>
          <table:table-cell table:formula="of:=[.F564]-[.G564]" office:value-type="float" office:value="11.715" calcext:value-type="float">
            <text:p>11.715</text:p>
          </table:table-cell>
          <table:table-cell table:number-columns-repeated="5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Zach Hym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.8855" calcext:value-type="float">
            <text:p>50.8855</text:p>
          </table:table-cell>
          <table:table-cell office:value-type="float" office:value="39.3055" calcext:value-type="float">
            <text:p>39.3055</text:p>
          </table:table-cell>
          <table:table-cell table:formula="of:=[.F565]-[.G565]" office:value-type="float" office:value="11.58" calcext:value-type="float">
            <text:p>11.58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orrey Mitchel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3.238" calcext:value-type="float">
            <text:p>103.238</text:p>
          </table:table-cell>
          <table:table-cell office:value-type="float" office:value="91.7223" calcext:value-type="float">
            <text:p>91.7223</text:p>
          </table:table-cell>
          <table:table-cell table:formula="of:=[.F566]-[.G566]" office:value-type="float" office:value="11.5157" calcext:value-type="float">
            <text:p>11.5157</text:p>
          </table:table-cell>
          <table:table-cell table:number-columns-repeated="5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Alexandre Gren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177" calcext:value-type="float">
            <text:p>21.9177</text:p>
          </table:table-cell>
          <table:table-cell office:value-type="float" office:value="10.5185" calcext:value-type="float">
            <text:p>10.5185</text:p>
          </table:table-cell>
          <table:table-cell table:formula="of:=[.F567]-[.G567]" office:value-type="float" office:value="11.3992" calcext:value-type="float">
            <text:p>11.3992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orban Knigh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.8567" calcext:value-type="float">
            <text:p>23.8567</text:p>
          </table:table-cell>
          <table:table-cell office:value-type="float" office:value="12.7559" calcext:value-type="float">
            <text:p>12.7559</text:p>
          </table:table-cell>
          <table:table-cell table:formula="of:=[.F568]-[.G568]" office:value-type="float" office:value="11.1008" calcext:value-type="float">
            <text:p>11.1008</text:p>
          </table:table-cell>
          <table:table-cell table:number-columns-repeated="5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Colton Sisso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.9958" calcext:value-type="float">
            <text:p>40.9958</text:p>
          </table:table-cell>
          <table:table-cell office:value-type="float" office:value="30.1274" calcext:value-type="float">
            <text:p>30.1274</text:p>
          </table:table-cell>
          <table:table-cell table:formula="of:=[.F569]-[.G569]" office:value-type="float" office:value="10.8684" calcext:value-type="float">
            <text:p>10.8684</text:p>
          </table:table-cell>
          <table:table-cell table:number-columns-repeated="5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Hudson Fasch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.5067" calcext:value-type="float">
            <text:p>19.5067</text:p>
          </table:table-cell>
          <table:table-cell office:value-type="float" office:value="8.72666" calcext:value-type="float">
            <text:p>8.72666</text:p>
          </table:table-cell>
          <table:table-cell table:formula="of:=[.F570]-[.G570]" office:value-type="float" office:value="10.78004" calcext:value-type="float">
            <text:p>10.78004</text:p>
          </table:table-cell>
          <table:table-cell table:number-columns-repeated="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Andrew Agozzi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5859" calcext:value-type="float">
            <text:p>20.5859</text:p>
          </table:table-cell>
          <table:table-cell office:value-type="float" office:value="10.0555" calcext:value-type="float">
            <text:p>10.0555</text:p>
          </table:table-cell>
          <table:table-cell table:formula="of:=[.F571]-[.G571]" office:value-type="float" office:value="10.5304" calcext:value-type="float">
            <text:p>10.5304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irco Muel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754" calcext:value-type="float">
            <text:p>22.754</text:p>
          </table:table-cell>
          <table:table-cell office:value-type="float" office:value="12.2438" calcext:value-type="float">
            <text:p>12.2438</text:p>
          </table:table-cell>
          <table:table-cell table:formula="of:=[.F572]-[.G572]" office:value-type="float" office:value="10.5102" calcext:value-type="float">
            <text:p>10.510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arke MacArth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255" calcext:value-type="float">
            <text:p>17.5255</text:p>
          </table:table-cell>
          <table:table-cell office:value-type="float" office:value="7.16581" calcext:value-type="float">
            <text:p>7.16581</text:p>
          </table:table-cell>
          <table:table-cell table:formula="of:=[.F573]-[.G573]" office:value-type="float" office:value="10.35969" calcext:value-type="float">
            <text:p>10.35969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ordan Martinook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27.346" calcext:value-type="float">
            <text:p>127.346</text:p>
          </table:table-cell>
          <table:table-cell office:value-type="float" office:value="116.987" calcext:value-type="float">
            <text:p>116.987</text:p>
          </table:table-cell>
          <table:table-cell table:formula="of:=[.F574]-[.G574]" office:value-type="float" office:value="10.359" calcext:value-type="float">
            <text:p>10.359</text:p>
          </table:table-cell>
          <table:table-cell table:number-columns-repeated="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Tom Wilson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9.744" calcext:value-type="float">
            <text:p>109.744</text:p>
          </table:table-cell>
          <table:table-cell office:value-type="float" office:value="99.4459" calcext:value-type="float">
            <text:p>99.4459</text:p>
          </table:table-cell>
          <table:table-cell table:formula="of:=[.F575]-[.G575]" office:value-type="float" office:value="10.2981" calcext:value-type="float">
            <text:p>10.2981</text:p>
          </table:table-cell>
          <table:table-cell table:number-columns-repeated="5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Anton Slepyshe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469" calcext:value-type="float">
            <text:p>20.3469</text:p>
          </table:table-cell>
          <table:table-cell office:value-type="float" office:value="10.2055" calcext:value-type="float">
            <text:p>10.2055</text:p>
          </table:table-cell>
          <table:table-cell table:formula="of:=[.F576]-[.G576]" office:value-type="float" office:value="10.1414" calcext:value-type="float">
            <text:p>10.1414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Micheal Hale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4673" calcext:value-type="float">
            <text:p>23.4673</text:p>
          </table:table-cell>
          <table:table-cell office:value-type="float" office:value="13.432" calcext:value-type="float">
            <text:p>13.432</text:p>
          </table:table-cell>
          <table:table-cell table:formula="of:=[.F577]-[.G577]" office:value-type="float" office:value="10.0353" calcext:value-type="float">
            <text:p>10.0353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att Culle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2.259" calcext:value-type="float">
            <text:p>122.259</text:p>
          </table:table-cell>
          <table:table-cell office:value-type="float" office:value="112.244" calcext:value-type="float">
            <text:p>112.244</text:p>
          </table:table-cell>
          <table:table-cell table:formula="of:=[.F578]-[.G578]" office:value-type="float" office:value="10.015" calcext:value-type="float">
            <text:p>10.01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kita Niki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969" calcext:value-type="float">
            <text:p>15.7969</text:p>
          </table:table-cell>
          <table:table-cell office:value-type="float" office:value="5.78834" calcext:value-type="float">
            <text:p>5.78834</text:p>
          </table:table-cell>
          <table:table-cell table:formula="of:=[.F579]-[.G579]" office:value-type="float" office:value="10.00856" calcext:value-type="float">
            <text:p>10.00856</text:p>
          </table:table-cell>
          <table:table-cell table:number-columns-repeated="5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Dean Kuk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7548" calcext:value-type="float">
            <text:p>18.7548</text:p>
          </table:table-cell>
          <table:table-cell office:value-type="float" office:value="8.88181" calcext:value-type="float">
            <text:p>8.88181</text:p>
          </table:table-cell>
          <table:table-cell table:formula="of:=[.F580]-[.G580]" office:value-type="float" office:value="9.87299" calcext:value-type="float">
            <text:p>9.87299</text:p>
          </table:table-cell>
          <table:table-cell table:number-columns-repeated="5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Derek Ry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.2414" calcext:value-type="float">
            <text:p>18.2414</text:p>
          </table:table-cell>
          <table:table-cell office:value-type="float" office:value="8.48328" calcext:value-type="float">
            <text:p>8.48328</text:p>
          </table:table-cell>
          <table:table-cell table:formula="of:=[.F581]-[.G581]" office:value-type="float" office:value="9.75812" calcext:value-type="float">
            <text:p>9.75812</text:p>
          </table:table-cell>
          <table:table-cell table:number-columns-repeated="5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Scott Kosmachu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.0538" calcext:value-type="float">
            <text:p>24.0538</text:p>
          </table:table-cell>
          <table:table-cell office:value-type="float" office:value="14.5194" calcext:value-type="float">
            <text:p>14.5194</text:p>
          </table:table-cell>
          <table:table-cell table:formula="of:=[.F582]-[.G582]" office:value-type="float" office:value="9.5344" calcext:value-type="float">
            <text:p>9.5344</text:p>
          </table:table-cell>
          <table:table-cell table:number-columns-repeated="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ave Dziurzynsk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3349" calcext:value-type="float">
            <text:p>18.3349</text:p>
          </table:table-cell>
          <table:table-cell office:value-type="float" office:value="8.97251" calcext:value-type="float">
            <text:p>8.97251</text:p>
          </table:table-cell>
          <table:table-cell table:formula="of:=[.F583]-[.G583]" office:value-type="float" office:value="9.36239" calcext:value-type="float">
            <text:p>9.36239</text:p>
          </table:table-cell>
          <table:table-cell table:number-columns-repeated="5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aniel Catenacc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5535" calcext:value-type="float">
            <text:p>16.5535</text:p>
          </table:table-cell>
          <table:table-cell office:value-type="float" office:value="7.6061" calcext:value-type="float">
            <text:p>7.6061</text:p>
          </table:table-cell>
          <table:table-cell table:formula="of:=[.F584]-[.G584]" office:value-type="float" office:value="8.9474" calcext:value-type="float">
            <text:p>8.9474</text:p>
          </table:table-cell>
          <table:table-cell table:number-columns-repeated="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Tanner K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.2525" calcext:value-type="float">
            <text:p>31.2525</text:p>
          </table:table-cell>
          <table:table-cell office:value-type="float" office:value="22.3116" calcext:value-type="float">
            <text:p>22.3116</text:p>
          </table:table-cell>
          <table:table-cell table:formula="of:=[.F585]-[.G585]" office:value-type="float" office:value="8.9409" calcext:value-type="float">
            <text:p>8.9409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Nic Dow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4207" calcext:value-type="float">
            <text:p>16.4207</text:p>
          </table:table-cell>
          <table:table-cell office:value-type="float" office:value="7.48938" calcext:value-type="float">
            <text:p>7.48938</text:p>
          </table:table-cell>
          <table:table-cell table:formula="of:=[.F586]-[.G586]" office:value-type="float" office:value="8.93132" calcext:value-type="float">
            <text:p>8.93132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arren Die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8496" calcext:value-type="float">
            <text:p>23.8496</text:p>
          </table:table-cell>
          <table:table-cell office:value-type="float" office:value="15.1204" calcext:value-type="float">
            <text:p>15.1204</text:p>
          </table:table-cell>
          <table:table-cell table:formula="of:=[.F587]-[.G587]" office:value-type="float" office:value="8.7292" calcext:value-type="float">
            <text:p>8.7292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att Halischu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.357" calcext:value-type="float">
            <text:p>48.357</text:p>
          </table:table-cell>
          <table:table-cell office:value-type="float" office:value="39.7927" calcext:value-type="float">
            <text:p>39.7927</text:p>
          </table:table-cell>
          <table:table-cell table:formula="of:=[.F588]-[.G588]" office:value-type="float" office:value="8.5643" calcext:value-type="float">
            <text:p>8.5643</text:p>
          </table:table-cell>
          <table:table-cell table:number-columns-repeated="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ndrew Mil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822" calcext:value-type="float">
            <text:p>13.2822</text:p>
          </table:table-cell>
          <table:table-cell office:value-type="float" office:value="4.74041" calcext:value-type="float">
            <text:p>4.74041</text:p>
          </table:table-cell>
          <table:table-cell table:formula="of:=[.F589]-[.G589]" office:value-type="float" office:value="8.54179" calcext:value-type="float">
            <text:p>8.54179</text:p>
          </table:table-cell>
          <table:table-cell table:number-columns-repeated="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Emile Poir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488" calcext:value-type="float">
            <text:p>10.5488</text:p>
          </table:table-cell>
          <table:table-cell office:value-type="float" office:value="2.0342" calcext:value-type="float">
            <text:p>2.0342</text:p>
          </table:table-cell>
          <table:table-cell table:formula="of:=[.F590]-[.G590]" office:value-type="float" office:value="8.5146" calcext:value-type="float">
            <text:p>8.5146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Zach Trotm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.0219" calcext:value-type="float">
            <text:p>30.0219</text:p>
          </table:table-cell>
          <table:table-cell office:value-type="float" office:value="21.6716" calcext:value-type="float">
            <text:p>21.6716</text:p>
          </table:table-cell>
          <table:table-cell table:formula="of:=[.F591]-[.G591]" office:value-type="float" office:value="8.3503" calcext:value-type="float">
            <text:p>8.3503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Andrew Bodnarchu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.3266" calcext:value-type="float">
            <text:p>25.3266</text:p>
          </table:table-cell>
          <table:table-cell office:value-type="float" office:value="17.0345" calcext:value-type="float">
            <text:p>17.0345</text:p>
          </table:table-cell>
          <table:table-cell table:formula="of:=[.F592]-[.G592]" office:value-type="float" office:value="8.2921" calcext:value-type="float">
            <text:p>8.2921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Josh Anders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.4271" calcext:value-type="float">
            <text:p>17.4271</text:p>
          </table:table-cell>
          <table:table-cell office:value-type="float" office:value="9.42249" calcext:value-type="float">
            <text:p>9.42249</text:p>
          </table:table-cell>
          <table:table-cell table:formula="of:=[.F593]-[.G593]" office:value-type="float" office:value="8.00461" calcext:value-type="float">
            <text:p>8.00461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raig Cunning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268" calcext:value-type="float">
            <text:p>17.5268</text:p>
          </table:table-cell>
          <table:table-cell office:value-type="float" office:value="9.58706" calcext:value-type="float">
            <text:p>9.58706</text:p>
          </table:table-cell>
          <table:table-cell table:formula="of:=[.F594]-[.G594]" office:value-type="float" office:value="7.93974" calcext:value-type="float">
            <text:p>7.93974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Joel Hanle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.5012" calcext:value-type="float">
            <text:p>22.5012</text:p>
          </table:table-cell>
          <table:table-cell office:value-type="float" office:value="14.8051" calcext:value-type="float">
            <text:p>14.8051</text:p>
          </table:table-cell>
          <table:table-cell table:formula="of:=[.F595]-[.G595]" office:value-type="float" office:value="7.6961" calcext:value-type="float">
            <text:p>7.6961</text:p>
          </table:table-cell>
          <table:table-cell table:number-columns-repeated="5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Alex Gra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3015" calcext:value-type="float">
            <text:p>9.63015</text:p>
          </table:table-cell>
          <table:table-cell office:value-type="float" office:value="2.04696" calcext:value-type="float">
            <text:p>2.04696</text:p>
          </table:table-cell>
          <table:table-cell table:formula="of:=[.F596]-[.G596]" office:value-type="float" office:value="7.58319" calcext:value-type="float">
            <text:p>7.58319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Martin Hav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60517" calcext:value-type="float">
            <text:p>9.60517</text:p>
          </table:table-cell>
          <table:table-cell office:value-type="float" office:value="2.274" calcext:value-type="float">
            <text:p>2.274</text:p>
          </table:table-cell>
          <table:table-cell table:formula="of:=[.F597]-[.G597]" office:value-type="float" office:value="7.33117" calcext:value-type="float">
            <text:p>7.33117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trik Nemet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.0478" calcext:value-type="float">
            <text:p>36.0478</text:p>
          </table:table-cell>
          <table:table-cell office:value-type="float" office:value="28.7399" calcext:value-type="float">
            <text:p>28.7399</text:p>
          </table:table-cell>
          <table:table-cell table:formula="of:=[.F598]-[.G598]" office:value-type="float" office:value="7.3079" calcext:value-type="float">
            <text:p>7.3079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Jared Bo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.6796" calcext:value-type="float">
            <text:p>23.6796</text:p>
          </table:table-cell>
          <table:table-cell office:value-type="float" office:value="16.3843" calcext:value-type="float">
            <text:p>16.3843</text:p>
          </table:table-cell>
          <table:table-cell table:formula="of:=[.F599]-[.G599]" office:value-type="float" office:value="7.2953" calcext:value-type="float">
            <text:p>7.2953</text:p>
          </table:table-cell>
          <table:table-cell table:number-columns-repeated="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Dylan Ols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4049" calcext:value-type="float">
            <text:p>6.24049</text:p>
          </table:table-cell>
          <table:table-cell office:value-type="float" office:value="-1.02482" calcext:value-type="float">
            <text:p>-1.02482</text:p>
          </table:table-cell>
          <table:table-cell table:formula="of:=[.F600]-[.G600]" office:value-type="float" office:value="7.26531" calcext:value-type="float">
            <text:p>7.26531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eth Helge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" calcext:value-type="float">
            <text:p>13.29</text:p>
          </table:table-cell>
          <table:table-cell office:value-type="float" office:value="6.05667" calcext:value-type="float">
            <text:p>6.05667</text:p>
          </table:table-cell>
          <table:table-cell table:formula="of:=[.F601]-[.G601]" office:value-type="float" office:value="7.23333" calcext:value-type="float">
            <text:p>7.23333</text:p>
          </table:table-cell>
          <table:table-cell table:number-columns-repeated="5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Laurent Dauph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0191" calcext:value-type="float">
            <text:p>10.0191</text:p>
          </table:table-cell>
          <table:table-cell office:value-type="float" office:value="2.91386" calcext:value-type="float">
            <text:p>2.91386</text:p>
          </table:table-cell>
          <table:table-cell table:formula="of:=[.F602]-[.G602]" office:value-type="float" office:value="7.10524" calcext:value-type="float">
            <text:p>7.10524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Jesper Fas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5.662" calcext:value-type="float">
            <text:p>115.662</text:p>
          </table:table-cell>
          <table:table-cell office:value-type="float" office:value="108.569" calcext:value-type="float">
            <text:p>108.569</text:p>
          </table:table-cell>
          <table:table-cell table:formula="of:=[.F603]-[.G603]" office:value-type="float" office:value="7.093" calcext:value-type="float">
            <text:p>7.093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Brian Flyn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5.2027" calcext:value-type="float">
            <text:p>85.2027</text:p>
          </table:table-cell>
          <table:table-cell office:value-type="float" office:value="78.3082" calcext:value-type="float">
            <text:p>78.3082</text:p>
          </table:table-cell>
          <table:table-cell table:formula="of:=[.F604]-[.G604]" office:value-type="float" office:value="6.89449999999999" calcext:value-type="float">
            <text:p>6.8945</text:p>
          </table:table-cell>
          <table:table-cell table:number-columns-repeated="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Vinnie Hinostroz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4696" calcext:value-type="float">
            <text:p>18.4696</text:p>
          </table:table-cell>
          <table:table-cell office:value-type="float" office:value="11.7608" calcext:value-type="float">
            <text:p>11.7608</text:p>
          </table:table-cell>
          <table:table-cell table:formula="of:=[.F605]-[.G605]" office:value-type="float" office:value="6.7088" calcext:value-type="float">
            <text:p>6.7088</text:p>
          </table:table-cell>
          <table:table-cell table:number-columns-repeated="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Rinat Valie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5425" calcext:value-type="float">
            <text:p>20.5425</text:p>
          </table:table-cell>
          <table:table-cell office:value-type="float" office:value="13.9033" calcext:value-type="float">
            <text:p>13.9033</text:p>
          </table:table-cell>
          <table:table-cell table:formula="of:=[.F606]-[.G606]" office:value-type="float" office:value="6.6392" calcext:value-type="float">
            <text:p>6.6392</text:p>
          </table:table-cell>
          <table:table-cell table:number-columns-repeated="5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Kenny Agosti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014" calcext:value-type="float">
            <text:p>14.1014</text:p>
          </table:table-cell>
          <table:table-cell office:value-type="float" office:value="7.49449" calcext:value-type="float">
            <text:p>7.49449</text:p>
          </table:table-cell>
          <table:table-cell table:formula="of:=[.F607]-[.G607]" office:value-type="float" office:value="6.60691" calcext:value-type="float">
            <text:p>6.60691</text:p>
          </table:table-cell>
          <table:table-cell table:number-columns-repeated="5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Chris Bigr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.0745" calcext:value-type="float">
            <text:p>25.0745</text:p>
          </table:table-cell>
          <table:table-cell office:value-type="float" office:value="18.5405" calcext:value-type="float">
            <text:p>18.5405</text:p>
          </table:table-cell>
          <table:table-cell table:formula="of:=[.F608]-[.G608]" office:value-type="float" office:value="6.534" calcext:value-type="float">
            <text:p>6.534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Josh Joori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7.9836" calcext:value-type="float">
            <text:p>87.9836</text:p>
          </table:table-cell>
          <table:table-cell office:value-type="float" office:value="81.5521" calcext:value-type="float">
            <text:p>81.5521</text:p>
          </table:table-cell>
          <table:table-cell table:formula="of:=[.F609]-[.G609]" office:value-type="float" office:value="6.4315" calcext:value-type="float">
            <text:p>6.4315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Zach Redmo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.1505" calcext:value-type="float">
            <text:p>42.1505</text:p>
          </table:table-cell>
          <table:table-cell office:value-type="float" office:value="35.8856" calcext:value-type="float">
            <text:p>35.8856</text:p>
          </table:table-cell>
          <table:table-cell table:formula="of:=[.F610]-[.G610]" office:value-type="float" office:value="6.2649" calcext:value-type="float">
            <text:p>6.2649</text:p>
          </table:table-cell>
          <table:table-cell table:number-columns-repeated="5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Evan Rodrig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2728" calcext:value-type="float">
            <text:p>11.2728</text:p>
          </table:table-cell>
          <table:table-cell office:value-type="float" office:value="5.04627" calcext:value-type="float">
            <text:p>5.04627</text:p>
          </table:table-cell>
          <table:table-cell table:formula="of:=[.F611]-[.G611]" office:value-type="float" office:value="6.22653" calcext:value-type="float">
            <text:p>6.22653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Radek Faks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7.1023" calcext:value-type="float">
            <text:p>57.1023</text:p>
          </table:table-cell>
          <table:table-cell office:value-type="float" office:value="50.9128" calcext:value-type="float">
            <text:p>50.9128</text:p>
          </table:table-cell>
          <table:table-cell table:formula="of:=[.F612]-[.G612]" office:value-type="float" office:value="6.1895" calcext:value-type="float">
            <text:p>6.1895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rett Ritch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937" calcext:value-type="float">
            <text:p>13.1937</text:p>
          </table:table-cell>
          <table:table-cell office:value-type="float" office:value="7.09561" calcext:value-type="float">
            <text:p>7.09561</text:p>
          </table:table-cell>
          <table:table-cell table:formula="of:=[.F613]-[.G613]" office:value-type="float" office:value="6.09809" calcext:value-type="float">
            <text:p>6.09809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edric Paquet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5.3109" calcext:value-type="float">
            <text:p>85.3109</text:p>
          </table:table-cell>
          <table:table-cell office:value-type="float" office:value="79.2669" calcext:value-type="float">
            <text:p>79.2669</text:p>
          </table:table-cell>
          <table:table-cell table:formula="of:=[.F614]-[.G614]" office:value-type="float" office:value="6.044" calcext:value-type="float">
            <text:p>6.044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hristian Thom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.8258" calcext:value-type="float">
            <text:p>14.8258</text:p>
          </table:table-cell>
          <table:table-cell office:value-type="float" office:value="8.79423" calcext:value-type="float">
            <text:p>8.79423</text:p>
          </table:table-cell>
          <table:table-cell table:formula="of:=[.F615]-[.G615]" office:value-type="float" office:value="6.03157" calcext:value-type="float">
            <text:p>6.03157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harles Hud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5595" calcext:value-type="float">
            <text:p>12.5595</text:p>
          </table:table-cell>
          <table:table-cell office:value-type="float" office:value="6.5525" calcext:value-type="float">
            <text:p>6.5525</text:p>
          </table:table-cell>
          <table:table-cell table:formula="of:=[.F616]-[.G616]" office:value-type="float" office:value="6.007" calcext:value-type="float">
            <text:p>6.007</text:p>
          </table:table-cell>
          <table:table-cell table:number-columns-repeated="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Chandler Stephen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776" calcext:value-type="float">
            <text:p>12.8776</text:p>
          </table:table-cell>
          <table:table-cell office:value-type="float" office:value="7.00734" calcext:value-type="float">
            <text:p>7.00734</text:p>
          </table:table-cell>
          <table:table-cell table:formula="of:=[.F617]-[.G617]" office:value-type="float" office:value="5.87026" calcext:value-type="float">
            <text:p>5.87026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TJ Brenn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677" calcext:value-type="float">
            <text:p>14.1677</text:p>
          </table:table-cell>
          <table:table-cell office:value-type="float" office:value="8.42481" calcext:value-type="float">
            <text:p>8.42481</text:p>
          </table:table-cell>
          <table:table-cell table:formula="of:=[.F618]-[.G618]" office:value-type="float" office:value="5.74289" calcext:value-type="float">
            <text:p>5.74289</text:p>
          </table:table-cell>
          <table:table-cell table:number-columns-repeated="5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Alan Qu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924" calcext:value-type="float">
            <text:p>14.7924</text:p>
          </table:table-cell>
          <table:table-cell office:value-type="float" office:value="9.21087" calcext:value-type="float">
            <text:p>9.21087</text:p>
          </table:table-cell>
          <table:table-cell table:formula="of:=[.F619]-[.G619]" office:value-type="float" office:value="5.58153" calcext:value-type="float">
            <text:p>5.58153</text:p>
          </table:table-cell>
          <table:table-cell table:number-columns-repeated="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Viktor Svedber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.7693" calcext:value-type="float">
            <text:p>38.7693</text:p>
          </table:table-cell>
          <table:table-cell office:value-type="float" office:value="33.2299" calcext:value-type="float">
            <text:p>33.2299</text:p>
          </table:table-cell>
          <table:table-cell table:formula="of:=[.F620]-[.G620]" office:value-type="float" office:value="5.5394" calcext:value-type="float">
            <text:p>5.5394</text:p>
          </table:table-cell>
          <table:table-cell table:number-columns-repeated="5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Joel Verm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435" calcext:value-type="float">
            <text:p>13.9435</text:p>
          </table:table-cell>
          <table:table-cell office:value-type="float" office:value="8.43188" calcext:value-type="float">
            <text:p>8.43188</text:p>
          </table:table-cell>
          <table:table-cell table:formula="of:=[.F621]-[.G621]" office:value-type="float" office:value="5.51162" calcext:value-type="float">
            <text:p>5.51162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abriel Bourq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.1243" calcext:value-type="float">
            <text:p>27.1243</text:p>
          </table:table-cell>
          <table:table-cell office:value-type="float" office:value="21.6295" calcext:value-type="float">
            <text:p>21.6295</text:p>
          </table:table-cell>
          <table:table-cell table:formula="of:=[.F622]-[.G622]" office:value-type="float" office:value="5.4948" calcext:value-type="float">
            <text:p>5.4948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Pavel Zach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0873" calcext:value-type="float">
            <text:p>10.0873</text:p>
          </table:table-cell>
          <table:table-cell office:value-type="float" office:value="4.78758" calcext:value-type="float">
            <text:p>4.78758</text:p>
          </table:table-cell>
          <table:table-cell table:formula="of:=[.F623]-[.G623]" office:value-type="float" office:value="5.29972" calcext:value-type="float">
            <text:p>5.29972</text:p>
          </table:table-cell>
          <table:table-cell table:number-columns-repeated="5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Cody Ba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325" calcext:value-type="float">
            <text:p>14.2325</text:p>
          </table:table-cell>
          <table:table-cell office:value-type="float" office:value="8.96852" calcext:value-type="float">
            <text:p>8.96852</text:p>
          </table:table-cell>
          <table:table-cell table:formula="of:=[.F624]-[.G624]" office:value-type="float" office:value="5.26398" calcext:value-type="float">
            <text:p>5.26398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erek Forb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2201" calcext:value-type="float">
            <text:p>13.2201</text:p>
          </table:table-cell>
          <table:table-cell office:value-type="float" office:value="7.97058" calcext:value-type="float">
            <text:p>7.97058</text:p>
          </table:table-cell>
          <table:table-cell table:formula="of:=[.F625]-[.G625]" office:value-type="float" office:value="5.24952" calcext:value-type="float">
            <text:p>5.24952</text:p>
          </table:table-cell>
          <table:table-cell table:number-columns-repeated="5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JC Lip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671" calcext:value-type="float">
            <text:p>15.7671</text:p>
          </table:table-cell>
          <table:table-cell office:value-type="float" office:value="10.5248" calcext:value-type="float">
            <text:p>10.5248</text:p>
          </table:table-cell>
          <table:table-cell table:formula="of:=[.F626]-[.G626]" office:value-type="float" office:value="5.2423" calcext:value-type="float">
            <text:p>5.2423</text:p>
          </table:table-cell>
          <table:table-cell table:number-columns-repeated="5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Cole Schneid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892" calcext:value-type="float">
            <text:p>10.8892</text:p>
          </table:table-cell>
          <table:table-cell office:value-type="float" office:value="5.65255" calcext:value-type="float">
            <text:p>5.65255</text:p>
          </table:table-cell>
          <table:table-cell table:formula="of:=[.F627]-[.G627]" office:value-type="float" office:value="5.23665" calcext:value-type="float">
            <text:p>5.23665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ody Goloube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.1065" calcext:value-type="float">
            <text:p>37.1065</text:p>
          </table:table-cell>
          <table:table-cell office:value-type="float" office:value="31.9359" calcext:value-type="float">
            <text:p>31.9359</text:p>
          </table:table-cell>
          <table:table-cell table:formula="of:=[.F628]-[.G628]" office:value-type="float" office:value="5.1706" calcext:value-type="float">
            <text:p>5.1706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ohn Scot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17" calcext:value-type="float">
            <text:p>11.417</text:p>
          </table:table-cell>
          <table:table-cell office:value-type="float" office:value="6.29761" calcext:value-type="float">
            <text:p>6.29761</text:p>
          </table:table-cell>
          <table:table-cell table:formula="of:=[.F629]-[.G629]" office:value-type="float" office:value="5.11939" calcext:value-type="float">
            <text:p>5.11939</text:p>
          </table:table-cell>
          <table:table-cell table:number-columns-repeated="5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Jim O'Bri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4021" calcext:value-type="float">
            <text:p>6.64021</text:p>
          </table:table-cell>
          <table:table-cell office:value-type="float" office:value="1.7962" calcext:value-type="float">
            <text:p>1.7962</text:p>
          </table:table-cell>
          <table:table-cell table:formula="of:=[.F630]-[.G630]" office:value-type="float" office:value="4.84401" calcext:value-type="float">
            <text:p>4.84401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olin McDona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1004" calcext:value-type="float">
            <text:p>8.31004</text:p>
          </table:table-cell>
          <table:table-cell office:value-type="float" office:value="3.74801" calcext:value-type="float">
            <text:p>3.74801</text:p>
          </table:table-cell>
          <table:table-cell table:formula="of:=[.F631]-[.G631]" office:value-type="float" office:value="4.56203" calcext:value-type="float">
            <text:p>4.56203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ndre Benoi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4834" calcext:value-type="float">
            <text:p>4.84834</text:p>
          </table:table-cell>
          <table:table-cell office:value-type="float" office:value="0.317284" calcext:value-type="float">
            <text:p>0.317284</text:p>
          </table:table-cell>
          <table:table-cell table:formula="of:=[.F632]-[.G632]" office:value-type="float" office:value="4.531056" calcext:value-type="float">
            <text:p>4.531056</text:p>
          </table:table-cell>
          <table:table-cell table:number-columns-repeated="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Xavier Ouell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807" calcext:value-type="float">
            <text:p>1.73807</text:p>
          </table:table-cell>
          <table:table-cell office:value-type="float" office:value="-2.75144" calcext:value-type="float">
            <text:p>-2.75144</text:p>
          </table:table-cell>
          <table:table-cell table:formula="of:=[.F633]-[.G633]" office:value-type="float" office:value="4.48951" calcext:value-type="float">
            <text:p>4.48951</text:p>
          </table:table-cell>
          <table:table-cell table:number-columns-repeated="5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Brady Skje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094" calcext:value-type="float">
            <text:p>13.1094</text:p>
          </table:table-cell>
          <table:table-cell office:value-type="float" office:value="8.70121" calcext:value-type="float">
            <text:p>8.70121</text:p>
          </table:table-cell>
          <table:table-cell table:formula="of:=[.F634]-[.G634]" office:value-type="float" office:value="4.40819" calcext:value-type="float">
            <text:p>4.40819</text:p>
          </table:table-cell>
          <table:table-cell table:number-columns-repeated="5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Taylor Le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5263" calcext:value-type="float">
            <text:p>9.15263</text:p>
          </table:table-cell>
          <table:table-cell office:value-type="float" office:value="4.90273" calcext:value-type="float">
            <text:p>4.90273</text:p>
          </table:table-cell>
          <table:table-cell table:formula="of:=[.F635]-[.G635]" office:value-type="float" office:value="4.2499" calcext:value-type="float">
            <text:p>4.2499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Oliver Kyling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9728" calcext:value-type="float">
            <text:p>4.89728</text:p>
          </table:table-cell>
          <table:table-cell office:value-type="float" office:value="0.742273" calcext:value-type="float">
            <text:p>0.742273</text:p>
          </table:table-cell>
          <table:table-cell table:formula="of:=[.F636]-[.G636]" office:value-type="float" office:value="4.155007" calcext:value-type="float">
            <text:p>4.155007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ate Thomps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.4756" calcext:value-type="float">
            <text:p>41.4756</text:p>
          </table:table-cell>
          <table:table-cell office:value-type="float" office:value="37.4606" calcext:value-type="float">
            <text:p>37.4606</text:p>
          </table:table-cell>
          <table:table-cell table:formula="of:=[.F637]-[.G637]" office:value-type="float" office:value="4.015" calcext:value-type="float">
            <text:p>4.015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ictor Bartle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2" calcext:value-type="float">
            <text:p>14.22</text:p>
          </table:table-cell>
          <table:table-cell office:value-type="float" office:value="10.2282" calcext:value-type="float">
            <text:p>10.2282</text:p>
          </table:table-cell>
          <table:table-cell table:formula="of:=[.F638]-[.G638]" office:value-type="float" office:value="3.9918" calcext:value-type="float">
            <text:p>3.9918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Buddy Robin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34792" calcext:value-type="float">
            <text:p>8.34792</text:p>
          </table:table-cell>
          <table:table-cell office:value-type="float" office:value="4.38929" calcext:value-type="float">
            <text:p>4.38929</text:p>
          </table:table-cell>
          <table:table-cell table:formula="of:=[.F639]-[.G639]" office:value-type="float" office:value="3.95863" calcext:value-type="float">
            <text:p>3.95863</text:p>
          </table:table-cell>
          <table:table-cell table:number-columns-repeated="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Alex Khokhlache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364" calcext:value-type="float">
            <text:p>11.1364</text:p>
          </table:table-cell>
          <table:table-cell office:value-type="float" office:value="7.19774" calcext:value-type="float">
            <text:p>7.19774</text:p>
          </table:table-cell>
          <table:table-cell table:formula="of:=[.F640]-[.G640]" office:value-type="float" office:value="3.93866" calcext:value-type="float">
            <text:p>3.93866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Brody Sut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4202" calcext:value-type="float">
            <text:p>5.24202</text:p>
          </table:table-cell>
          <table:table-cell office:value-type="float" office:value="1.35196" calcext:value-type="float">
            <text:p>1.35196</text:p>
          </table:table-cell>
          <table:table-cell table:formula="of:=[.F641]-[.G641]" office:value-type="float" office:value="3.89006" calcext:value-type="float">
            <text:p>3.89006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Brendan Woo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2035" calcext:value-type="float">
            <text:p>5.32035</text:p>
          </table:table-cell>
          <table:table-cell office:value-type="float" office:value="1.51391" calcext:value-type="float">
            <text:p>1.51391</text:p>
          </table:table-cell>
          <table:table-cell table:formula="of:=[.F642]-[.G642]" office:value-type="float" office:value="3.80644" calcext:value-type="float">
            <text:p>3.80644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hris Por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.636" calcext:value-type="float">
            <text:p>71.636</text:p>
          </table:table-cell>
          <table:table-cell office:value-type="float" office:value="67.933" calcext:value-type="float">
            <text:p>67.933</text:p>
          </table:table-cell>
          <table:table-cell table:formula="of:=[.F643]-[.G643]" office:value-type="float" office:value="3.70299999999999" calcext:value-type="float">
            <text:p>3.703</text:p>
          </table:table-cell>
          <table:table-cell table:number-columns-repeated="5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Paul Thomp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2493" calcext:value-type="float">
            <text:p>4.12493</text:p>
          </table:table-cell>
          <table:table-cell office:value-type="float" office:value="0.589203" calcext:value-type="float">
            <text:p>0.589203</text:p>
          </table:table-cell>
          <table:table-cell table:formula="of:=[.F644]-[.G644]" office:value-type="float" office:value="3.535727" calcext:value-type="float">
            <text:p>3.535727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etter Granber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.9921" calcext:value-type="float">
            <text:p>14.9921</text:p>
          </table:table-cell>
          <table:table-cell office:value-type="float" office:value="11.5279" calcext:value-type="float">
            <text:p>11.5279</text:p>
          </table:table-cell>
          <table:table-cell table:formula="of:=[.F645]-[.G645]" office:value-type="float" office:value="3.4642" calcext:value-type="float">
            <text:p>3.4642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Johan Franz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8373" calcext:value-type="float">
            <text:p>6.78373</text:p>
          </table:table-cell>
          <table:table-cell office:value-type="float" office:value="3.32097" calcext:value-type="float">
            <text:p>3.32097</text:p>
          </table:table-cell>
          <table:table-cell table:formula="of:=[.F646]-[.G646]" office:value-type="float" office:value="3.46276" calcext:value-type="float">
            <text:p>3.46276</text:p>
          </table:table-cell>
          <table:table-cell table:number-columns-repeated="5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Blake Pieti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4007" calcext:value-type="float">
            <text:p>10.4007</text:p>
          </table:table-cell>
          <table:table-cell office:value-type="float" office:value="6.95137" calcext:value-type="float">
            <text:p>6.95137</text:p>
          </table:table-cell>
          <table:table-cell table:formula="of:=[.F647]-[.G647]" office:value-type="float" office:value="3.44933" calcext:value-type="float">
            <text:p>3.44933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onalds Ken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776" calcext:value-type="float">
            <text:p>20.8776</text:p>
          </table:table-cell>
          <table:table-cell office:value-type="float" office:value="17.5201" calcext:value-type="float">
            <text:p>17.5201</text:p>
          </table:table-cell>
          <table:table-cell table:formula="of:=[.F648]-[.G648]" office:value-type="float" office:value="3.3575" calcext:value-type="float">
            <text:p>3.3575</text:p>
          </table:table-cell>
          <table:table-cell table:number-columns-repeated="5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Trevor Carri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9103" calcext:value-type="float">
            <text:p>3.49103</text:p>
          </table:table-cell>
          <table:table-cell office:value-type="float" office:value="0.164452" calcext:value-type="float">
            <text:p>0.164452</text:p>
          </table:table-cell>
          <table:table-cell table:formula="of:=[.F649]-[.G649]" office:value-type="float" office:value="3.326578" calcext:value-type="float">
            <text:p>3.326578</text:p>
          </table:table-cell>
          <table:table-cell table:number-columns-repeated="5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Sergey Tolchinsk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5812" calcext:value-type="float">
            <text:p>6.55812</text:p>
          </table:table-cell>
          <table:table-cell office:value-type="float" office:value="3.26188" calcext:value-type="float">
            <text:p>3.26188</text:p>
          </table:table-cell>
          <table:table-cell table:formula="of:=[.F650]-[.G650]" office:value-type="float" office:value="3.29624" calcext:value-type="float">
            <text:p>3.29624</text:p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Zac Dal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37895" calcext:value-type="float">
            <text:p>6.37895</text:p>
          </table:table-cell>
          <table:table-cell office:value-type="float" office:value="3.09221" calcext:value-type="float">
            <text:p>3.09221</text:p>
          </table:table-cell>
          <table:table-cell table:formula="of:=[.F651]-[.G651]" office:value-type="float" office:value="3.28674" calcext:value-type="float">
            <text:p>3.28674</text:p>
          </table:table-cell>
          <table:table-cell table:number-columns-repeated="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Tyler Graova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463" calcext:value-type="float">
            <text:p>4.3463</text:p>
          </table:table-cell>
          <table:table-cell office:value-type="float" office:value="1.17792" calcext:value-type="float">
            <text:p>1.17792</text:p>
          </table:table-cell>
          <table:table-cell table:formula="of:=[.F652]-[.G652]" office:value-type="float" office:value="3.16838" calcext:value-type="float">
            <text:p>3.16838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tt Irw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8079" calcext:value-type="float">
            <text:p>8.38079</text:p>
          </table:table-cell>
          <table:table-cell office:value-type="float" office:value="5.26559" calcext:value-type="float">
            <text:p>5.26559</text:p>
          </table:table-cell>
          <table:table-cell table:formula="of:=[.F653]-[.G653]" office:value-type="float" office:value="3.1152" calcext:value-type="float">
            <text:p>3.1152</text:p>
          </table:table-cell>
          <table:table-cell table:number-columns-repeated="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Dominik S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8598" calcext:value-type="float">
            <text:p>5.28598</text:p>
          </table:table-cell>
          <table:table-cell office:value-type="float" office:value="2.28733" calcext:value-type="float">
            <text:p>2.28733</text:p>
          </table:table-cell>
          <table:table-cell table:formula="of:=[.F654]-[.G654]" office:value-type="float" office:value="2.99865" calcext:value-type="float">
            <text:p>2.99865</text:p>
          </table:table-cell>
          <table:table-cell table:number-columns-repeated="5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ichael Cha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8475" calcext:value-type="float">
            <text:p>9.88475</text:p>
          </table:table-cell>
          <table:table-cell office:value-type="float" office:value="7.00855" calcext:value-type="float">
            <text:p>7.00855</text:p>
          </table:table-cell>
          <table:table-cell table:formula="of:=[.F655]-[.G655]" office:value-type="float" office:value="2.8762" calcext:value-type="float">
            <text:p>2.8762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Eric Nyst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8.9839" calcext:value-type="float">
            <text:p>38.9839</text:p>
          </table:table-cell>
          <table:table-cell office:value-type="float" office:value="36.1212" calcext:value-type="float">
            <text:p>36.1212</text:p>
          </table:table-cell>
          <table:table-cell table:formula="of:=[.F656]-[.G656]" office:value-type="float" office:value="2.8627" calcext:value-type="float">
            <text:p>2.8627</text:p>
          </table:table-cell>
          <table:table-cell table:number-columns-repeated="5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Chris Summ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0495" calcext:value-type="float">
            <text:p>4.50495</text:p>
          </table:table-cell>
          <table:table-cell office:value-type="float" office:value="1.72979" calcext:value-type="float">
            <text:p>1.72979</text:p>
          </table:table-cell>
          <table:table-cell table:formula="of:=[.F657]-[.G657]" office:value-type="float" office:value="2.77516" calcext:value-type="float">
            <text:p>2.77516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Eric Boul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7581" calcext:value-type="float">
            <text:p>6.67581</text:p>
          </table:table-cell>
          <table:table-cell office:value-type="float" office:value="3.90687" calcext:value-type="float">
            <text:p>3.90687</text:p>
          </table:table-cell>
          <table:table-cell table:formula="of:=[.F658]-[.G658]" office:value-type="float" office:value="2.76894" calcext:value-type="float">
            <text:p>2.76894</text:p>
          </table:table-cell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Joonas Kemppain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.3864" calcext:value-type="float">
            <text:p>36.3864</text:p>
          </table:table-cell>
          <table:table-cell office:value-type="float" office:value="33.7019" calcext:value-type="float">
            <text:p>33.7019</text:p>
          </table:table-cell>
          <table:table-cell table:formula="of:=[.F659]-[.G659]" office:value-type="float" office:value="2.6845" calcext:value-type="float">
            <text:p>2.6845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tefan Noes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411" calcext:value-type="float">
            <text:p>3.2411</text:p>
          </table:table-cell>
          <table:table-cell office:value-type="float" office:value="0.596777" calcext:value-type="float">
            <text:p>0.596777</text:p>
          </table:table-cell>
          <table:table-cell table:formula="of:=[.F660]-[.G660]" office:value-type="float" office:value="2.644323" calcext:value-type="float">
            <text:p>2.644323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omas Nose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3621" calcext:value-type="float">
            <text:p>4.73621</text:p>
          </table:table-cell>
          <table:table-cell office:value-type="float" office:value="2.12115" calcext:value-type="float">
            <text:p>2.12115</text:p>
          </table:table-cell>
          <table:table-cell table:formula="of:=[.F661]-[.G661]" office:value-type="float" office:value="2.61506" calcext:value-type="float">
            <text:p>2.61506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Ben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4447" calcext:value-type="float">
            <text:p>5.64447</text:p>
          </table:table-cell>
          <table:table-cell office:value-type="float" office:value="3.03454" calcext:value-type="float">
            <text:p>3.03454</text:p>
          </table:table-cell>
          <table:table-cell table:formula="of:=[.F662]-[.G662]" office:value-type="float" office:value="2.60993" calcext:value-type="float">
            <text:p>2.60993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Freddie Hamil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3264" calcext:value-type="float">
            <text:p>9.93264</text:p>
          </table:table-cell>
          <table:table-cell office:value-type="float" office:value="7.34629" calcext:value-type="float">
            <text:p>7.34629</text:p>
          </table:table-cell>
          <table:table-cell table:formula="of:=[.F663]-[.G663]" office:value-type="float" office:value="2.58635" calcext:value-type="float">
            <text:p>2.58635</text:p>
          </table:table-cell>
          <table:table-cell table:number-columns-repeated="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cott Harring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341" calcext:value-type="float">
            <text:p>12.5341</text:p>
          </table:table-cell>
          <table:table-cell office:value-type="float" office:value="9.99715" calcext:value-type="float">
            <text:p>9.99715</text:p>
          </table:table-cell>
          <table:table-cell table:formula="of:=[.F664]-[.G664]" office:value-type="float" office:value="2.53695" calcext:value-type="float">
            <text:p>2.53695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arclay Good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.053" calcext:value-type="float">
            <text:p>18.053</text:p>
          </table:table-cell>
          <table:table-cell office:value-type="float" office:value="15.5435" calcext:value-type="float">
            <text:p>15.5435</text:p>
          </table:table-cell>
          <table:table-cell table:formula="of:=[.F665]-[.G665]" office:value-type="float" office:value="2.5095" calcext:value-type="float">
            <text:p>2.5095</text:p>
          </table:table-cell>
          <table:table-cell table:number-columns-repeated="5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Brett Bulm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926" calcext:value-type="float">
            <text:p>3.75926</text:p>
          </table:table-cell>
          <table:table-cell office:value-type="float" office:value="1.30508" calcext:value-type="float">
            <text:p>1.30508</text:p>
          </table:table-cell>
          <table:table-cell table:formula="of:=[.F666]-[.G666]" office:value-type="float" office:value="2.45418" calcext:value-type="float">
            <text:p>2.45418</text:p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Patrick Br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6989" calcext:value-type="float">
            <text:p>8.06989</text:p>
          </table:table-cell>
          <table:table-cell office:value-type="float" office:value="5.63776" calcext:value-type="float">
            <text:p>5.63776</text:p>
          </table:table-cell>
          <table:table-cell table:formula="of:=[.F667]-[.G667]" office:value-type="float" office:value="2.43213" calcext:value-type="float">
            <text:p>2.43213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Morgan Ell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778" calcext:value-type="float">
            <text:p>1.88778</text:p>
          </table:table-cell>
          <table:table-cell office:value-type="float" office:value="-0.48599" calcext:value-type="float">
            <text:p>-0.48599</text:p>
          </table:table-cell>
          <table:table-cell table:formula="of:=[.F668]-[.G668]" office:value-type="float" office:value="2.37377" calcext:value-type="float">
            <text:p>2.37377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Jon Merri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.1186" calcext:value-type="float">
            <text:p>40.1186</text:p>
          </table:table-cell>
          <table:table-cell office:value-type="float" office:value="37.7742" calcext:value-type="float">
            <text:p>37.7742</text:p>
          </table:table-cell>
          <table:table-cell table:formula="of:=[.F669]-[.G669]" office:value-type="float" office:value="2.3444" calcext:value-type="float">
            <text:p>2.3444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yan Hart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8096" calcext:value-type="float">
            <text:p>5.68096</text:p>
          </table:table-cell>
          <table:table-cell office:value-type="float" office:value="3.33887" calcext:value-type="float">
            <text:p>3.33887</text:p>
          </table:table-cell>
          <table:table-cell table:formula="of:=[.F670]-[.G670]" office:value-type="float" office:value="2.34209" calcext:value-type="float">
            <text:p>2.34209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ob Klinkhamm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3988" calcext:value-type="float">
            <text:p>18.3988</text:p>
          </table:table-cell>
          <table:table-cell office:value-type="float" office:value="16.1051" calcext:value-type="float">
            <text:p>16.1051</text:p>
          </table:table-cell>
          <table:table-cell table:formula="of:=[.F671]-[.G671]" office:value-type="float" office:value="2.2937" calcext:value-type="float">
            <text:p>2.2937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evin Sh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9934" calcext:value-type="float">
            <text:p>3.49934</text:p>
          </table:table-cell>
          <table:table-cell office:value-type="float" office:value="1.21684" calcext:value-type="float">
            <text:p>1.21684</text:p>
          </table:table-cell>
          <table:table-cell table:formula="of:=[.F672]-[.G672]" office:value-type="float" office:value="2.2825" calcext:value-type="float">
            <text:p>2.2825</text:p>
          </table:table-cell>
          <table:table-cell table:number-columns-repeated="5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Mark McNei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862" calcext:value-type="float">
            <text:p>3.66862</text:p>
          </table:table-cell>
          <table:table-cell office:value-type="float" office:value="1.42025" calcext:value-type="float">
            <text:p>1.42025</text:p>
          </table:table-cell>
          <table:table-cell table:formula="of:=[.F673]-[.G673]" office:value-type="float" office:value="2.24837" calcext:value-type="float">
            <text:p>2.24837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Mikko Rantan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165" calcext:value-type="float">
            <text:p>12.5165</text:p>
          </table:table-cell>
          <table:table-cell office:value-type="float" office:value="10.2904" calcext:value-type="float">
            <text:p>10.2904</text:p>
          </table:table-cell>
          <table:table-cell table:formula="of:=[.F674]-[.G674]" office:value-type="float" office:value="2.2261" calcext:value-type="float">
            <text:p>2.2261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hris But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08302" calcext:value-type="float">
            <text:p>9.08302</text:p>
          </table:table-cell>
          <table:table-cell office:value-type="float" office:value="6.87022" calcext:value-type="float">
            <text:p>6.87022</text:p>
          </table:table-cell>
          <table:table-cell table:formula="of:=[.F675]-[.G675]" office:value-type="float" office:value="2.2128" calcext:value-type="float">
            <text:p>2.2128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Jordan Car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7693" calcext:value-type="float">
            <text:p>5.57693</text:p>
          </table:table-cell>
          <table:table-cell office:value-type="float" office:value="3.41548" calcext:value-type="float">
            <text:p>3.41548</text:p>
          </table:table-cell>
          <table:table-cell table:formula="of:=[.F676]-[.G676]" office:value-type="float" office:value="2.16145" calcext:value-type="float">
            <text:p>2.16145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Kevin Klei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1.8195" calcext:value-type="float">
            <text:p>91.8195</text:p>
          </table:table-cell>
          <table:table-cell office:value-type="float" office:value="89.668" calcext:value-type="float">
            <text:p>89.668</text:p>
          </table:table-cell>
          <table:table-cell table:formula="of:=[.F677]-[.G677]" office:value-type="float" office:value="2.1515" calcext:value-type="float">
            <text:p>2.1515</text:p>
          </table:table-cell>
          <table:table-cell table:number-columns-repeated="5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Jeremy Wel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4978" calcext:value-type="float">
            <text:p>5.64978</text:p>
          </table:table-cell>
          <table:table-cell office:value-type="float" office:value="3.50374" calcext:value-type="float">
            <text:p>3.50374</text:p>
          </table:table-cell>
          <table:table-cell table:formula="of:=[.F678]-[.G678]" office:value-type="float" office:value="2.14604" calcext:value-type="float">
            <text:p>2.14604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Patrice Cormi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9786" calcext:value-type="float">
            <text:p>4.19786</text:p>
          </table:table-cell>
          <table:table-cell office:value-type="float" office:value="2.08392" calcext:value-type="float">
            <text:p>2.08392</text:p>
          </table:table-cell>
          <table:table-cell table:formula="of:=[.F679]-[.G679]" office:value-type="float" office:value="2.11394" calcext:value-type="float">
            <text:p>2.11394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hilip Samuels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8927" calcext:value-type="float">
            <text:p>1.28927</text:p>
          </table:table-cell>
          <table:table-cell office:value-type="float" office:value="-0.489535" calcext:value-type="float">
            <text:p>-0.489535</text:p>
          </table:table-cell>
          <table:table-cell table:formula="of:=[.F680]-[.G680]" office:value-type="float" office:value="1.778805" calcext:value-type="float">
            <text:p>1.778805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aylor Be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5824" calcext:value-type="float">
            <text:p>4.85824</text:p>
          </table:table-cell>
          <table:table-cell office:value-type="float" office:value="3.09198" calcext:value-type="float">
            <text:p>3.09198</text:p>
          </table:table-cell>
          <table:table-cell table:formula="of:=[.F681]-[.G681]" office:value-type="float" office:value="1.76626" calcext:value-type="float">
            <text:p>1.76626</text:p>
          </table:table-cell>
          <table:table-cell table:number-columns-repeated="5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Jason Dickin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9572" calcext:value-type="float">
            <text:p>3.59572</text:p>
          </table:table-cell>
          <table:table-cell office:value-type="float" office:value="1.88592" calcext:value-type="float">
            <text:p>1.88592</text:p>
          </table:table-cell>
          <table:table-cell table:formula="of:=[.F682]-[.G682]" office:value-type="float" office:value="1.7098" calcext:value-type="float">
            <text:p>1.7098</text:p>
          </table:table-cell>
          <table:table-cell table:number-columns-repeated="5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Gustav Olofs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73" calcext:value-type="float">
            <text:p>2.7573</text:p>
          </table:table-cell>
          <table:table-cell office:value-type="float" office:value="1.05376" calcext:value-type="float">
            <text:p>1.05376</text:p>
          </table:table-cell>
          <table:table-cell table:formula="of:=[.F683]-[.G683]" office:value-type="float" office:value="1.70354" calcext:value-type="float">
            <text:p>1.70354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ye McGin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4662" calcext:value-type="float">
            <text:p>2.64662</text:p>
          </table:table-cell>
          <table:table-cell office:value-type="float" office:value="0.999644" calcext:value-type="float">
            <text:p>0.999644</text:p>
          </table:table-cell>
          <table:table-cell table:formula="of:=[.F684]-[.G684]" office:value-type="float" office:value="1.646976" calcext:value-type="float">
            <text:p>1.646976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Tom Sest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499" calcext:value-type="float">
            <text:p>2.06499</text:p>
          </table:table-cell>
          <table:table-cell office:value-type="float" office:value="0.428233" calcext:value-type="float">
            <text:p>0.428233</text:p>
          </table:table-cell>
          <table:table-cell table:formula="of:=[.F685]-[.G685]" office:value-type="float" office:value="1.636757" calcext:value-type="float">
            <text:p>1.636757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Phil Var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21249" calcext:value-type="float">
            <text:p>5.21249</text:p>
          </table:table-cell>
          <table:table-cell office:value-type="float" office:value="3.60138" calcext:value-type="float">
            <text:p>3.60138</text:p>
          </table:table-cell>
          <table:table-cell table:formula="of:=[.F686]-[.G686]" office:value-type="float" office:value="1.61111" calcext:value-type="float">
            <text:p>1.61111</text:p>
          </table:table-cell>
          <table:table-cell table:number-columns-repeated="5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Yanni Gour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661" calcext:value-type="float">
            <text:p>1.69661</text:p>
          </table:table-cell>
          <table:table-cell office:value-type="float" office:value="0.113839" calcext:value-type="float">
            <text:p>0.113839</text:p>
          </table:table-cell>
          <table:table-cell table:formula="of:=[.F687]-[.G687]" office:value-type="float" office:value="1.582771" calcext:value-type="float">
            <text:p>1.582771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urtis McKenz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0343" calcext:value-type="float">
            <text:p>3.50343</text:p>
          </table:table-cell>
          <table:table-cell office:value-type="float" office:value="1.93434" calcext:value-type="float">
            <text:p>1.93434</text:p>
          </table:table-cell>
          <table:table-cell table:formula="of:=[.F688]-[.G688]" office:value-type="float" office:value="1.56909" calcext:value-type="float">
            <text:p>1.56909</text:p>
          </table:table-cell>
          <table:table-cell table:number-columns-repeated="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Kyle Ba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7869" calcext:value-type="float">
            <text:p>3.47869</text:p>
          </table:table-cell>
          <table:table-cell office:value-type="float" office:value="1.91876" calcext:value-type="float">
            <text:p>1.91876</text:p>
          </table:table-cell>
          <table:table-cell table:formula="of:=[.F689]-[.G689]" office:value-type="float" office:value="1.55993" calcext:value-type="float">
            <text:p>1.55993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ichael Mathe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8415" calcext:value-type="float">
            <text:p>6.48415</text:p>
          </table:table-cell>
          <table:table-cell office:value-type="float" office:value="4.97307" calcext:value-type="float">
            <text:p>4.97307</text:p>
          </table:table-cell>
          <table:table-cell table:formula="of:=[.F690]-[.G690]" office:value-type="float" office:value="1.51108" calcext:value-type="float">
            <text:p>1.51108</text:p>
          </table:table-cell>
          <table:table-cell table:number-columns-repeated="5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tephen Joh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1438" calcext:value-type="float">
            <text:p>12.1438</text:p>
          </table:table-cell>
          <table:table-cell office:value-type="float" office:value="10.7006" calcext:value-type="float">
            <text:p>10.7006</text:p>
          </table:table-cell>
          <table:table-cell table:formula="of:=[.F691]-[.G691]" office:value-type="float" office:value="1.4432" calcext:value-type="float">
            <text:p>1.4432</text:p>
          </table:table-cell>
          <table:table-cell table:number-columns-repeated="5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Patrick Sielo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0564" calcext:value-type="float">
            <text:p>1.70564</text:p>
          </table:table-cell>
          <table:table-cell office:value-type="float" office:value="0.272695" calcext:value-type="float">
            <text:p>0.272695</text:p>
          </table:table-cell>
          <table:table-cell table:formula="of:=[.F692]-[.G692]" office:value-type="float" office:value="1.432945" calcext:value-type="float">
            <text:p>1.432945</text:p>
          </table:table-cell>
          <table:table-cell table:number-columns-repeated="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Bud Hollow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986" calcext:value-type="float">
            <text:p>2.15986</text:p>
          </table:table-cell>
          <table:table-cell office:value-type="float" office:value="0.741245" calcext:value-type="float">
            <text:p>0.741245</text:p>
          </table:table-cell>
          <table:table-cell table:formula="of:=[.F693]-[.G693]" office:value-type="float" office:value="1.418615" calcext:value-type="float">
            <text:p>1.418615</text:p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Kael Mouillier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2175" calcext:value-type="float">
            <text:p>1.82175</text:p>
          </table:table-cell>
          <table:table-cell office:value-type="float" office:value="0.474102" calcext:value-type="float">
            <text:p>0.474102</text:p>
          </table:table-cell>
          <table:table-cell table:formula="of:=[.F694]-[.G694]" office:value-type="float" office:value="1.347648" calcext:value-type="float">
            <text:p>1.347648</text:p>
          </table:table-cell>
          <table:table-cell table:number-columns-repeated="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Chris Br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527" calcext:value-type="float">
            <text:p>1.85527</text:p>
          </table:table-cell>
          <table:table-cell office:value-type="float" office:value="0.55689" calcext:value-type="float">
            <text:p>0.55689</text:p>
          </table:table-cell>
          <table:table-cell table:formula="of:=[.F695]-[.G695]" office:value-type="float" office:value="1.29838" calcext:value-type="float">
            <text:p>1.29838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ichael Sgarboss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2798" calcext:value-type="float">
            <text:p>1.62798</text:p>
          </table:table-cell>
          <table:table-cell office:value-type="float" office:value="0.33422" calcext:value-type="float">
            <text:p>0.33422</text:p>
          </table:table-cell>
          <table:table-cell table:formula="of:=[.F696]-[.G696]" office:value-type="float" office:value="1.29376" calcext:value-type="float">
            <text:p>1.29376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acob De La Ro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0286" calcext:value-type="float">
            <text:p>31.0286</text:p>
          </table:table-cell>
          <table:table-cell office:value-type="float" office:value="29.7826" calcext:value-type="float">
            <text:p>29.7826</text:p>
          </table:table-cell>
          <table:table-cell table:formula="of:=[.F697]-[.G697]" office:value-type="float" office:value="1.246" calcext:value-type="float">
            <text:p>1.246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Miles Woo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9846" calcext:value-type="float">
            <text:p>3.49846</text:p>
          </table:table-cell>
          <table:table-cell office:value-type="float" office:value="2.26464" calcext:value-type="float">
            <text:p>2.26464</text:p>
          </table:table-cell>
          <table:table-cell table:formula="of:=[.F698]-[.G698]" office:value-type="float" office:value="1.23382" calcext:value-type="float">
            <text:p>1.23382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yson Strach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743" calcext:value-type="float">
            <text:p>2.21743</text:p>
          </table:table-cell>
          <table:table-cell office:value-type="float" office:value="0.997128" calcext:value-type="float">
            <text:p>0.997128</text:p>
          </table:table-cell>
          <table:table-cell table:formula="of:=[.F699]-[.G699]" office:value-type="float" office:value="1.220302" calcext:value-type="float">
            <text:p>1.220302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later Koekko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76" calcext:value-type="float">
            <text:p>13.1576</text:p>
          </table:table-cell>
          <table:table-cell office:value-type="float" office:value="12.0338" calcext:value-type="float">
            <text:p>12.0338</text:p>
          </table:table-cell>
          <table:table-cell table:formula="of:=[.F700]-[.G700]" office:value-type="float" office:value="1.1238" calcext:value-type="float">
            <text:p>1.1238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im Schal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6105" calcext:value-type="float">
            <text:p>11.6105</text:p>
          </table:table-cell>
          <table:table-cell office:value-type="float" office:value="10.5153" calcext:value-type="float">
            <text:p>10.5153</text:p>
          </table:table-cell>
          <table:table-cell table:formula="of:=[.F701]-[.G701]" office:value-type="float" office:value="1.0952" calcext:value-type="float">
            <text:p>1.0952</text:p>
          </table:table-cell>
          <table:table-cell table:number-columns-repeated="5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Julian Melchior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6837" calcext:value-type="float">
            <text:p>7.46837</text:p>
          </table:table-cell>
          <table:table-cell office:value-type="float" office:value="6.38317" calcext:value-type="float">
            <text:p>6.38317</text:p>
          </table:table-cell>
          <table:table-cell table:formula="of:=[.F702]-[.G702]" office:value-type="float" office:value="1.0852" calcext:value-type="float">
            <text:p>1.0852</text:p>
          </table:table-cell>
          <table:table-cell table:number-columns-repeated="5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Turner El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9962" calcext:value-type="float">
            <text:p>1.39962</text:p>
          </table:table-cell>
          <table:table-cell office:value-type="float" office:value="0.373247" calcext:value-type="float">
            <text:p>0.373247</text:p>
          </table:table-cell>
          <table:table-cell table:formula="of:=[.F703]-[.G703]" office:value-type="float" office:value="1.026373" calcext:value-type="float">
            <text:p>1.026373</text:p>
          </table:table-cell>
          <table:table-cell table:number-columns-repeated="5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John McFar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3708" calcext:value-type="float">
            <text:p>4.23708</text:p>
          </table:table-cell>
          <table:table-cell office:value-type="float" office:value="3.22733" calcext:value-type="float">
            <text:p>3.22733</text:p>
          </table:table-cell>
          <table:table-cell table:formula="of:=[.F704]-[.G704]" office:value-type="float" office:value="1.00975" calcext:value-type="float">
            <text:p>1.00975</text:p>
          </table:table-cell>
          <table:table-cell table:number-columns-repeated="5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Ryan John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0884" calcext:value-type="float">
            <text:p>7.00884</text:p>
          </table:table-cell>
          <table:table-cell office:value-type="float" office:value="6.09226" calcext:value-type="float">
            <text:p>6.09226</text:p>
          </table:table-cell>
          <table:table-cell table:formula="of:=[.F705]-[.G705]" office:value-type="float" office:value="0.916580000000001" calcext:value-type="float">
            <text:p>0.91658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rayden McNabb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6.514" calcext:value-type="float">
            <text:p>96.514</text:p>
          </table:table-cell>
          <table:table-cell office:value-type="float" office:value="95.6652" calcext:value-type="float">
            <text:p>95.6652</text:p>
          </table:table-cell>
          <table:table-cell table:formula="of:=[.F706]-[.G706]" office:value-type="float" office:value="0.848799999999997" calcext:value-type="float">
            <text:p>0.8488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Chad Ruhwed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0869" calcext:value-type="float">
            <text:p>2.00869</text:p>
          </table:table-cell>
          <table:table-cell office:value-type="float" office:value="1.16135" calcext:value-type="float">
            <text:p>1.16135</text:p>
          </table:table-cell>
          <table:table-cell table:formula="of:=[.F707]-[.G707]" office:value-type="float" office:value="0.84734" calcext:value-type="float">
            <text:p>0.84734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orey Pot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0052" calcext:value-type="float">
            <text:p>1.10052</text:p>
          </table:table-cell>
          <table:table-cell office:value-type="float" office:value="0.300236" calcext:value-type="float">
            <text:p>0.300236</text:p>
          </table:table-cell>
          <table:table-cell table:formula="of:=[.F708]-[.G708]" office:value-type="float" office:value="0.800284" calcext:value-type="float">
            <text:p>0.800284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Mike Angelid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8492" calcext:value-type="float">
            <text:p>4.58492</text:p>
          </table:table-cell>
          <table:table-cell office:value-type="float" office:value="3.90725" calcext:value-type="float">
            <text:p>3.90725</text:p>
          </table:table-cell>
          <table:table-cell table:formula="of:=[.F709]-[.G709]" office:value-type="float" office:value="0.67767" calcext:value-type="float">
            <text:p>0.67767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Christoph Bertsch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9356" calcext:value-type="float">
            <text:p>3.19356</text:p>
          </table:table-cell>
          <table:table-cell office:value-type="float" office:value="2.53559" calcext:value-type="float">
            <text:p>2.53559</text:p>
          </table:table-cell>
          <table:table-cell table:formula="of:=[.F710]-[.G710]" office:value-type="float" office:value="0.65797" calcext:value-type="float">
            <text:p>0.65797</text:p>
          </table:table-cell>
          <table:table-cell table:number-columns-repeated="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rett Kula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0495" calcext:value-type="float">
            <text:p>6.80495</text:p>
          </table:table-cell>
          <table:table-cell office:value-type="float" office:value="6.15302" calcext:value-type="float">
            <text:p>6.15302</text:p>
          </table:table-cell>
          <table:table-cell table:formula="of:=[.F711]-[.G711]" office:value-type="float" office:value="0.65193" calcext:value-type="float">
            <text:p>0.65193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Drew Sh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9364" calcext:value-type="float">
            <text:p>3.59364</text:p>
          </table:table-cell>
          <table:table-cell office:value-type="float" office:value="2.96153" calcext:value-type="float">
            <text:p>2.96153</text:p>
          </table:table-cell>
          <table:table-cell table:formula="of:=[.F712]-[.G712]" office:value-type="float" office:value="0.63211" calcext:value-type="float">
            <text:p>0.63211</text:p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ax Friber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5595" calcext:value-type="float">
            <text:p>7.35595</text:p>
          </table:table-cell>
          <table:table-cell office:value-type="float" office:value="6.73431" calcext:value-type="float">
            <text:p>6.73431</text:p>
          </table:table-cell>
          <table:table-cell table:formula="of:=[.F713]-[.G713]" office:value-type="float" office:value="0.62164" calcext:value-type="float">
            <text:p>0.62164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adislav Sm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775" calcext:value-type="float">
            <text:p>16.3775</text:p>
          </table:table-cell>
          <table:table-cell office:value-type="float" office:value="15.7575" calcext:value-type="float">
            <text:p>15.7575</text:p>
          </table:table-cell>
          <table:table-cell table:formula="of:=[.F714]-[.G714]" office:value-type="float" office:value="0.620000000000001" calcext:value-type="float">
            <text:p>0.62</text:p>
          </table:table-cell>
          <table:table-cell table:number-columns-repeated="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Max Talb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.272" calcext:value-type="float">
            <text:p>30.272</text:p>
          </table:table-cell>
          <table:table-cell office:value-type="float" office:value="29.6944" calcext:value-type="float">
            <text:p>29.6944</text:p>
          </table:table-cell>
          <table:table-cell table:formula="of:=[.F715]-[.G715]" office:value-type="float" office:value="0.577599999999997" calcext:value-type="float">
            <text:p>0.5776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aul Care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31595" calcext:value-type="float">
            <text:p>4.31595</text:p>
          </table:table-cell>
          <table:table-cell office:value-type="float" office:value="3.73902" calcext:value-type="float">
            <text:p>3.73902</text:p>
          </table:table-cell>
          <table:table-cell table:formula="of:=[.F716]-[.G716]" office:value-type="float" office:value="0.57693" calcext:value-type="float">
            <text:p>0.57693</text:p>
          </table:table-cell>
          <table:table-cell table:number-columns-repeated="5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Markus Hannikain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0651" calcext:value-type="float">
            <text:p>4.00651</text:p>
          </table:table-cell>
          <table:table-cell office:value-type="float" office:value="3.43936" calcext:value-type="float">
            <text:p>3.43936</text:p>
          </table:table-cell>
          <table:table-cell table:formula="of:=[.F717]-[.G717]" office:value-type="float" office:value="0.567149999999999" calcext:value-type="float">
            <text:p>0.56715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ravis Mo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6466" calcext:value-type="float">
            <text:p>12.6466</text:p>
          </table:table-cell>
          <table:table-cell office:value-type="float" office:value="12.1508" calcext:value-type="float">
            <text:p>12.1508</text:p>
          </table:table-cell>
          <table:table-cell table:formula="of:=[.F718]-[.G718]" office:value-type="float" office:value="0.495799999999999" calcext:value-type="float">
            <text:p>0.4958</text:p>
          </table:table-cell>
          <table:table-cell table:number-columns-repeated="5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Kurtis Gabri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2552" calcext:value-type="float">
            <text:p>2.62552</text:p>
          </table:table-cell>
          <table:table-cell office:value-type="float" office:value="2.1725" calcext:value-type="float">
            <text:p>2.1725</text:p>
          </table:table-cell>
          <table:table-cell table:formula="of:=[.F719]-[.G719]" office:value-type="float" office:value="0.45302" calcext:value-type="float">
            <text:p>0.45302</text:p>
          </table:table-cell>
          <table:table-cell table:number-columns-repeated="5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Josh Morrisse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6632" calcext:value-type="float">
            <text:p>2.06632</text:p>
          </table:table-cell>
          <table:table-cell office:value-type="float" office:value="1.63587" calcext:value-type="float">
            <text:p>1.63587</text:p>
          </table:table-cell>
          <table:table-cell table:formula="of:=[.F720]-[.G720]" office:value-type="float" office:value="0.43045" calcext:value-type="float">
            <text:p>0.4304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dam Lowr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1.344" calcext:value-type="float">
            <text:p>101.344</text:p>
          </table:table-cell>
          <table:table-cell office:value-type="float" office:value="101.05" calcext:value-type="float">
            <text:p>101.05</text:p>
          </table:table-cell>
          <table:table-cell table:formula="of:=[.F721]-[.G721]" office:value-type="float" office:value="0.293999999999997" calcext:value-type="float">
            <text:p>0.294</text:p>
          </table:table-cell>
          <table:table-cell table:number-columns-repeated="5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Alex Fries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4668" calcext:value-type="float">
            <text:p>2.94668</text:p>
          </table:table-cell>
          <table:table-cell office:value-type="float" office:value="2.65328" calcext:value-type="float">
            <text:p>2.65328</text:p>
          </table:table-cell>
          <table:table-cell table:formula="of:=[.F722]-[.G722]" office:value-type="float" office:value="0.2934" calcext:value-type="float">
            <text:p>0.2934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ennis Everber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4909" calcext:value-type="float">
            <text:p>7.14909</text:p>
          </table:table-cell>
          <table:table-cell office:value-type="float" office:value="6.86335" calcext:value-type="float">
            <text:p>6.86335</text:p>
          </table:table-cell>
          <table:table-cell table:formula="of:=[.F723]-[.G723]" office:value-type="float" office:value="0.28574" calcext:value-type="float">
            <text:p>0.28574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yan Stan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677" calcext:value-type="float">
            <text:p>0.53677</text:p>
          </table:table-cell>
          <table:table-cell office:value-type="float" office:value="0.252509" calcext:value-type="float">
            <text:p>0.252509</text:p>
          </table:table-cell>
          <table:table-cell table:formula="of:=[.F724]-[.G724]" office:value-type="float" office:value="0.284261" calcext:value-type="float">
            <text:p>0.28426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ance Bou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9.2282" calcext:value-type="float">
            <text:p>49.2282</text:p>
          </table:table-cell>
          <table:table-cell office:value-type="float" office:value="48.982" calcext:value-type="float">
            <text:p>48.982</text:p>
          </table:table-cell>
          <table:table-cell table:formula="of:=[.F725]-[.G725]" office:value-type="float" office:value="0.246200000000002" calcext:value-type="float">
            <text:p>0.2462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orna Renduli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6361" calcext:value-type="float">
            <text:p>3.56361</text:p>
          </table:table-cell>
          <table:table-cell office:value-type="float" office:value="3.32346" calcext:value-type="float">
            <text:p>3.32346</text:p>
          </table:table-cell>
          <table:table-cell table:formula="of:=[.F726]-[.G726]" office:value-type="float" office:value="0.24015" calcext:value-type="float">
            <text:p>0.24015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Eric Tangrad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7343" calcext:value-type="float">
            <text:p>0.527343</text:p>
          </table:table-cell>
          <table:table-cell office:value-type="float" office:value="0.306939" calcext:value-type="float">
            <text:p>0.306939</text:p>
          </table:table-cell>
          <table:table-cell table:formula="of:=[.F727]-[.G727]" office:value-type="float" office:value="0.220404" calcext:value-type="float">
            <text:p>0.220404</text:p>
          </table:table-cell>
          <table:table-cell table:number-columns-repeated="5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John McCarth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5547" calcext:value-type="float">
            <text:p>0.905547</text:p>
          </table:table-cell>
          <table:table-cell office:value-type="float" office:value="0.707863" calcext:value-type="float">
            <text:p>0.707863</text:p>
          </table:table-cell>
          <table:table-cell table:formula="of:=[.F728]-[.G728]" office:value-type="float" office:value="0.197684" calcext:value-type="float">
            <text:p>0.197684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Taylor Fed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221155" calcext:value-type="float">
            <text:p>-0.221155</text:p>
          </table:table-cell>
          <table:table-cell office:value-type="float" office:value="-0.387362" calcext:value-type="float">
            <text:p>-0.387362</text:p>
          </table:table-cell>
          <table:table-cell table:formula="of:=[.F729]-[.G729]" office:value-type="float" office:value="0.166207" calcext:value-type="float">
            <text:p>0.166207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ichael Keran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961" calcext:value-type="float">
            <text:p>0.115961</text:p>
          </table:table-cell>
          <table:table-cell office:value-type="float" office:value="0.00017871" calcext:value-type="float">
            <text:p>0.00017871</text:p>
          </table:table-cell>
          <table:table-cell table:formula="of:=[.F730]-[.G730]" office:value-type="float" office:value="0.11578229" calcext:value-type="float">
            <text:p>0.11578229</text:p>
          </table:table-cell>
          <table:table-cell table:number-columns-repeated="5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Sonny Mil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8804" calcext:value-type="float">
            <text:p>3.78804</text:p>
          </table:table-cell>
          <table:table-cell office:value-type="float" office:value="3.73124" calcext:value-type="float">
            <text:p>3.73124</text:p>
          </table:table-cell>
          <table:table-cell table:formula="of:=[.F731]-[.G731]" office:value-type="float" office:value="0.0568" calcext:value-type="float">
            <text:p>0.0568</text:p>
          </table:table-cell>
          <table:table-cell table:number-columns-repeated="5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Vojtech Mozi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6449" calcext:value-type="float">
            <text:p>3.86449</text:p>
          </table:table-cell>
          <table:table-cell office:value-type="float" office:value="3.84515" calcext:value-type="float">
            <text:p>3.84515</text:p>
          </table:table-cell>
          <table:table-cell table:formula="of:=[.F732]-[.G732]" office:value-type="float" office:value="0.0193399999999997" calcext:value-type="float">
            <text:p>0.01934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James Wisniewsk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74663" calcext:value-type="float">
            <text:p>-0.074663</text:p>
          </table:table-cell>
          <table:table-cell office:value-type="float" office:value="-0.0364069" calcext:value-type="float">
            <text:p>-0.0364069</text:p>
          </table:table-cell>
          <table:table-cell table:formula="of:=[.F733]-[.G733]" office:value-type="float" office:value="-0.0382561" calcext:value-type="float">
            <text:p>-0.0382561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im Jack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2217" calcext:value-type="float">
            <text:p>0.962217</text:p>
          </table:table-cell>
          <table:table-cell office:value-type="float" office:value="1.00563" calcext:value-type="float">
            <text:p>1.00563</text:p>
          </table:table-cell>
          <table:table-cell table:formula="of:=[.F734]-[.G734]" office:value-type="float" office:value="-0.043413" calcext:value-type="float">
            <text:p>-0.043413</text:p>
          </table:table-cell>
          <table:table-cell table:number-columns-repeated="5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Chase De Le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241" calcext:value-type="float">
            <text:p>2.27241</text:p>
          </table:table-cell>
          <table:table-cell office:value-type="float" office:value="2.37138" calcext:value-type="float">
            <text:p>2.37138</text:p>
          </table:table-cell>
          <table:table-cell table:formula="of:=[.F735]-[.G735]" office:value-type="float" office:value="-0.0989700000000004" calcext:value-type="float">
            <text:p>-0.09897</text:p>
          </table:table-cell>
          <table:table-cell table:number-columns-repeated="5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Ryan Carpen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4164" calcext:value-type="float">
            <text:p>0.864164</text:p>
          </table:table-cell>
          <table:table-cell office:value-type="float" office:value="0.980312" calcext:value-type="float">
            <text:p>0.980312</text:p>
          </table:table-cell>
          <table:table-cell table:formula="of:=[.F736]-[.G736]" office:value-type="float" office:value="-0.116148" calcext:value-type="float">
            <text:p>-0.116148</text:p>
          </table:table-cell>
          <table:table-cell table:number-columns-repeated="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Josh Archiba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2667" calcext:value-type="float">
            <text:p>0.282667</text:p>
          </table:table-cell>
          <table:table-cell office:value-type="float" office:value="0.424368" calcext:value-type="float">
            <text:p>0.424368</text:p>
          </table:table-cell>
          <table:table-cell table:formula="of:=[.F737]-[.G737]" office:value-type="float" office:value="-0.141701" calcext:value-type="float">
            <text:p>-0.141701</text:p>
          </table:table-cell>
          <table:table-cell table:number-columns-repeated="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Michael Paliot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0243" calcext:value-type="float">
            <text:p>0.350243</text:p>
          </table:table-cell>
          <table:table-cell office:value-type="float" office:value="0.512476" calcext:value-type="float">
            <text:p>0.512476</text:p>
          </table:table-cell>
          <table:table-cell table:formula="of:=[.F738]-[.G738]" office:value-type="float" office:value="-0.162233" calcext:value-type="float">
            <text:p>-0.162233</text:p>
          </table:table-cell>
          <table:table-cell table:number-columns-repeated="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ylan McIlra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.0355" calcext:value-type="float">
            <text:p>26.0355</text:p>
          </table:table-cell>
          <table:table-cell office:value-type="float" office:value="26.2023" calcext:value-type="float">
            <text:p>26.2023</text:p>
          </table:table-cell>
          <table:table-cell table:formula="of:=[.F739]-[.G739]" office:value-type="float" office:value="-0.166800000000002" calcext:value-type="float">
            <text:p>-0.1668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Brett Lerno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13826" calcext:value-type="float">
            <text:p>-0.413826</text:p>
          </table:table-cell>
          <table:table-cell office:value-type="float" office:value="-0.246363" calcext:value-type="float">
            <text:p>-0.246363</text:p>
          </table:table-cell>
          <table:table-cell table:formula="of:=[.F740]-[.G740]" office:value-type="float" office:value="-0.167463" calcext:value-type="float">
            <text:p>-0.167463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en Chiaro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.59" calcext:value-type="float">
            <text:p>57.59</text:p>
          </table:table-cell>
          <table:table-cell office:value-type="float" office:value="57.7691" calcext:value-type="float">
            <text:p>57.7691</text:p>
          </table:table-cell>
          <table:table-cell table:formula="of:=[.F741]-[.G741]" office:value-type="float" office:value="-0.179099999999998" calcext:value-type="float">
            <text:p>-0.1791</text:p>
          </table:table-cell>
          <table:table-cell table:number-columns-repeated="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Zach Si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3866" calcext:value-type="float">
            <text:p>6.53866</text:p>
          </table:table-cell>
          <table:table-cell office:value-type="float" office:value="6.7329" calcext:value-type="float">
            <text:p>6.7329</text:p>
          </table:table-cell>
          <table:table-cell table:formula="of:=[.F742]-[.G742]" office:value-type="float" office:value="-0.19424" calcext:value-type="float">
            <text:p>-0.19424</text:p>
          </table:table-cell>
          <table:table-cell table:number-columns-repeated="5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Steven Santin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2591" calcext:value-type="float">
            <text:p>0.602591</text:p>
          </table:table-cell>
          <table:table-cell office:value-type="float" office:value="0.81665" calcext:value-type="float">
            <text:p>0.81665</text:p>
          </table:table-cell>
          <table:table-cell table:formula="of:=[.F743]-[.G743]" office:value-type="float" office:value="-0.214059" calcext:value-type="float">
            <text:p>-0.214059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oe Vita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4956" calcext:value-type="float">
            <text:p>0.714956</text:p>
          </table:table-cell>
          <table:table-cell office:value-type="float" office:value="0.977233" calcext:value-type="float">
            <text:p>0.977233</text:p>
          </table:table-cell>
          <table:table-cell table:formula="of:=[.F744]-[.G744]" office:value-type="float" office:value="-0.262277" calcext:value-type="float">
            <text:p>-0.262277</text:p>
          </table:table-cell>
          <table:table-cell table:number-columns-repeated="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Ben Harp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7895" calcext:value-type="float">
            <text:p>1.67895</text:p>
          </table:table-cell>
          <table:table-cell office:value-type="float" office:value="1.97877" calcext:value-type="float">
            <text:p>1.97877</text:p>
          </table:table-cell>
          <table:table-cell table:formula="of:=[.F745]-[.G745]" office:value-type="float" office:value="-0.29982" calcext:value-type="float">
            <text:p>-0.29982</text:p>
          </table:table-cell>
          <table:table-cell table:number-columns-repeated="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Bryan Ler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0083" calcext:value-type="float">
            <text:p>5.10083</text:p>
          </table:table-cell>
          <table:table-cell office:value-type="float" office:value="5.46808" calcext:value-type="float">
            <text:p>5.46808</text:p>
          </table:table-cell>
          <table:table-cell table:formula="of:=[.F746]-[.G746]" office:value-type="float" office:value="-0.36725" calcext:value-type="float">
            <text:p>-0.36725</text:p>
          </table:table-cell>
          <table:table-cell table:number-columns-repeated="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an Coll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7921" calcext:value-type="float">
            <text:p>2.57921</text:p>
          </table:table-cell>
          <table:table-cell office:value-type="float" office:value="2.96737" calcext:value-type="float">
            <text:p>2.96737</text:p>
          </table:table-cell>
          <table:table-cell table:formula="of:=[.F747]-[.G747]" office:value-type="float" office:value="-0.38816" calcext:value-type="float">
            <text:p>-0.38816</text:p>
          </table:table-cell>
          <table:table-cell table:number-columns-repeated="5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Nikita Tryamk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9527" calcext:value-type="float">
            <text:p>4.69527</text:p>
          </table:table-cell>
          <table:table-cell office:value-type="float" office:value="5.08535" calcext:value-type="float">
            <text:p>5.08535</text:p>
          </table:table-cell>
          <table:table-cell table:formula="of:=[.F748]-[.G748]" office:value-type="float" office:value="-0.39008" calcext:value-type="float">
            <text:p>-0.39008</text:p>
          </table:table-cell>
          <table:table-cell table:number-columns-repeated="5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Brent Regn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2577" calcext:value-type="float">
            <text:p>4.42577</text:p>
          </table:table-cell>
          <table:table-cell office:value-type="float" office:value="4.81752" calcext:value-type="float">
            <text:p>4.81752</text:p>
          </table:table-cell>
          <table:table-cell table:formula="of:=[.F749]-[.G749]" office:value-type="float" office:value="-0.39175" calcext:value-type="float">
            <text:p>-0.39175</text:p>
          </table:table-cell>
          <table:table-cell table:number-columns-repeated="5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Joel Edmunds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.4591" calcext:value-type="float">
            <text:p>60.4591</text:p>
          </table:table-cell>
          <table:table-cell office:value-type="float" office:value="60.8551" calcext:value-type="float">
            <text:p>60.8551</text:p>
          </table:table-cell>
          <table:table-cell table:formula="of:=[.F750]-[.G750]" office:value-type="float" office:value="-0.396000000000001" calcext:value-type="float">
            <text:p>-0.396</text:p>
          </table:table-cell>
          <table:table-cell table:number-columns-repeated="5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Ross John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9701" calcext:value-type="float">
            <text:p>1.49701</text:p>
          </table:table-cell>
          <table:table-cell office:value-type="float" office:value="1.96457" calcext:value-type="float">
            <text:p>1.96457</text:p>
          </table:table-cell>
          <table:table-cell table:formula="of:=[.F751]-[.G751]" office:value-type="float" office:value="-0.46756" calcext:value-type="float">
            <text:p>-0.46756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Luke Witkowsk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524" calcext:value-type="float">
            <text:p>1.3524</text:p>
          </table:table-cell>
          <table:table-cell office:value-type="float" office:value="1.98457" calcext:value-type="float">
            <text:p>1.98457</text:p>
          </table:table-cell>
          <table:table-cell table:formula="of:=[.F752]-[.G752]" office:value-type="float" office:value="-0.63217" calcext:value-type="float">
            <text:p>-0.63217</text:p>
          </table:table-cell>
          <table:table-cell table:number-columns-repeated="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John Rama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93" calcext:value-type="float">
            <text:p>0.239993</text:p>
          </table:table-cell>
          <table:table-cell office:value-type="float" office:value="1.06675" calcext:value-type="float">
            <text:p>1.06675</text:p>
          </table:table-cell>
          <table:table-cell table:formula="of:=[.F753]-[.G753]" office:value-type="float" office:value="-0.826757" calcext:value-type="float">
            <text:p>-0.826757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omas Hickey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5.3605" calcext:value-type="float">
            <text:p>45.3605</text:p>
          </table:table-cell>
          <table:table-cell office:value-type="float" office:value="46.1966" calcext:value-type="float">
            <text:p>46.1966</text:p>
          </table:table-cell>
          <table:table-cell table:formula="of:=[.F754]-[.G754]" office:value-type="float" office:value="-0.836099999999995" calcext:value-type="float">
            <text:p>-0.8361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Korbinian Holz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.2546" calcext:value-type="float">
            <text:p>18.2546</text:p>
          </table:table-cell>
          <table:table-cell office:value-type="float" office:value="19.122" calcext:value-type="float">
            <text:p>19.122</text:p>
          </table:table-cell>
          <table:table-cell table:formula="of:=[.F755]-[.G755]" office:value-type="float" office:value="-0.8674" calcext:value-type="float">
            <text:p>-0.8674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Jeff Schult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7662" calcext:value-type="float">
            <text:p>0.237662</text:p>
          </table:table-cell>
          <table:table-cell office:value-type="float" office:value="1.23613" calcext:value-type="float">
            <text:p>1.23613</text:p>
          </table:table-cell>
          <table:table-cell table:formula="of:=[.F756]-[.G756]" office:value-type="float" office:value="-0.998468" calcext:value-type="float">
            <text:p>-0.998468</text:p>
          </table:table-cell>
          <table:table-cell table:number-columns-repeated="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tuart Perc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15" calcext:value-type="float">
            <text:p>3.2515</text:p>
          </table:table-cell>
          <table:table-cell office:value-type="float" office:value="4.3514" calcext:value-type="float">
            <text:p>4.3514</text:p>
          </table:table-cell>
          <table:table-cell table:formula="of:=[.F757]-[.G757]" office:value-type="float" office:value="-1.0999" calcext:value-type="float">
            <text:p>-1.0999</text:p>
          </table:table-cell>
          <table:table-cell table:number-columns-repeated="5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Andrey Ped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9141" calcext:value-type="float">
            <text:p>4.89141</text:p>
          </table:table-cell>
          <table:table-cell office:value-type="float" office:value="6.27597" calcext:value-type="float">
            <text:p>6.27597</text:p>
          </table:table-cell>
          <table:table-cell table:formula="of:=[.F758]-[.G758]" office:value-type="float" office:value="-1.38456" calcext:value-type="float">
            <text:p>-1.38456</text:p>
          </table:table-cell>
          <table:table-cell table:number-columns-repeated="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Viktor Loo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36713" calcext:value-type="float">
            <text:p>4.36713</text:p>
          </table:table-cell>
          <table:table-cell office:value-type="float" office:value="5.8688" calcext:value-type="float">
            <text:p>5.8688</text:p>
          </table:table-cell>
          <table:table-cell table:formula="of:=[.F759]-[.G759]" office:value-type="float" office:value="-1.50167" calcext:value-type="float">
            <text:p>-1.50167</text:p>
          </table:table-cell>
          <table:table-cell table:number-columns-repeated="5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Adam Pele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01705" calcext:value-type="float">
            <text:p>5.01705</text:p>
          </table:table-cell>
          <table:table-cell office:value-type="float" office:value="6.68631" calcext:value-type="float">
            <text:p>6.68631</text:p>
          </table:table-cell>
          <table:table-cell table:formula="of:=[.F760]-[.G760]" office:value-type="float" office:value="-1.66926" calcext:value-type="float">
            <text:p>-1.66926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Jay Beagl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7.1844" calcext:value-type="float">
            <text:p>77.1844</text:p>
          </table:table-cell>
          <table:table-cell office:value-type="float" office:value="78.8775" calcext:value-type="float">
            <text:p>78.8775</text:p>
          </table:table-cell>
          <table:table-cell table:formula="of:=[.F761]-[.G761]" office:value-type="float" office:value="-1.6931" calcext:value-type="float">
            <text:p>-1.6931</text:p>
          </table:table-cell>
          <table:table-cell table:number-columns-repeated="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Aaron N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49847" calcext:value-type="float">
            <text:p>4.49847</text:p>
          </table:table-cell>
          <table:table-cell office:value-type="float" office:value="6.23304" calcext:value-type="float">
            <text:p>6.23304</text:p>
          </table:table-cell>
          <table:table-cell table:formula="of:=[.F762]-[.G762]" office:value-type="float" office:value="-1.73457" calcext:value-type="float">
            <text:p>-1.73457</text:p>
          </table:table-cell>
          <table:table-cell table:number-columns-repeated="5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Marek Hrivi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2853" calcext:value-type="float">
            <text:p>2.82853</text:p>
          </table:table-cell>
          <table:table-cell office:value-type="float" office:value="4.61483" calcext:value-type="float">
            <text:p>4.61483</text:p>
          </table:table-cell>
          <table:table-cell table:formula="of:=[.F763]-[.G763]" office:value-type="float" office:value="-1.7863" calcext:value-type="float">
            <text:p>-1.7863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anny DeKeyse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2.3524" calcext:value-type="float">
            <text:p>82.3524</text:p>
          </table:table-cell>
          <table:table-cell office:value-type="float" office:value="84.167" calcext:value-type="float">
            <text:p>84.167</text:p>
          </table:table-cell>
          <table:table-cell table:formula="of:=[.F764]-[.G764]" office:value-type="float" office:value="-1.8146" calcext:value-type="float">
            <text:p>-1.8146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yler Wotherspo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9172" calcext:value-type="float">
            <text:p>4.89172</text:p>
          </table:table-cell>
          <table:table-cell office:value-type="float" office:value="6.76008" calcext:value-type="float">
            <text:p>6.76008</text:p>
          </table:table-cell>
          <table:table-cell table:formula="of:=[.F765]-[.G765]" office:value-type="float" office:value="-1.86836" calcext:value-type="float">
            <text:p>-1.86836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Jarred Tinord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3402" calcext:value-type="float">
            <text:p>0.153402</text:p>
          </table:table-cell>
          <table:table-cell office:value-type="float" office:value="2.19257" calcext:value-type="float">
            <text:p>2.19257</text:p>
          </table:table-cell>
          <table:table-cell table:formula="of:=[.F766]-[.G766]" office:value-type="float" office:value="-2.039168" calcext:value-type="float">
            <text:p>-2.039168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drew Campbe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83" calcext:value-type="float">
            <text:p>2.34483</text:p>
          </table:table-cell>
          <table:table-cell office:value-type="float" office:value="4.3919" calcext:value-type="float">
            <text:p>4.3919</text:p>
          </table:table-cell>
          <table:table-cell table:formula="of:=[.F767]-[.G767]" office:value-type="float" office:value="-2.04707" calcext:value-type="float">
            <text:p>-2.04707</text:p>
          </table:table-cell>
          <table:table-cell table:number-columns-repeated="5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Bracken Kear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3444" calcext:value-type="float">
            <text:p>2.03444</text:p>
          </table:table-cell>
          <table:table-cell office:value-type="float" office:value="4.19018" calcext:value-type="float">
            <text:p>4.19018</text:p>
          </table:table-cell>
          <table:table-cell table:formula="of:=[.F768]-[.G768]" office:value-type="float" office:value="-2.15574" calcext:value-type="float">
            <text:p>-2.15574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en Smi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.8153" calcext:value-type="float">
            <text:p>23.8153</text:p>
          </table:table-cell>
          <table:table-cell office:value-type="float" office:value="26.3441" calcext:value-type="float">
            <text:p>26.3441</text:p>
          </table:table-cell>
          <table:table-cell table:formula="of:=[.F769]-[.G769]" office:value-type="float" office:value="-2.5288" calcext:value-type="float">
            <text:p>-2.5288</text:p>
          </table:table-cell>
          <table:table-cell table:number-columns-repeated="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Scott May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31028" calcext:value-type="float">
            <text:p>6.31028</text:p>
          </table:table-cell>
          <table:table-cell office:value-type="float" office:value="8.86983" calcext:value-type="float">
            <text:p>8.86983</text:p>
          </table:table-cell>
          <table:table-cell table:formula="of:=[.F770]-[.G770]" office:value-type="float" office:value="-2.55955" calcext:value-type="float">
            <text:p>-2.55955</text:p>
          </table:table-cell>
          <table:table-cell table:number-columns-repeated="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Eric Feh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8.5282" calcext:value-type="float">
            <text:p>78.5282</text:p>
          </table:table-cell>
          <table:table-cell office:value-type="float" office:value="81.3173" calcext:value-type="float">
            <text:p>81.3173</text:p>
          </table:table-cell>
          <table:table-cell table:formula="of:=[.F771]-[.G771]" office:value-type="float" office:value="-2.7891" calcext:value-type="float">
            <text:p>-2.7891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Petteri Lindboh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045" calcext:value-type="float">
            <text:p>11.3045</text:p>
          </table:table-cell>
          <table:table-cell office:value-type="float" office:value="14.1882" calcext:value-type="float">
            <text:p>14.1882</text:p>
          </table:table-cell>
          <table:table-cell table:formula="of:=[.F772]-[.G772]" office:value-type="float" office:value="-2.8837" calcext:value-type="float">
            <text:p>-2.8837</text:p>
          </table:table-cell>
          <table:table-cell table:number-columns-repeated="5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Noel Accia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5844" calcext:value-type="float">
            <text:p>7.95844</text:p>
          </table:table-cell>
          <table:table-cell office:value-type="float" office:value="10.8845" calcext:value-type="float">
            <text:p>10.8845</text:p>
          </table:table-cell>
          <table:table-cell table:formula="of:=[.F773]-[.G773]" office:value-type="float" office:value="-2.92606" calcext:value-type="float">
            <text:p>-2.92606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Tommy Cro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.60615" calcext:value-type="float">
            <text:p>-3.60615</text:p>
          </table:table-cell>
          <table:table-cell office:value-type="float" office:value="-0.511509" calcext:value-type="float">
            <text:p>-0.511509</text:p>
          </table:table-cell>
          <table:table-cell table:formula="of:=[.F774]-[.G774]" office:value-type="float" office:value="-3.094641" calcext:value-type="float">
            <text:p>-3.094641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eve Ot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.3231" calcext:value-type="float">
            <text:p>22.3231</text:p>
          </table:table-cell>
          <table:table-cell office:value-type="float" office:value="25.4583" calcext:value-type="float">
            <text:p>25.4583</text:p>
          </table:table-cell>
          <table:table-cell table:formula="of:=[.F775]-[.G775]" office:value-type="float" office:value="-3.1352" calcext:value-type="float">
            <text:p>-3.1352</text:p>
          </table:table-cell>
          <table:table-cell table:number-columns-repeated="5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Robert Bortuzz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.0977" calcext:value-type="float">
            <text:p>36.0977</text:p>
          </table:table-cell>
          <table:table-cell office:value-type="float" office:value="39.4791" calcext:value-type="float">
            <text:p>39.4791</text:p>
          </table:table-cell>
          <table:table-cell table:formula="of:=[.F776]-[.G776]" office:value-type="float" office:value="-3.3814" calcext:value-type="float">
            <text:p>-3.3814</text:p>
          </table:table-cell>
          <table:table-cell table:number-columns-repeated="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Sam Carri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6859" calcext:value-type="float">
            <text:p>-1.26859</text:p>
          </table:table-cell>
          <table:table-cell office:value-type="float" office:value="2.32096" calcext:value-type="float">
            <text:p>2.32096</text:p>
          </table:table-cell>
          <table:table-cell table:formula="of:=[.F777]-[.G777]" office:value-type="float" office:value="-3.58955" calcext:value-type="float">
            <text:p>-3.58955</text:p>
          </table:table-cell>
          <table:table-cell table:number-columns-repeated="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Erik Haula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03.48" calcext:value-type="float">
            <text:p>103.48</text:p>
          </table:table-cell>
          <table:table-cell office:value-type="float" office:value="107.133" calcext:value-type="float">
            <text:p>107.133</text:p>
          </table:table-cell>
          <table:table-cell table:formula="of:=[.F778]-[.G778]" office:value-type="float" office:value="-3.65299999999999" calcext:value-type="float">
            <text:p>-3.653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Fredrik Claes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3074" calcext:value-type="float">
            <text:p>10.3074</text:p>
          </table:table-cell>
          <table:table-cell office:value-type="float" office:value="14.4457" calcext:value-type="float">
            <text:p>14.4457</text:p>
          </table:table-cell>
          <table:table-cell table:formula="of:=[.F779]-[.G779]" office:value-type="float" office:value="-4.1383" calcext:value-type="float">
            <text:p>-4.1383</text:p>
          </table:table-cell>
          <table:table-cell table:number-columns-repeated="5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Esa Linde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04124" calcext:value-type="float">
            <text:p>-1.04124</text:p>
          </table:table-cell>
          <table:table-cell office:value-type="float" office:value="3.18407" calcext:value-type="float">
            <text:p>3.18407</text:p>
          </table:table-cell>
          <table:table-cell table:formula="of:=[.F780]-[.G780]" office:value-type="float" office:value="-4.22531" calcext:value-type="float">
            <text:p>-4.22531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Vernon Fiddl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3.7116" calcext:value-type="float">
            <text:p>83.7116</text:p>
          </table:table-cell>
          <table:table-cell office:value-type="float" office:value="87.9912" calcext:value-type="float">
            <text:p>87.9912</text:p>
          </table:table-cell>
          <table:table-cell table:formula="of:=[.F781]-[.G781]" office:value-type="float" office:value="-4.2796" calcext:value-type="float">
            <text:p>-4.2796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yler Gaud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604" calcext:value-type="float">
            <text:p>11.604</text:p>
          </table:table-cell>
          <table:table-cell office:value-type="float" office:value="16.2481" calcext:value-type="float">
            <text:p>16.2481</text:p>
          </table:table-cell>
          <table:table-cell table:formula="of:=[.F782]-[.G782]" office:value-type="float" office:value="-4.6441" calcext:value-type="float">
            <text:p>-4.64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rew Fere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5703" calcext:value-type="float">
            <text:p>2.35703</text:p>
          </table:table-cell>
          <table:table-cell office:value-type="float" office:value="7.09205" calcext:value-type="float">
            <text:p>7.09205</text:p>
          </table:table-cell>
          <table:table-cell table:formula="of:=[.F783]-[.G783]" office:value-type="float" office:value="-4.73502" calcext:value-type="float">
            <text:p>-4.73502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tt Gree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0714" calcext:value-type="float">
            <text:p>-2.60714</text:p>
          </table:table-cell>
          <table:table-cell office:value-type="float" office:value="2.20395" calcext:value-type="float">
            <text:p>2.20395</text:p>
          </table:table-cell>
          <table:table-cell table:formula="of:=[.F784]-[.G784]" office:value-type="float" office:value="-4.81109" calcext:value-type="float">
            <text:p>-4.81109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hris Kell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3132" calcext:value-type="float">
            <text:p>8.3132</text:p>
          </table:table-cell>
          <table:table-cell office:value-type="float" office:value="13.2124" calcext:value-type="float">
            <text:p>13.2124</text:p>
          </table:table-cell>
          <table:table-cell table:formula="of:=[.F785]-[.G785]" office:value-type="float" office:value="-4.8992" calcext:value-type="float">
            <text:p>-4.8992</text:p>
          </table:table-cell>
          <table:table-cell table:number-columns-repeated="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Justin Fal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3342" calcext:value-type="float">
            <text:p>4.3342</text:p>
          </table:table-cell>
          <table:table-cell office:value-type="float" office:value="9.68827" calcext:value-type="float">
            <text:p>9.68827</text:p>
          </table:table-cell>
          <table:table-cell table:formula="of:=[.F786]-[.G786]" office:value-type="float" office:value="-5.35407" calcext:value-type="float">
            <text:p>-5.3540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rad Stua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12728" calcext:value-type="float">
            <text:p>-1.12728</text:p>
          </table:table-cell>
          <table:table-cell office:value-type="float" office:value="4.27122" calcext:value-type="float">
            <text:p>4.27122</text:p>
          </table:table-cell>
          <table:table-cell table:formula="of:=[.F787]-[.G787]" office:value-type="float" office:value="-5.3985" calcext:value-type="float">
            <text:p>-5.3985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aniel Pail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9251" calcext:value-type="float">
            <text:p>4.59251</text:p>
          </table:table-cell>
          <table:table-cell office:value-type="float" office:value="10.0605" calcext:value-type="float">
            <text:p>10.0605</text:p>
          </table:table-cell>
          <table:table-cell table:formula="of:=[.F788]-[.G788]" office:value-type="float" office:value="-5.46799" calcext:value-type="float">
            <text:p>-5.46799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aul Byro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6.3406" calcext:value-type="float">
            <text:p>86.3406</text:p>
          </table:table-cell>
          <table:table-cell office:value-type="float" office:value="92.0807" calcext:value-type="float">
            <text:p>92.0807</text:p>
          </table:table-cell>
          <table:table-cell table:formula="of:=[.F789]-[.G789]" office:value-type="float" office:value="-5.7401" calcext:value-type="float">
            <text:p>-5.7401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arcus Krug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.0461" calcext:value-type="float">
            <text:p>47.0461</text:p>
          </table:table-cell>
          <table:table-cell office:value-type="float" office:value="53.1506" calcext:value-type="float">
            <text:p>53.1506</text:p>
          </table:table-cell>
          <table:table-cell table:formula="of:=[.F790]-[.G790]" office:value-type="float" office:value="-6.10449999999999" calcext:value-type="float">
            <text:p>-6.1045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andon Ferra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6.0523" calcext:value-type="float">
            <text:p>56.0523</text:p>
          </table:table-cell>
          <table:table-cell office:value-type="float" office:value="62.5888" calcext:value-type="float">
            <text:p>62.5888</text:p>
          </table:table-cell>
          <table:table-cell table:formula="of:=[.F791]-[.G791]" office:value-type="float" office:value="-6.5365" calcext:value-type="float">
            <text:p>-6.5365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renden Dill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1.1463" calcext:value-type="float">
            <text:p>81.1463</text:p>
          </table:table-cell>
          <table:table-cell office:value-type="float" office:value="87.8739" calcext:value-type="float">
            <text:p>87.8739</text:p>
          </table:table-cell>
          <table:table-cell table:formula="of:=[.F792]-[.G792]" office:value-type="float" office:value="-6.72760000000001" calcext:value-type="float">
            <text:p>-6.7276</text:p>
          </table:table-cell>
          <table:table-cell table:number-columns-repeated="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Pascal Dupu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.8266" calcext:value-type="float">
            <text:p>20.8266</text:p>
          </table:table-cell>
          <table:table-cell office:value-type="float" office:value="27.6253" calcext:value-type="float">
            <text:p>27.6253</text:p>
          </table:table-cell>
          <table:table-cell table:formula="of:=[.F793]-[.G793]" office:value-type="float" office:value="-6.7987" calcext:value-type="float">
            <text:p>-6.7987</text:p>
          </table:table-cell>
          <table:table-cell table:number-columns-repeated="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hris VandeVeld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5.3612" calcext:value-type="float">
            <text:p>95.3612</text:p>
          </table:table-cell>
          <table:table-cell office:value-type="float" office:value="102.373" calcext:value-type="float">
            <text:p>102.373</text:p>
          </table:table-cell>
          <table:table-cell table:formula="of:=[.F794]-[.G794]" office:value-type="float" office:value="-7.01180000000001" calcext:value-type="float">
            <text:p>-7.0118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Jyrki Jokipakk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6.3435" calcext:value-type="float">
            <text:p>36.3435</text:p>
          </table:table-cell>
          <table:table-cell office:value-type="float" office:value="43.4685" calcext:value-type="float">
            <text:p>43.4685</text:p>
          </table:table-cell>
          <table:table-cell table:formula="of:=[.F795]-[.G795]" office:value-type="float" office:value="-7.125" calcext:value-type="float">
            <text:p>-7.125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Michael Kost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48104" calcext:value-type="float">
            <text:p>7.48104</text:p>
          </table:table-cell>
          <table:table-cell office:value-type="float" office:value="14.6951" calcext:value-type="float">
            <text:p>14.6951</text:p>
          </table:table-cell>
          <table:table-cell table:formula="of:=[.F796]-[.G796]" office:value-type="float" office:value="-7.21406" calcext:value-type="float">
            <text:p>-7.21406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Brooks Lai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3.2378" calcext:value-type="float">
            <text:p>83.2378</text:p>
          </table:table-cell>
          <table:table-cell office:value-type="float" office:value="90.5758" calcext:value-type="float">
            <text:p>90.5758</text:p>
          </table:table-cell>
          <table:table-cell table:formula="of:=[.F797]-[.G797]" office:value-type="float" office:value="-7.33800000000001" calcext:value-type="float">
            <text:p>-7.338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Jamie Oleksia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.7096" calcext:value-type="float">
            <text:p>11.7096</text:p>
          </table:table-cell>
          <table:table-cell office:value-type="float" office:value="19.064" calcext:value-type="float">
            <text:p>19.064</text:p>
          </table:table-cell>
          <table:table-cell table:formula="of:=[.F798]-[.G798]" office:value-type="float" office:value="-7.3544" calcext:value-type="float">
            <text:p>-7.3544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Jake McCab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.273" calcext:value-type="float">
            <text:p>54.273</text:p>
          </table:table-cell>
          <table:table-cell office:value-type="float" office:value="62.484" calcext:value-type="float">
            <text:p>62.484</text:p>
          </table:table-cell>
          <table:table-cell table:formula="of:=[.F799]-[.G799]" office:value-type="float" office:value="-8.211" calcext:value-type="float">
            <text:p>-8.211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om Gilb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.0104" calcext:value-type="float">
            <text:p>36.0104</text:p>
          </table:table-cell>
          <table:table-cell office:value-type="float" office:value="44.2476" calcext:value-type="float">
            <text:p>44.2476</text:p>
          </table:table-cell>
          <table:table-cell table:formula="of:=[.F800]-[.G800]" office:value-type="float" office:value="-8.2372" calcext:value-type="float">
            <text:p>-8.2372</text:p>
          </table:table-cell>
          <table:table-cell table:number-columns-repeated="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Nick Spalin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2.9035" calcext:value-type="float">
            <text:p>52.9035</text:p>
          </table:table-cell>
          <table:table-cell office:value-type="float" office:value="61.4762" calcext:value-type="float">
            <text:p>61.4762</text:p>
          </table:table-cell>
          <table:table-cell table:formula="of:=[.F801]-[.G801]" office:value-type="float" office:value="-8.5727" calcext:value-type="float">
            <text:p>-8.5727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reg Patery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.7839" calcext:value-type="float">
            <text:p>18.7839</text:p>
          </table:table-cell>
          <table:table-cell office:value-type="float" office:value="29.0846" calcext:value-type="float">
            <text:p>29.0846</text:p>
          </table:table-cell>
          <table:table-cell table:formula="of:=[.F802]-[.G802]" office:value-type="float" office:value="-10.3007" calcext:value-type="float">
            <text:p>-10.3007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Jay McClemen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.1674" calcext:value-type="float">
            <text:p>50.1674</text:p>
          </table:table-cell>
          <table:table-cell office:value-type="float" office:value="61.7839" calcext:value-type="float">
            <text:p>61.7839</text:p>
          </table:table-cell>
          <table:table-cell table:formula="of:=[.F803]-[.G803]" office:value-type="float" office:value="-11.6165" calcext:value-type="float">
            <text:p>-11.6165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ominic Moor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0.6339" calcext:value-type="float">
            <text:p>80.6339</text:p>
          </table:table-cell>
          <table:table-cell office:value-type="float" office:value="92.3141" calcext:value-type="float">
            <text:p>92.3141</text:p>
          </table:table-cell>
          <table:table-cell table:formula="of:=[.F804]-[.G804]" office:value-type="float" office:value="-11.6802" calcext:value-type="float">
            <text:p>-11.6802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ate Guen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90919" calcext:value-type="float">
            <text:p>-3.90919</text:p>
          </table:table-cell>
          <table:table-cell office:value-type="float" office:value="7.88773" calcext:value-type="float">
            <text:p>7.88773</text:p>
          </table:table-cell>
          <table:table-cell table:formula="of:=[.F805]-[.G805]" office:value-type="float" office:value="-11.79692" calcext:value-type="float">
            <text:p>-11.79692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Paul Marti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5.3496" calcext:value-type="float">
            <text:p>65.3496</text:p>
          </table:table-cell>
          <table:table-cell office:value-type="float" office:value="78.0731" calcext:value-type="float">
            <text:p>78.0731</text:p>
          </table:table-cell>
          <table:table-cell table:formula="of:=[.F806]-[.G806]" office:value-type="float" office:value="-12.7235" calcext:value-type="float">
            <text:p>-12.7235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Griffin Reinha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58" calcext:value-type="float">
            <text:p>15.9458</text:p>
          </table:table-cell>
          <table:table-cell office:value-type="float" office:value="29.4684" calcext:value-type="float">
            <text:p>29.4684</text:p>
          </table:table-cell>
          <table:table-cell table:formula="of:=[.F807]-[.G807]" office:value-type="float" office:value="-13.5226" calcext:value-type="float">
            <text:p>-13.5226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akim Anderss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26939" calcext:value-type="float">
            <text:p>3.26939</text:p>
          </table:table-cell>
          <table:table-cell office:value-type="float" office:value="17.3688" calcext:value-type="float">
            <text:p>17.3688</text:p>
          </table:table-cell>
          <table:table-cell table:formula="of:=[.F808]-[.G808]" office:value-type="float" office:value="-14.09941" calcext:value-type="float">
            <text:p>-14.09941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arret Jackm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.3703" calcext:value-type="float">
            <text:p>34.3703</text:p>
          </table:table-cell>
          <table:table-cell office:value-type="float" office:value="48.6074" calcext:value-type="float">
            <text:p>48.6074</text:p>
          </table:table-cell>
          <table:table-cell table:formula="of:=[.F809]-[.G809]" office:value-type="float" office:value="-14.2371" calcext:value-type="float">
            <text:p>-14.2371</text:p>
          </table:table-cell>
          <table:table-cell table:number-columns-repeated="5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Brandon Davids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.5627" calcext:value-type="float">
            <text:p>40.5627</text:p>
          </table:table-cell>
          <table:table-cell office:value-type="float" office:value="54.8853" calcext:value-type="float">
            <text:p>54.8853</text:p>
          </table:table-cell>
          <table:table-cell table:formula="of:=[.F810]-[.G810]" office:value-type="float" office:value="-14.3226" calcext:value-type="float">
            <text:p>-14.3226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Mike Richard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.2981" calcext:value-type="float">
            <text:p>24.2981</text:p>
          </table:table-cell>
          <table:table-cell office:value-type="float" office:value="39.1338" calcext:value-type="float">
            <text:p>39.1338</text:p>
          </table:table-cell>
          <table:table-cell table:formula="of:=[.F811]-[.G811]" office:value-type="float" office:value="-14.8357" calcext:value-type="float">
            <text:p>-14.8357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lexei Emeli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6.2354" calcext:value-type="float">
            <text:p>66.2354</text:p>
          </table:table-cell>
          <table:table-cell office:value-type="float" office:value="81.3327" calcext:value-type="float">
            <text:p>81.3327</text:p>
          </table:table-cell>
          <table:table-cell table:formula="of:=[.F812]-[.G812]" office:value-type="float" office:value="-15.0973" calcext:value-type="float">
            <text:p>-15.0973</text:p>
          </table:table-cell>
          <table:table-cell table:number-columns-repeated="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Frederik Gauth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74414" calcext:value-type="float">
            <text:p>-6.74414</text:p>
          </table:table-cell>
          <table:table-cell office:value-type="float" office:value="8.40993" calcext:value-type="float">
            <text:p>8.40993</text:p>
          </table:table-cell>
          <table:table-cell table:formula="of:=[.F813]-[.G813]" office:value-type="float" office:value="-15.15407" calcext:value-type="float">
            <text:p>-15.15407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dam Pard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.10102" calcext:value-type="float">
            <text:p>-4.10102</text:p>
          </table:table-cell>
          <table:table-cell office:value-type="float" office:value="11.1336" calcext:value-type="float">
            <text:p>11.1336</text:p>
          </table:table-cell>
          <table:table-cell table:formula="of:=[.F814]-[.G814]" office:value-type="float" office:value="-15.23462" calcext:value-type="float">
            <text:p>-15.23462</text:p>
          </table:table-cell>
          <table:table-cell table:number-columns-repeated="5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Byron Froe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.0228" calcext:value-type="float">
            <text:p>40.0228</text:p>
          </table:table-cell>
          <table:table-cell office:value-type="float" office:value="55.5553" calcext:value-type="float">
            <text:p>55.5553</text:p>
          </table:table-cell>
          <table:table-cell table:formula="of:=[.F815]-[.G815]" office:value-type="float" office:value="-15.5325" calcext:value-type="float">
            <text:p>-15.5325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hristian Fol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1344" calcext:value-type="float">
            <text:p>2.91344</text:p>
          </table:table-cell>
          <table:table-cell office:value-type="float" office:value="18.4739" calcext:value-type="float">
            <text:p>18.4739</text:p>
          </table:table-cell>
          <table:table-cell table:formula="of:=[.F816]-[.G816]" office:value-type="float" office:value="-15.56046" calcext:value-type="float">
            <text:p>-15.56046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yle Brodziak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5.5318" calcext:value-type="float">
            <text:p>55.5318</text:p>
          </table:table-cell>
          <table:table-cell office:value-type="float" office:value="72.4476" calcext:value-type="float">
            <text:p>72.4476</text:p>
          </table:table-cell>
          <table:table-cell table:formula="of:=[.F817]-[.G817]" office:value-type="float" office:value="-16.9158" calcext:value-type="float">
            <text:p>-16.9158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aul Gaust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.1355" calcext:value-type="float">
            <text:p>13.1355</text:p>
          </table:table-cell>
          <table:table-cell office:value-type="float" office:value="30.3115" calcext:value-type="float">
            <text:p>30.3115</text:p>
          </table:table-cell>
          <table:table-cell table:formula="of:=[.F818]-[.G818]" office:value-type="float" office:value="-17.176" calcext:value-type="float">
            <text:p>-17.176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imon Despr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.60552" calcext:value-type="float">
            <text:p>-2.60552</text:p>
          </table:table-cell>
          <table:table-cell office:value-type="float" office:value="15.1875" calcext:value-type="float">
            <text:p>15.1875</text:p>
          </table:table-cell>
          <table:table-cell table:formula="of:=[.F819]-[.G819]" office:value-type="float" office:value="-17.79302" calcext:value-type="float">
            <text:p>-17.79302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alton Prou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.9185" calcext:value-type="float">
            <text:p>24.9185</text:p>
          </table:table-cell>
          <table:table-cell office:value-type="float" office:value="43.9685" calcext:value-type="float">
            <text:p>43.9685</text:p>
          </table:table-cell>
          <table:table-cell table:formula="of:=[.F820]-[.G820]" office:value-type="float" office:value="-19.05" calcext:value-type="float">
            <text:p>-19.05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Andrej Sust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.3002" calcext:value-type="float">
            <text:p>50.3002</text:p>
          </table:table-cell>
          <table:table-cell office:value-type="float" office:value="69.9062" calcext:value-type="float">
            <text:p>69.9062</text:p>
          </table:table-cell>
          <table:table-cell table:formula="of:=[.F821]-[.G821]" office:value-type="float" office:value="-19.606" calcext:value-type="float">
            <text:p>-19.606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rdie Ben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30869" calcext:value-type="float">
            <text:p>5.30869</text:p>
          </table:table-cell>
          <table:table-cell office:value-type="float" office:value="24.9419" calcext:value-type="float">
            <text:p>24.9419</text:p>
          </table:table-cell>
          <table:table-cell table:formula="of:=[.F822]-[.G822]" office:value-type="float" office:value="-19.63321" calcext:value-type="float">
            <text:p>-19.63321</text:p>
          </table:table-cell>
          <table:table-cell table:number-columns-repeated="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Kevin Por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.2823" calcext:value-type="float">
            <text:p>32.2823</text:p>
          </table:table-cell>
          <table:table-cell office:value-type="float" office:value="52.2051" calcext:value-type="float">
            <text:p>52.2051</text:p>
          </table:table-cell>
          <table:table-cell table:formula="of:=[.F823]-[.G823]" office:value-type="float" office:value="-19.9228" calcext:value-type="float">
            <text:p>-19.9228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yan Cart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.7758" calcext:value-type="float">
            <text:p>39.7758</text:p>
          </table:table-cell>
          <table:table-cell office:value-type="float" office:value="60.2906" calcext:value-type="float">
            <text:p>60.2906</text:p>
          </table:table-cell>
          <table:table-cell table:formula="of:=[.F824]-[.G824]" office:value-type="float" office:value="-20.5148" calcext:value-type="float">
            <text:p>-20.5148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Gregory Campbel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6.0851" calcext:value-type="float">
            <text:p>36.0851</text:p>
          </table:table-cell>
          <table:table-cell office:value-type="float" office:value="56.6628" calcext:value-type="float">
            <text:p>56.6628</text:p>
          </table:table-cell>
          <table:table-cell table:formula="of:=[.F825]-[.G825]" office:value-type="float" office:value="-20.5777" calcext:value-type="float">
            <text:p>-20.5777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Jay Bouwmeeste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2.2231" calcext:value-type="float">
            <text:p>92.2231</text:p>
          </table:table-cell>
          <table:table-cell office:value-type="float" office:value="113.043" calcext:value-type="float">
            <text:p>113.043</text:p>
          </table:table-cell>
          <table:table-cell table:formula="of:=[.F826]-[.G826]" office:value-type="float" office:value="-20.8199" calcext:value-type="float">
            <text:p>-20.8199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arnell Nur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2.9601" calcext:value-type="float">
            <text:p>52.9601</text:p>
          </table:table-cell>
          <table:table-cell office:value-type="float" office:value="74.5407" calcext:value-type="float">
            <text:p>74.5407</text:p>
          </table:table-cell>
          <table:table-cell table:formula="of:=[.F827]-[.G827]" office:value-type="float" office:value="-21.5806" calcext:value-type="float">
            <text:p>-21.58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tt Hendrick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0.8863" calcext:value-type="float">
            <text:p>40.8863</text:p>
          </table:table-cell>
          <table:table-cell office:value-type="float" office:value="63.5468" calcext:value-type="float">
            <text:p>63.5468</text:p>
          </table:table-cell>
          <table:table-cell table:formula="of:=[.F828]-[.G828]" office:value-type="float" office:value="-22.6605" calcext:value-type="float">
            <text:p>-22.6605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l Clutterbuck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9.1768" calcext:value-type="float">
            <text:p>39.1768</text:p>
          </table:table-cell>
          <table:table-cell office:value-type="float" office:value="63.8772" calcext:value-type="float">
            <text:p>63.8772</text:p>
          </table:table-cell>
          <table:table-cell table:formula="of:=[.F829]-[.G829]" office:value-type="float" office:value="-24.7004" calcext:value-type="float">
            <text:p>-24.7004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Brian Stra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5523" calcext:value-type="float">
            <text:p>10.5523</text:p>
          </table:table-cell>
          <table:table-cell office:value-type="float" office:value="36.0872" calcext:value-type="float">
            <text:p>36.0872</text:p>
          </table:table-cell>
          <table:table-cell table:formula="of:=[.F830]-[.G830]" office:value-type="float" office:value="-25.5349" calcext:value-type="float">
            <text:p>-25.5349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Nate Schmid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.2064" calcext:value-type="float">
            <text:p>48.2064</text:p>
          </table:table-cell>
          <table:table-cell office:value-type="float" office:value="74.021" calcext:value-type="float">
            <text:p>74.021</text:p>
          </table:table-cell>
          <table:table-cell table:formula="of:=[.F831]-[.G831]" office:value-type="float" office:value="-25.8146" calcext:value-type="float">
            <text:p>-25.8146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arret Stol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.8532" calcext:value-type="float">
            <text:p>25.8532</text:p>
          </table:table-cell>
          <table:table-cell office:value-type="float" office:value="53.964" calcext:value-type="float">
            <text:p>53.964</text:p>
          </table:table-cell>
          <table:table-cell table:formula="of:=[.F832]-[.G832]" office:value-type="float" office:value="-28.1108" calcext:value-type="float">
            <text:p>-28.1108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uca Sbis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60749" calcext:value-type="float">
            <text:p>3.60749</text:p>
          </table:table-cell>
          <table:table-cell office:value-type="float" office:value="32.2389" calcext:value-type="float">
            <text:p>32.2389</text:p>
          </table:table-cell>
          <table:table-cell table:formula="of:=[.F833]-[.G833]" office:value-type="float" office:value="-28.63141" calcext:value-type="float">
            <text:p>-28.63141</text:p>
          </table:table-cell>
          <table:table-cell table:number-columns-repeated="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Taylor Chorn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5.6624" calcext:value-type="float">
            <text:p>-5.6624</text:p>
          </table:table-cell>
          <table:table-cell office:value-type="float" office:value="23.1086" calcext:value-type="float">
            <text:p>23.1086</text:p>
          </table:table-cell>
          <table:table-cell table:formula="of:=[.F834]-[.G834]" office:value-type="float" office:value="-28.771" calcext:value-type="float">
            <text:p>-28.77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ike Web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.60412" calcext:value-type="float">
            <text:p>-2.60412</text:p>
          </table:table-cell>
          <table:table-cell office:value-type="float" office:value="26.2793" calcext:value-type="float">
            <text:p>26.2793</text:p>
          </table:table-cell>
          <table:table-cell table:formula="of:=[.F835]-[.G835]" office:value-type="float" office:value="-28.88342" calcext:value-type="float">
            <text:p>-28.88342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ephen Giont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4.8491" calcext:value-type="float">
            <text:p>34.8491</text:p>
          </table:table-cell>
          <table:table-cell office:value-type="float" office:value="63.8141" calcext:value-type="float">
            <text:p>63.8141</text:p>
          </table:table-cell>
          <table:table-cell table:formula="of:=[.F836]-[.G836]" office:value-type="float" office:value="-28.965" calcext:value-type="float">
            <text:p>-28.965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ate Pross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0.65" calcext:value-type="float">
            <text:p>-10.65</text:p>
          </table:table-cell>
          <table:table-cell office:value-type="float" office:value="18.9442" calcext:value-type="float">
            <text:p>18.9442</text:p>
          </table:table-cell>
          <table:table-cell table:formula="of:=[.F837]-[.G837]" office:value-type="float" office:value="-29.5942" calcext:value-type="float">
            <text:p>-29.594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sey Cizikas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4.2356" calcext:value-type="float">
            <text:p>44.2356</text:p>
          </table:table-cell>
          <table:table-cell office:value-type="float" office:value="74.6399" calcext:value-type="float">
            <text:p>74.6399</text:p>
          </table:table-cell>
          <table:table-cell table:formula="of:=[.F838]-[.G838]" office:value-type="float" office:value="-30.4043" calcext:value-type="float">
            <text:p>-30.4043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eryk Engellan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.2678" calcext:value-type="float">
            <text:p>23.2678</text:p>
          </table:table-cell>
          <table:table-cell office:value-type="float" office:value="53.8151" calcext:value-type="float">
            <text:p>53.8151</text:p>
          </table:table-cell>
          <table:table-cell table:formula="of:=[.F839]-[.G839]" office:value-type="float" office:value="-30.5473" calcext:value-type="float">
            <text:p>-30.5473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Ian Co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.6196" calcext:value-type="float">
            <text:p>29.6196</text:p>
          </table:table-cell>
          <table:table-cell office:value-type="float" office:value="60.2667" calcext:value-type="float">
            <text:p>60.2667</text:p>
          </table:table-cell>
          <table:table-cell table:formula="of:=[.F840]-[.G840]" office:value-type="float" office:value="-30.6471" calcext:value-type="float">
            <text:p>-30.6471</text:p>
          </table:table-cell>
          <table:table-cell table:number-columns-repeated="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Luke Schen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.97416" calcext:value-type="float">
            <text:p>8.97416</text:p>
          </table:table-cell>
          <table:table-cell office:value-type="float" office:value="40.2325" calcext:value-type="float">
            <text:p>40.2325</text:p>
          </table:table-cell>
          <table:table-cell table:formula="of:=[.F841]-[.G841]" office:value-type="float" office:value="-31.25834" calcext:value-type="float">
            <text:p>-31.25834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Jonas Brod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5.7171" calcext:value-type="float">
            <text:p>55.7171</text:p>
          </table:table-cell>
          <table:table-cell office:value-type="float" office:value="87.478" calcext:value-type="float">
            <text:p>87.478</text:p>
          </table:table-cell>
          <table:table-cell table:formula="of:=[.F842]-[.G842]" office:value-type="float" office:value="-31.7609" calcext:value-type="float">
            <text:p>-31.7609</text:p>
          </table:table-cell>
          <table:table-cell table:number-columns-repeated="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Nikolay Kulemi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4.3784" calcext:value-type="float">
            <text:p>44.3784</text:p>
          </table:table-cell>
          <table:table-cell office:value-type="float" office:value="76.5125" calcext:value-type="float">
            <text:p>76.5125</text:p>
          </table:table-cell>
          <table:table-cell table:formula="of:=[.F843]-[.G843]" office:value-type="float" office:value="-32.1341" calcext:value-type="float">
            <text:p>-32.134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rew Mil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.47275" calcext:value-type="float">
            <text:p>-7.47275</text:p>
          </table:table-cell>
          <table:table-cell office:value-type="float" office:value="24.8371" calcext:value-type="float">
            <text:p>24.8371</text:p>
          </table:table-cell>
          <table:table-cell table:formula="of:=[.F844]-[.G844]" office:value-type="float" office:value="-32.30985" calcext:value-type="float">
            <text:p>-32.30985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lex Petrovi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.1207" calcext:value-type="float">
            <text:p>23.1207</text:p>
          </table:table-cell>
          <table:table-cell office:value-type="float" office:value="60.1804" calcext:value-type="float">
            <text:p>60.1804</text:p>
          </table:table-cell>
          <table:table-cell table:formula="of:=[.F845]-[.G845]" office:value-type="float" office:value="-37.0597" calcext:value-type="float">
            <text:p>-37.0597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layton Sto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1.8082" calcext:value-type="float">
            <text:p>-11.8082</text:p>
          </table:table-cell>
          <table:table-cell office:value-type="float" office:value="25.5458" calcext:value-type="float">
            <text:p>25.5458</text:p>
          </table:table-cell>
          <table:table-cell table:formula="of:=[.F846]-[.G846]" office:value-type="float" office:value="-37.354" calcext:value-type="float">
            <text:p>-37.354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Kyle Quince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.47543" calcext:value-type="float">
            <text:p>4.47543</text:p>
          </table:table-cell>
          <table:table-cell office:value-type="float" office:value="42.5955" calcext:value-type="float">
            <text:p>42.5955</text:p>
          </table:table-cell>
          <table:table-cell table:formula="of:=[.F847]-[.G847]" office:value-type="float" office:value="-38.12007" calcext:value-type="float">
            <text:p>-38.1200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vid Legwan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.4883" calcext:value-type="float">
            <text:p>15.4883</text:p>
          </table:table-cell>
          <table:table-cell office:value-type="float" office:value="54.1422" calcext:value-type="float">
            <text:p>54.1422</text:p>
          </table:table-cell>
          <table:table-cell table:formula="of:=[.F848]-[.G848]" office:value-type="float" office:value="-38.6539" calcext:value-type="float">
            <text:p>-38.653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yd Gord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0.873552" calcext:value-type="float">
            <text:p>-0.873552</text:p>
          </table:table-cell>
          <table:table-cell office:value-type="float" office:value="38.4713" calcext:value-type="float">
            <text:p>38.4713</text:p>
          </table:table-cell>
          <table:table-cell table:formula="of:=[.F849]-[.G849]" office:value-type="float" office:value="-39.344852" calcext:value-type="float">
            <text:p>-39.34485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rc Metho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.9838" calcext:value-type="float">
            <text:p>22.9838</text:p>
          </table:table-cell>
          <table:table-cell office:value-type="float" office:value="63.2409" calcext:value-type="float">
            <text:p>63.2409</text:p>
          </table:table-cell>
          <table:table-cell table:formula="of:=[.F850]-[.G850]" office:value-type="float" office:value="-40.2571" calcext:value-type="float">
            <text:p>-40.257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lvin de Haan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.2302" calcext:value-type="float">
            <text:p>30.2302</text:p>
          </table:table-cell>
          <table:table-cell office:value-type="float" office:value="72.0792" calcext:value-type="float">
            <text:p>72.0792</text:p>
          </table:table-cell>
          <table:table-cell table:formula="of:=[.F851]-[.G851]" office:value-type="float" office:value="-41.849" calcext:value-type="float">
            <text:p>-41.849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Brooks Orpi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3.5312" calcext:value-type="float">
            <text:p>-13.5312</text:p>
          </table:table-cell>
          <table:table-cell office:value-type="float" office:value="30.4645" calcext:value-type="float">
            <text:p>30.4645</text:p>
          </table:table-cell>
          <table:table-cell table:formula="of:=[.F852]-[.G852]" office:value-type="float" office:value="-43.9957" calcext:value-type="float">
            <text:p>-43.9957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lexey Marchenk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.88903" calcext:value-type="float">
            <text:p>4.88903</text:p>
          </table:table-cell>
          <table:table-cell office:value-type="float" office:value="49.0375" calcext:value-type="float">
            <text:p>49.0375</text:p>
          </table:table-cell>
          <table:table-cell table:formula="of:=[.F853]-[.G853]" office:value-type="float" office:value="-44.14847" calcext:value-type="float">
            <text:p>-44.1484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ared Cowe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4.8938" calcext:value-type="float">
            <text:p>-34.8938</text:p>
          </table:table-cell>
          <table:table-cell office:value-type="float" office:value="12.0927" calcext:value-type="float">
            <text:p>12.0927</text:p>
          </table:table-cell>
          <table:table-cell table:formula="of:=[.F854]-[.G854]" office:value-type="float" office:value="-46.9865" calcext:value-type="float">
            <text:p>-46.9865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erek MacKenzi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.9921" calcext:value-type="float">
            <text:p>18.9921</text:p>
          </table:table-cell>
          <table:table-cell office:value-type="float" office:value="68.2119" calcext:value-type="float">
            <text:p>68.2119</text:p>
          </table:table-cell>
          <table:table-cell table:formula="of:=[.F855]-[.G855]" office:value-type="float" office:value="-49.2198" calcext:value-type="float">
            <text:p>-49.2198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edor Tyut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4.3855" calcext:value-type="float">
            <text:p>-14.3855</text:p>
          </table:table-cell>
          <table:table-cell office:value-type="float" office:value="34.9417" calcext:value-type="float">
            <text:p>34.9417</text:p>
          </table:table-cell>
          <table:table-cell table:formula="of:=[.F856]-[.G856]" office:value-type="float" office:value="-49.3272" calcext:value-type="float">
            <text:p>-49.3272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Luke Glendening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3.11" calcext:value-type="float">
            <text:p>13.11</text:p>
          </table:table-cell>
          <table:table-cell office:value-type="float" office:value="65.5906" calcext:value-type="float">
            <text:p>65.5906</text:p>
          </table:table-cell>
          <table:table-cell table:formula="of:=[.F857]-[.G857]" office:value-type="float" office:value="-52.4806" calcext:value-type="float">
            <text:p>-52.4806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Josh Mans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.5555" calcext:value-type="float">
            <text:p>15.5555</text:p>
          </table:table-cell>
          <table:table-cell office:value-type="float" office:value="68.1229" calcext:value-type="float">
            <text:p>68.1229</text:p>
          </table:table-cell>
          <table:table-cell table:formula="of:=[.F858]-[.G858]" office:value-type="float" office:value="-52.5674" calcext:value-type="float">
            <text:p>-52.5674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rl Gunnarss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.4178" calcext:value-type="float">
            <text:p>18.4178</text:p>
          </table:table-cell>
          <table:table-cell office:value-type="float" office:value="73.0077" calcext:value-type="float">
            <text:p>73.0077</text:p>
          </table:table-cell>
          <table:table-cell table:formula="of:=[.F859]-[.G859]" office:value-type="float" office:value="-54.5899" calcext:value-type="float">
            <text:p>-54.5899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Pierre-Edouard Bellemar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9.4827" calcext:value-type="float">
            <text:p>59.4827</text:p>
          </table:table-cell>
          <table:table-cell office:value-type="float" office:value="115.112" calcext:value-type="float">
            <text:p>115.112</text:p>
          </table:table-cell>
          <table:table-cell table:formula="of:=[.F860]-[.G860]" office:value-type="float" office:value="-55.6293" calcext:value-type="float">
            <text:p>-55.6293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ennis Seidenber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11.9178" calcext:value-type="float">
            <text:p>-11.9178</text:p>
          </table:table-cell>
          <table:table-cell office:value-type="float" office:value="43.7402" calcext:value-type="float">
            <text:p>43.7402</text:p>
          </table:table-cell>
          <table:table-cell table:formula="of:=[.F861]-[.G861]" office:value-type="float" office:value="-55.658" calcext:value-type="float">
            <text:p>-55.65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ric Gryb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4.8354" calcext:value-type="float">
            <text:p>-34.8354</text:p>
          </table:table-cell>
          <table:table-cell office:value-type="float" office:value="21.3536" calcext:value-type="float">
            <text:p>21.3536</text:p>
          </table:table-cell>
          <table:table-cell table:formula="of:=[.F862]-[.G862]" office:value-type="float" office:value="-56.189" calcext:value-type="float">
            <text:p>-56.189</text:p>
          </table:table-cell>
          <table:table-cell table:number-columns-repeated="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Marc Sta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9.98818" calcext:value-type="float">
            <text:p>-9.98818</text:p>
          </table:table-cell>
          <table:table-cell office:value-type="float" office:value="48.6601" calcext:value-type="float">
            <text:p>48.6601</text:p>
          </table:table-cell>
          <table:table-cell table:formula="of:=[.F863]-[.G863]" office:value-type="float" office:value="-58.64828" calcext:value-type="float">
            <text:p>-58.64828</text:p>
          </table:table-cell>
          <table:table-cell table:number-columns-repeated="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Ron Hainsey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.0659" calcext:value-type="float">
            <text:p>25.0659</text:p>
          </table:table-cell>
          <table:table-cell office:value-type="float" office:value="88.0004" calcext:value-type="float">
            <text:p>88.0004</text:p>
          </table:table-cell>
          <table:table-cell table:formula="of:=[.F864]-[.G864]" office:value-type="float" office:value="-62.9345" calcext:value-type="float">
            <text:p>-62.93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k Fay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9.2148" calcext:value-type="float">
            <text:p>-29.2148</text:p>
          </table:table-cell>
          <table:table-cell office:value-type="float" office:value="34.1497" calcext:value-type="float">
            <text:p>34.1497</text:p>
          </table:table-cell>
          <table:table-cell table:formula="of:=[.F865]-[.G865]" office:value-type="float" office:value="-63.3645" calcext:value-type="float">
            <text:p>-63.3645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Braydon Cobur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37428" calcext:value-type="float">
            <text:p>2.37428</text:p>
          </table:table-cell>
          <table:table-cell office:value-type="float" office:value="66.8735" calcext:value-type="float">
            <text:p>66.8735</text:p>
          </table:table-cell>
          <table:table-cell table:formula="of:=[.F866]-[.G866]" office:value-type="float" office:value="-64.49922" calcext:value-type="float">
            <text:p>-64.49922</text:p>
          </table:table-cell>
          <table:table-cell table:number-columns-repeated="5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Rob Scuderi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27.4371" calcext:value-type="float">
            <text:p>-27.4371</text:p>
          </table:table-cell>
          <table:table-cell office:value-type="float" office:value="37.3316" calcext:value-type="float">
            <text:p>37.3316</text:p>
          </table:table-cell>
          <table:table-cell table:formula="of:=[.F867]-[.G867]" office:value-type="float" office:value="-64.7687" calcext:value-type="float">
            <text:p>-64.768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k Borowiec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4.6745" calcext:value-type="float">
            <text:p>-34.6745</text:p>
          </table:table-cell>
          <table:table-cell office:value-type="float" office:value="30.237" calcext:value-type="float">
            <text:p>30.237</text:p>
          </table:table-cell>
          <table:table-cell table:formula="of:=[.F868]-[.G868]" office:value-type="float" office:value="-64.9115" calcext:value-type="float">
            <text:p>-64.9115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Josh Gorg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7.4203" calcext:value-type="float">
            <text:p>-17.4203</text:p>
          </table:table-cell>
          <table:table-cell office:value-type="float" office:value="47.5553" calcext:value-type="float">
            <text:p>47.5553</text:p>
          </table:table-cell>
          <table:table-cell table:formula="of:=[.F869]-[.G869]" office:value-type="float" office:value="-64.9756" calcext:value-type="float">
            <text:p>-64.9756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Erik Gudbrans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45.7665" calcext:value-type="float">
            <text:p>-45.7665</text:p>
          </table:table-cell>
          <table:table-cell office:value-type="float" office:value="32.2679" calcext:value-type="float">
            <text:p>32.2679</text:p>
          </table:table-cell>
          <table:table-cell table:formula="of:=[.F870]-[.G870]" office:value-type="float" office:value="-78.0344" calcext:value-type="float">
            <text:p>-78.0344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Jonathan Ericsso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-5.35888" calcext:value-type="float">
            <text:p>-5.35888</text:p>
          </table:table-cell>
          <table:table-cell office:value-type="float" office:value="72.6797" calcext:value-type="float">
            <text:p>72.6797</text:p>
          </table:table-cell>
          <table:table-cell table:formula="of:=[.F871]-[.G871]" office:value-type="float" office:value="-78.03858" calcext:value-type="float">
            <text:p>-78.03858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Klas Dahlbe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5.6735" calcext:value-type="float">
            <text:p>-45.6735</text:p>
          </table:table-cell>
          <table:table-cell office:value-type="float" office:value="33.455" calcext:value-type="float">
            <text:p>33.455</text:p>
          </table:table-cell>
          <table:table-cell table:formula="of:=[.F872]-[.G872]" office:value-type="float" office:value="-79.1285" calcext:value-type="float">
            <text:p>-79.1285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Dan Girardi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-38.9915" calcext:value-type="float">
            <text:p>-38.9915</text:p>
          </table:table-cell>
          <table:table-cell office:value-type="float" office:value="44.7409" calcext:value-type="float">
            <text:p>44.7409</text:p>
          </table:table-cell>
          <table:table-cell table:formula="of:=[.F873]-[.G873]" office:value-type="float" office:value="-83.7324" calcext:value-type="float">
            <text:p>-83.7324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Adam McQuai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50.2711" calcext:value-type="float">
            <text:p>-50.2711</text:p>
          </table:table-cell>
          <table:table-cell office:value-type="float" office:value="36.0195" calcext:value-type="float">
            <text:p>36.0195</text:p>
          </table:table-cell>
          <table:table-cell table:formula="of:=[.F874]-[.G874]" office:value-type="float" office:value="-86.2906" calcext:value-type="float">
            <text:p>-86.2906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Kevan Miller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30.2721" calcext:value-type="float">
            <text:p>-30.2721</text:p>
          </table:table-cell>
          <table:table-cell office:value-type="float" office:value="58.5212" calcext:value-type="float">
            <text:p>58.5212</text:p>
          </table:table-cell>
          <table:table-cell table:formula="of:=[.F875]-[.G875]" office:value-type="float" office:value="-88.7933" calcext:value-type="float">
            <text:p>-88.7933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Michael Grabn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.0267" calcext:value-type="float">
            <text:p>9.0267</text:p>
          </table:table-cell>
          <table:table-cell office:value-type="float" office:value="100.988" calcext:value-type="float">
            <text:p>100.988</text:p>
          </table:table-cell>
          <table:table-cell table:formula="of:=[.F876]-[.G876]" office:value-type="float" office:value="-91.9613" calcext:value-type="float">
            <text:p>-91.9613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Nicklas Grossman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73.4265" calcext:value-type="float">
            <text:p>-73.4265</text:p>
          </table:table-cell>
          <table:table-cell office:value-type="float" office:value="20.7542" calcext:value-type="float">
            <text:p>20.7542</text:p>
          </table:table-cell>
          <table:table-cell table:formula="of:=[.F877]-[.G877]" office:value-type="float" office:value="-94.1807" calcext:value-type="float">
            <text:p>-94.1807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en Lovejo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37.8444" calcext:value-type="float">
            <text:p>-37.8444</text:p>
          </table:table-cell>
          <table:table-cell office:value-type="float" office:value="57.0231" calcext:value-type="float">
            <text:p>57.0231</text:p>
          </table:table-cell>
          <table:table-cell table:formula="of:=[.F878]-[.G878]" office:value-type="float" office:value="-94.8675" calcext:value-type="float">
            <text:p>-94.8675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iklas Hjalmarsso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4.984" calcext:value-type="float">
            <text:p>-14.984</text:p>
          </table:table-cell>
          <table:table-cell office:value-type="float" office:value="81.4163" calcext:value-type="float">
            <text:p>81.4163</text:p>
          </table:table-cell>
          <table:table-cell table:formula="of:=[.F879]-[.G879]" office:value-type="float" office:value="-96.4003" calcext:value-type="float">
            <text:p>-96.4003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dam Larsso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37.3263" calcext:value-type="float">
            <text:p>-37.3263</text:p>
          </table:table-cell>
          <table:table-cell office:value-type="float" office:value="59.711" calcext:value-type="float">
            <text:p>59.711</text:p>
          </table:table-cell>
          <table:table-cell table:formula="of:=[.F880]-[.G880]" office:value-type="float" office:value="-97.0373" calcext:value-type="float">
            <text:p>-97.0373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rk Stu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77.5759" calcext:value-type="float">
            <text:p>-77.5759</text:p>
          </table:table-cell>
          <table:table-cell office:value-type="float" office:value="21.1074" calcext:value-type="float">
            <text:p>21.1074</text:p>
          </table:table-cell>
          <table:table-cell table:formula="of:=[.F881]-[.G881]" office:value-type="float" office:value="-98.6833" calcext:value-type="float">
            <text:p>-98.6833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Willie Mitche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85.2245" calcext:value-type="float">
            <text:p>-85.2245</text:p>
          </table:table-cell>
          <table:table-cell office:value-type="float" office:value="13.9193" calcext:value-type="float">
            <text:p>13.9193</text:p>
          </table:table-cell>
          <table:table-cell table:formula="of:=[.F882]-[.G882]" office:value-type="float" office:value="-99.1438" calcext:value-type="float">
            <text:p>-99.1438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ndy Green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31.9387" calcext:value-type="float">
            <text:p>-31.9387</text:p>
          </table:table-cell>
          <table:table-cell office:value-type="float" office:value="67.3659" calcext:value-type="float">
            <text:p>67.3659</text:p>
          </table:table-cell>
          <table:table-cell table:formula="of:=[.F883]-[.G883]" office:value-type="float" office:value="-99.3046" calcext:value-type="float">
            <text:p>-99.3046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Radko Guda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28.7751" calcext:value-type="float">
            <text:p>-28.7751</text:p>
          </table:table-cell>
          <table:table-cell office:value-type="float" office:value="71.1126" calcext:value-type="float">
            <text:p>71.1126</text:p>
          </table:table-cell>
          <table:table-cell table:formula="of:=[.F884]-[.G884]" office:value-type="float" office:value="-99.8877" calcext:value-type="float">
            <text:p>-99.8877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Matt Hunwi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55.5887" calcext:value-type="float">
            <text:p>-55.5887</text:p>
          </table:table-cell>
          <table:table-cell office:value-type="float" office:value="44.4779" calcext:value-type="float">
            <text:p>44.4779</text:p>
          </table:table-cell>
          <table:table-cell table:formula="of:=[.F885]-[.G885]" office:value-type="float" office:value="-100.0666" calcext:value-type="float">
            <text:p>-100.0666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rtin Marinc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55.8714" calcext:value-type="float">
            <text:p>-55.8714</text:p>
          </table:table-cell>
          <table:table-cell office:value-type="float" office:value="51.9968" calcext:value-type="float">
            <text:p>51.9968</text:p>
          </table:table-cell>
          <table:table-cell table:formula="of:=[.F886]-[.G886]" office:value-type="float" office:value="-107.8682" calcext:value-type="float">
            <text:p>-107.8682</text:p>
          </table:table-cell>
          <table:table-cell table:number-columns-repeated="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Nick Schult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60.2299" calcext:value-type="float">
            <text:p>-60.2299</text:p>
          </table:table-cell>
          <table:table-cell office:value-type="float" office:value="52.2042" calcext:value-type="float">
            <text:p>52.2042</text:p>
          </table:table-cell>
          <table:table-cell table:formula="of:=[.F887]-[.G887]" office:value-type="float" office:value="-112.4341" calcext:value-type="float">
            <text:p>-112.4341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ohnny Oduy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59.9807" calcext:value-type="float">
            <text:p>-59.9807</text:p>
          </table:table-cell>
          <table:table-cell office:value-type="float" office:value="57.5254" calcext:value-type="float">
            <text:p>57.5254</text:p>
          </table:table-cell>
          <table:table-cell table:formula="of:=[.F888]-[.G888]" office:value-type="float" office:value="-117.5061" calcext:value-type="float">
            <text:p>-117.5061</text:p>
          </table:table-cell>
          <table:table-cell table:number-columns-repeated="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Karl Alzn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47.4815" calcext:value-type="float">
            <text:p>-47.4815</text:p>
          </table:table-cell>
          <table:table-cell office:value-type="float" office:value="80.3692" calcext:value-type="float">
            <text:p>80.3692</text:p>
          </table:table-cell>
          <table:table-cell table:formula="of:=[.F889]-[.G889]" office:value-type="float" office:value="-127.8507" calcext:value-type="float">
            <text:p>-127.8507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Zbynek Michal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25.478" calcext:value-type="float">
            <text:p>-125.478</text:p>
          </table:table-cell>
          <table:table-cell office:value-type="float" office:value="10.1317" calcext:value-type="float">
            <text:p>10.1317</text:p>
          </table:table-cell>
          <table:table-cell table:formula="of:=[.F890]-[.G890]" office:value-type="float" office:value="-135.6097" calcext:value-type="float">
            <text:p>-135.6097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oman Polak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92.0763" calcext:value-type="float">
            <text:p>-92.0763</text:p>
          </table:table-cell>
          <table:table-cell office:value-type="float" office:value="49.0095" calcext:value-type="float">
            <text:p>49.0095</text:p>
          </table:table-cell>
          <table:table-cell table:formula="of:=[.F891]-[.G891]" office:value-type="float" office:value="-141.0858" calcext:value-type="float">
            <text:p>-141.085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dt_lstm_player_ranking_test.A1:dt_lstm_player_ranking_test.H891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8T12:08:42.246211241</dc:date>
    <meta:editing-duration>PT9M37S</meta:editing-duration>
    <meta:editing-cycles>1</meta:editing-cycles>
    <meta:document-statistic meta:table-count="1" meta:cell-count="7133" meta:object-count="0"/>
    <meta:generator>LibreOffice/5.1.6.2$Linux_X86_64 LibreOffice_project/10m0$Build-2</meta:generator>
  </office:meta>
</office:document-meta>
</file>